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A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ef1</text:p>
          </table:table-cell>
          <table:table-cell office:value-type="float" office:value="1" calcext:value-type="float">
            <text:p>1</text:p>
          </table:table-cell>
          <table:table-cell table:formula="of:=32768/(32768*[.$G$1]+[.$E$1])" office:value-type="float" office:value="0.916126146276001" calcext:value-type="float">
            <text:p>0,92</text:p>
          </table:table-cell>
          <table:table-cell table:formula="of:=1/[.H1]" office:value-type="float" office:value="1.091552734375" calcext:value-type="float">
            <text:p>1,09</text:p>
          </table:table-cell>
          <table:table-cell office:value-type="string" calcext:value-type="string">
            <text:p>Scale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table:formula="of:=0" office:value-type="float" office:value="0" calcext:value-type="float">
            <text:p>0</text:p>
          </table:table-cell>
          <table:table-cell table:formula="of:=[.A2]/([.A2]*[.$G$1]+[.$E$1])*[.$I$1]*[.$K$1]" office:value-type="float" office:value="0" calcext:value-type="float">
            <text:p>0</text:p>
          </table:table-cell>
          <table:table-cell table:style-name="ce2" table:formula="of:=IF([.A2]&lt;&gt;0;[.B2]/[.A2];0)" office:value-type="percentage" office:value="0" calcext:value-type="percentage">
            <text:p>0,00%</text:p>
          </table:table-cell>
          <table:table-cell table:number-columns-repeated="8"/>
        </table:table-row>
        <table:table-row table:style-name="ro2">
          <table:table-cell table:formula="of:=[.A2]+100" office:value-type="float" office:value="100" calcext:value-type="float">
            <text:p>100</text:p>
          </table:table-cell>
          <table:table-cell table:formula="of:=[.A3]/([.A3]*[.$G$1]+[.$E$1])*[.$I$1]*[.$K$1]" office:value-type="float" office:value="24.6479649697581" calcext:value-type="float">
            <text:p>24,65</text:p>
          </table:table-cell>
          <table:table-cell table:style-name="ce2" table:formula="of:=IF([.A3]&lt;&gt;0;[.B3]/[.A3];0)" office:value-type="percentage" office:value="0.246479649697581" calcext:value-type="percentage">
            <text:p>24,65%</text:p>
          </table:table-cell>
          <table:table-cell>
            <draw:frame table:end-cell-address="Feuille1.L18" table:end-x="0.134cm" table:end-y="0.304cm" draw:z-index="0" draw:style-name="gr1" svg:width="16.884cm" svg:height="7.028cm" svg:x="1.385cm" svg:y="0.077cm">
              <draw:object draw:notify-on-update-of-ranges="Feuille1.A2:Feuille1.A329 Feuille1.B2:Feuille1.B3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formula="of:=[.A3]+100" office:value-type="float" office:value="200" calcext:value-type="float">
            <text:p>200</text:p>
          </table:table-cell>
          <table:table-cell table:formula="of:=[.A4]/([.A4]*[.$G$1]+[.$E$1])*[.$I$1]*[.$K$1]" office:value-type="float" office:value="47.7554321289063" calcext:value-type="float">
            <text:p>47,76</text:p>
          </table:table-cell>
          <table:table-cell table:style-name="ce2" table:formula="of:=IF([.A4]&lt;&gt;0;[.B4]/[.A4];0)" office:value-type="percentage" office:value="0.238777160644531" calcext:value-type="percentage">
            <text:p>23,88%</text:p>
          </table:table-cell>
          <table:table-cell table:number-columns-repeated="8"/>
        </table:table-row>
        <table:table-row table:style-name="ro2">
          <table:table-cell table:formula="of:=[.A4]+100" office:value-type="float" office:value="300" calcext:value-type="float">
            <text:p>300</text:p>
          </table:table-cell>
          <table:table-cell table:formula="of:=[.A5]/([.A5]*[.$G$1]+[.$E$1])*[.$I$1]*[.$K$1]" office:value-type="float" office:value="69.4624467329546" calcext:value-type="float">
            <text:p>69,46</text:p>
          </table:table-cell>
          <table:table-cell table:style-name="ce2" table:formula="of:=IF([.A5]&lt;&gt;0;[.B5]/[.A5];0)" office:value-type="percentage" office:value="0.231541489109848" calcext:value-type="percentage">
            <text:p>23,15%</text:p>
          </table:table-cell>
          <table:table-cell table:number-columns-repeated="8"/>
        </table:table-row>
        <table:table-row table:style-name="ro2">
          <table:table-cell table:formula="of:=[.A5]+100" office:value-type="float" office:value="400" calcext:value-type="float">
            <text:p>400</text:p>
          </table:table-cell>
          <table:table-cell table:formula="of:=[.A6]/([.A6]*[.$G$1]+[.$E$1])*[.$I$1]*[.$K$1]" office:value-type="float" office:value="89.892578125" calcext:value-type="float">
            <text:p>89,89</text:p>
          </table:table-cell>
          <table:table-cell table:style-name="ce2" table:formula="of:=IF([.A6]&lt;&gt;0;[.B6]/[.A6];0)" office:value-type="percentage" office:value="0.2247314453125" calcext:value-type="percentage">
            <text:p>22,47%</text:p>
          </table:table-cell>
          <table:table-cell table:number-columns-repeated="8"/>
        </table:table-row>
        <table:table-row table:style-name="ro2">
          <table:table-cell table:formula="of:=[.A6]+100" office:value-type="float" office:value="500" calcext:value-type="float">
            <text:p>500</text:p>
          </table:table-cell>
          <table:table-cell table:formula="of:=[.A7]/([.A7]*[.$G$1]+[.$E$1])*[.$I$1]*[.$K$1]" office:value-type="float" office:value="109.1552734375" calcext:value-type="float">
            <text:p>109,16</text:p>
          </table:table-cell>
          <table:table-cell table:style-name="ce2" table:formula="of:=IF([.A7]&lt;&gt;0;[.B7]/[.A7];0)" office:value-type="percentage" office:value="0.218310546875" calcext:value-type="percentage">
            <text:p>21,83%</text:p>
          </table:table-cell>
          <table:table-cell table:number-columns-repeated="8"/>
        </table:table-row>
        <table:table-row table:style-name="ro2">
          <table:table-cell table:formula="of:=[.A7]+100" office:value-type="float" office:value="600" calcext:value-type="float">
            <text:p>600</text:p>
          </table:table-cell>
          <table:table-cell table:formula="of:=[.A8]/([.A8]*[.$G$1]+[.$E$1])*[.$I$1]*[.$K$1]" office:value-type="float" office:value="127.347819010417" calcext:value-type="float">
            <text:p>127,35</text:p>
          </table:table-cell>
          <table:table-cell table:style-name="ce2" table:formula="of:=IF([.A8]&lt;&gt;0;[.B8]/[.A8];0)" office:value-type="percentage" office:value="0.212246365017361" calcext:value-type="percentage">
            <text:p>21,22%</text:p>
          </table:table-cell>
          <table:table-cell table:number-columns-repeated="8"/>
        </table:table-row>
        <table:table-row table:style-name="ro2">
          <table:table-cell table:formula="of:=[.A8]+100" office:value-type="float" office:value="700" calcext:value-type="float">
            <text:p>700</text:p>
          </table:table-cell>
          <table:table-cell table:formula="of:=[.A9]/([.A9]*[.$G$1]+[.$E$1])*[.$I$1]*[.$K$1]" office:value-type="float" office:value="144.556983741554" calcext:value-type="float">
            <text:p>144,56</text:p>
          </table:table-cell>
          <table:table-cell table:style-name="ce2" table:formula="of:=IF([.A9]&lt;&gt;0;[.B9]/[.A9];0)" office:value-type="percentage" office:value="0.206509976773649" calcext:value-type="percentage">
            <text:p>20,65%</text:p>
          </table:table-cell>
          <table:table-cell table:number-columns-repeated="8"/>
        </table:table-row>
        <table:table-row table:style-name="ro2">
          <table:table-cell table:formula="of:=[.A9]+100" office:value-type="float" office:value="800" calcext:value-type="float">
            <text:p>800</text:p>
          </table:table-cell>
          <table:table-cell table:formula="of:=[.A10]/([.A10]*[.$G$1]+[.$E$1])*[.$I$1]*[.$K$1]" office:value-type="float" office:value="160.860402960526" calcext:value-type="float">
            <text:p>160,86</text:p>
          </table:table-cell>
          <table:table-cell table:style-name="ce2" table:formula="of:=IF([.A10]&lt;&gt;0;[.B10]/[.A10];0)" office:value-type="percentage" office:value="0.201075503700658" calcext:value-type="percentage">
            <text:p>20,11%</text:p>
          </table:table-cell>
          <table:table-cell table:number-columns-repeated="8"/>
        </table:table-row>
        <table:table-row table:style-name="ro2">
          <table:table-cell table:formula="of:=[.A10]+100" office:value-type="float" office:value="900" calcext:value-type="float">
            <text:p>900</text:p>
          </table:table-cell>
          <table:table-cell table:formula="of:=[.A11]/([.A11]*[.$G$1]+[.$E$1])*[.$I$1]*[.$K$1]" office:value-type="float" office:value="176.327749399038" calcext:value-type="float">
            <text:p>176,33</text:p>
          </table:table-cell>
          <table:table-cell table:style-name="ce2" table:formula="of:=IF([.A11]&lt;&gt;0;[.B11]/[.A11];0)" office:value-type="percentage" office:value="0.195919721554487" calcext:value-type="percentage">
            <text:p>19,59%</text:p>
          </table:table-cell>
          <table:table-cell table:number-columns-repeated="8"/>
        </table:table-row>
        <table:table-row table:style-name="ro2">
          <table:table-cell table:formula="of:=[.A11]+100" office:value-type="float" office:value="1000" calcext:value-type="float">
            <text:p>1000</text:p>
          </table:table-cell>
          <table:table-cell table:formula="of:=[.A12]/([.A12]*[.$G$1]+[.$E$1])*[.$I$1]*[.$K$1]" office:value-type="float" office:value="191.021728515625" calcext:value-type="float">
            <text:p>191,02</text:p>
          </table:table-cell>
          <table:table-cell table:style-name="ce2" table:formula="of:=IF([.A12]&lt;&gt;0;[.B12]/[.A12];0)" office:value-type="percentage" office:value="0.191021728515625" calcext:value-type="percentage">
            <text:p>19,10%</text:p>
          </table:table-cell>
          <table:table-cell table:number-columns-repeated="8"/>
        </table:table-row>
        <table:table-row table:style-name="ro2">
          <table:table-cell table:formula="of:=[.A12]+100" office:value-type="float" office:value="1100" calcext:value-type="float">
            <text:p>1100</text:p>
          </table:table-cell>
          <table:table-cell table:formula="of:=[.A13]/([.A13]*[.$G$1]+[.$E$1])*[.$I$1]*[.$K$1]" office:value-type="float" office:value="204.99892816311" calcext:value-type="float">
            <text:p>205</text:p>
          </table:table-cell>
          <table:table-cell table:style-name="ce2" table:formula="of:=IF([.A13]&lt;&gt;0;[.B13]/[.A13];0)" office:value-type="percentage" office:value="0.186362661966463" calcext:value-type="percentage">
            <text:p>18,64%</text:p>
          </table:table-cell>
          <table:table-cell table:number-columns-repeated="8"/>
        </table:table-row>
        <table:table-row table:style-name="ro2">
          <table:table-cell table:formula="of:=[.A13]+100" office:value-type="float" office:value="1200" calcext:value-type="float">
            <text:p>1200</text:p>
          </table:table-cell>
          <table:table-cell table:formula="of:=[.A14]/([.A14]*[.$G$1]+[.$E$1])*[.$I$1]*[.$K$1]" office:value-type="float" office:value="218.310546875" calcext:value-type="float">
            <text:p>218,31</text:p>
          </table:table-cell>
          <table:table-cell table:style-name="ce2" table:formula="of:=IF([.A14]&lt;&gt;0;[.B14]/[.A14];0)" office:value-type="percentage" office:value="0.181925455729167" calcext:value-type="percentage">
            <text:p>18,19%</text:p>
          </table:table-cell>
          <table:table-cell table:number-columns-repeated="8"/>
        </table:table-row>
        <table:table-row table:style-name="ro2">
          <table:table-cell table:formula="of:=[.A14]+100" office:value-type="float" office:value="1300" calcext:value-type="float">
            <text:p>1300</text:p>
          </table:table-cell>
          <table:table-cell table:formula="of:=[.A15]/([.A15]*[.$G$1]+[.$E$1])*[.$I$1]*[.$K$1]" office:value-type="float" office:value="231.003020530523" calcext:value-type="float">
            <text:p>231</text:p>
          </table:table-cell>
          <table:table-cell table:style-name="ce2" table:formula="of:=IF([.A15]&lt;&gt;0;[.B15]/[.A15];0)" office:value-type="percentage" office:value="0.177694631177326" calcext:value-type="percentage">
            <text:p>17,77%</text:p>
          </table:table-cell>
          <table:table-cell table:number-columns-repeated="8"/>
        </table:table-row>
        <table:table-row table:style-name="ro2">
          <table:table-cell table:formula="of:=[.A15]+100" office:value-type="float" office:value="1400" calcext:value-type="float">
            <text:p>1400</text:p>
          </table:table-cell>
          <table:table-cell table:formula="of:=[.A16]/([.A16]*[.$G$1]+[.$E$1])*[.$I$1]*[.$K$1]" office:value-type="float" office:value="243.118563565341" calcext:value-type="float">
            <text:p>243,12</text:p>
          </table:table-cell>
          <table:table-cell table:style-name="ce2" table:formula="of:=IF([.A16]&lt;&gt;0;[.B16]/[.A16];0)" office:value-type="percentage" office:value="0.173656116832386" calcext:value-type="percentage">
            <text:p>17,37%</text:p>
          </table:table-cell>
          <table:table-cell table:number-columns-repeated="8"/>
        </table:table-row>
        <table:table-row table:style-name="ro2">
          <table:table-cell table:formula="of:=[.A16]+100" office:value-type="float" office:value="1500" calcext:value-type="float">
            <text:p>1500</text:p>
          </table:table-cell>
          <table:table-cell table:formula="of:=[.A17]/([.A17]*[.$G$1]+[.$E$1])*[.$I$1]*[.$K$1]" office:value-type="float" office:value="254.695638020833" calcext:value-type="float">
            <text:p>254,7</text:p>
          </table:table-cell>
          <table:table-cell table:style-name="ce2" table:formula="of:=IF([.A17]&lt;&gt;0;[.B17]/[.A17];0)" office:value-type="percentage" office:value="0.169797092013889" calcext:value-type="percentage">
            <text:p>16,98%</text:p>
          </table:table-cell>
          <table:table-cell table:number-columns-repeated="8"/>
        </table:table-row>
        <table:table-row table:style-name="ro2">
          <table:table-cell table:formula="of:=[.A17]+100" office:value-type="float" office:value="1600" calcext:value-type="float">
            <text:p>1600</text:p>
          </table:table-cell>
          <table:table-cell table:formula="of:=[.A18]/([.A18]*[.$G$1]+[.$E$1])*[.$I$1]*[.$K$1]" office:value-type="float" office:value="265.769361413043" calcext:value-type="float">
            <text:p>265,77</text:p>
          </table:table-cell>
          <table:table-cell table:style-name="ce2" table:formula="of:=IF([.A18]&lt;&gt;0;[.B18]/[.A18];0)" office:value-type="percentage" office:value="0.166105850883152" calcext:value-type="percentage">
            <text:p>16,61%</text:p>
          </table:table-cell>
          <table:table-cell table:number-columns-repeated="8"/>
        </table:table-row>
        <table:table-row table:style-name="ro2">
          <table:table-cell table:formula="of:=[.A18]+100" office:value-type="float" office:value="1700" calcext:value-type="float">
            <text:p>1700</text:p>
          </table:table-cell>
          <table:table-cell table:formula="of:=[.A19]/([.A19]*[.$G$1]+[.$E$1])*[.$I$1]*[.$K$1]" office:value-type="float" office:value="276.371862533245" calcext:value-type="float">
            <text:p>276,37</text:p>
          </table:table-cell>
          <table:table-cell table:style-name="ce2" table:formula="of:=IF([.A19]&lt;&gt;0;[.B19]/[.A19];0)" office:value-type="percentage" office:value="0.162571683843085" calcext:value-type="percentage">
            <text:p>16,26%</text:p>
          </table:table-cell>
          <table:table-cell>
            <draw:frame table:end-cell-address="Feuille1.L35" table:end-x="0.293cm" table:end-y="0.207cm" draw:z-index="1" draw:style-name="gr1" svg:width="17.15cm" svg:height="7.028cm" svg:x="1.278cm" svg:y="0.432cm">
              <draw:object draw:notify-on-update-of-ranges="Feuille1.A2:Feuille1.A329 Feuille1.C2:Feuille1.C3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formula="of:=[.A19]+100" office:value-type="float" office:value="1800" calcext:value-type="float">
            <text:p>1800</text:p>
          </table:table-cell>
          <table:table-cell table:formula="of:=[.A20]/([.A20]*[.$G$1]+[.$E$1])*[.$I$1]*[.$K$1]" office:value-type="float" office:value="286.532592773437" calcext:value-type="float">
            <text:p>286,53</text:p>
          </table:table-cell>
          <table:table-cell table:style-name="ce2" table:formula="of:=IF([.A20]&lt;&gt;0;[.B20]/[.A20];0)" office:value-type="percentage" office:value="0.159184773763021" calcext:value-type="percentage">
            <text:p>15,92%</text:p>
          </table:table-cell>
          <table:table-cell table:number-columns-repeated="8"/>
        </table:table-row>
        <table:table-row table:style-name="ro2">
          <table:table-cell table:formula="of:=[.A20]+100" office:value-type="float" office:value="1900" calcext:value-type="float">
            <text:p>1900</text:p>
          </table:table-cell>
          <table:table-cell table:formula="of:=[.A21]/([.A21]*[.$G$1]+[.$E$1])*[.$I$1]*[.$K$1]" office:value-type="float" office:value="296.278599330357" calcext:value-type="float">
            <text:p>296,28</text:p>
          </table:table-cell>
          <table:table-cell table:style-name="ce2" table:formula="of:=IF([.A21]&lt;&gt;0;[.B21]/[.A21];0)" office:value-type="percentage" office:value="0.155936104910714" calcext:value-type="percentage">
            <text:p>15,59%</text:p>
          </table:table-cell>
          <table:table-cell table:number-columns-repeated="8"/>
        </table:table-row>
        <table:table-row table:style-name="ro2">
          <table:table-cell table:formula="of:=[.A21]+100" office:value-type="float" office:value="2000" calcext:value-type="float">
            <text:p>2000</text:p>
          </table:table-cell>
          <table:table-cell table:formula="of:=[.A22]/([.A22]*[.$G$1]+[.$E$1])*[.$I$1]*[.$K$1]" office:value-type="float" office:value="305.634765625" calcext:value-type="float">
            <text:p>305,63</text:p>
          </table:table-cell>
          <table:table-cell table:style-name="ce2" table:formula="of:=IF([.A22]&lt;&gt;0;[.B22]/[.A22];0)" office:value-type="percentage" office:value="0.1528173828125" calcext:value-type="percentage">
            <text:p>15,28%</text:p>
          </table:table-cell>
          <table:table-cell table:number-columns-repeated="8"/>
        </table:table-row>
        <table:table-row table:style-name="ro2">
          <table:table-cell table:formula="of:=[.A22]+100" office:value-type="float" office:value="2100" calcext:value-type="float">
            <text:p>2100</text:p>
          </table:table-cell>
          <table:table-cell table:formula="of:=[.A23]/([.A23]*[.$G$1]+[.$E$1])*[.$I$1]*[.$K$1]" office:value-type="float" office:value="314.6240234375" calcext:value-type="float">
            <text:p>314,62</text:p>
          </table:table-cell>
          <table:table-cell table:style-name="ce2" table:formula="of:=IF([.A23]&lt;&gt;0;[.B23]/[.A23];0)" office:value-type="percentage" office:value="0.149820963541667" calcext:value-type="percentage">
            <text:p>14,98%</text:p>
          </table:table-cell>
          <table:table-cell table:number-columns-repeated="8"/>
        </table:table-row>
        <table:table-row table:style-name="ro2">
          <table:table-cell table:formula="of:=[.A23]+100" office:value-type="float" office:value="2200" calcext:value-type="float">
            <text:p>2200</text:p>
          </table:table-cell>
          <table:table-cell table:formula="of:=[.A24]/([.A24]*[.$G$1]+[.$E$1])*[.$I$1]*[.$K$1]" office:value-type="float" office:value="323.267540564904" calcext:value-type="float">
            <text:p>323,27</text:p>
          </table:table-cell>
          <table:table-cell table:style-name="ce2" table:formula="of:=IF([.A24]&lt;&gt;0;[.B24]/[.A24];0)" office:value-type="percentage" office:value="0.146939791165865" calcext:value-type="percentage">
            <text:p>14,69%</text:p>
          </table:table-cell>
          <table:table-cell table:number-columns-repeated="8"/>
        </table:table-row>
        <table:table-row table:style-name="ro2">
          <table:table-cell table:formula="of:=[.A24]+100" office:value-type="float" office:value="2300" calcext:value-type="float">
            <text:p>2300</text:p>
          </table:table-cell>
          <table:table-cell table:formula="of:=[.A25]/([.A25]*[.$G$1]+[.$E$1])*[.$I$1]*[.$K$1]" office:value-type="float" office:value="331.58488723467" calcext:value-type="float">
            <text:p>331,58</text:p>
          </table:table-cell>
          <table:table-cell table:style-name="ce2" table:formula="of:=IF([.A25]&lt;&gt;0;[.B25]/[.A25];0)" office:value-type="percentage" office:value="0.144167342275943" calcext:value-type="percentage">
            <text:p>14,42%</text:p>
          </table:table-cell>
          <table:table-cell table:number-columns-repeated="8"/>
        </table:table-row>
        <table:table-row table:style-name="ro2">
          <table:table-cell table:formula="of:=[.A25]+100" office:value-type="float" office:value="2400" calcext:value-type="float">
            <text:p>2400</text:p>
          </table:table-cell>
          <table:table-cell table:formula="of:=[.A26]/([.A26]*[.$G$1]+[.$E$1])*[.$I$1]*[.$K$1]" office:value-type="float" office:value="339.594184027778" calcext:value-type="float">
            <text:p>339,59</text:p>
          </table:table-cell>
          <table:table-cell table:style-name="ce2" table:formula="of:=IF([.A26]&lt;&gt;0;[.B26]/[.A26];0)" office:value-type="percentage" office:value="0.141497576678241" calcext:value-type="percentage">
            <text:p>14,15%</text:p>
          </table:table-cell>
          <table:table-cell table:number-columns-repeated="8"/>
        </table:table-row>
        <table:table-row table:style-name="ro2">
          <table:table-cell table:formula="of:=[.A26]+100" office:value-type="float" office:value="2500" calcext:value-type="float">
            <text:p>2500</text:p>
          </table:table-cell>
          <table:table-cell table:formula="of:=[.A27]/([.A27]*[.$G$1]+[.$E$1])*[.$I$1]*[.$K$1]" office:value-type="float" office:value="347.312233664773" calcext:value-type="float">
            <text:p>347,31</text:p>
          </table:table-cell>
          <table:table-cell table:style-name="ce2" table:formula="of:=IF([.A27]&lt;&gt;0;[.B27]/[.A27];0)" office:value-type="percentage" office:value="0.138924893465909" calcext:value-type="percentage">
            <text:p>13,89%</text:p>
          </table:table-cell>
          <table:table-cell table:number-columns-repeated="8"/>
        </table:table-row>
        <table:table-row table:style-name="ro2">
          <table:table-cell table:formula="of:=[.A27]+100" office:value-type="float" office:value="2600" calcext:value-type="float">
            <text:p>2600</text:p>
          </table:table-cell>
          <table:table-cell table:formula="of:=[.A28]/([.A28]*[.$G$1]+[.$E$1])*[.$I$1]*[.$K$1]" office:value-type="float" office:value="354.754638671875" calcext:value-type="float">
            <text:p>354,75</text:p>
          </table:table-cell>
          <table:table-cell table:style-name="ce2" table:formula="of:=IF([.A28]&lt;&gt;0;[.B28]/[.A28];0)" office:value-type="percentage" office:value="0.136444091796875" calcext:value-type="percentage">
            <text:p>13,64%</text:p>
          </table:table-cell>
          <table:table-cell table:number-columns-repeated="8"/>
        </table:table-row>
        <table:table-row table:style-name="ro2">
          <table:table-cell table:formula="of:=[.A28]+100" office:value-type="float" office:value="2700" calcext:value-type="float">
            <text:p>2700</text:p>
          </table:table-cell>
          <table:table-cell table:formula="of:=[.A29]/([.A29]*[.$G$1]+[.$E$1])*[.$I$1]*[.$K$1]" office:value-type="float" office:value="361.935906661184" calcext:value-type="float">
            <text:p>361,94</text:p>
          </table:table-cell>
          <table:table-cell table:style-name="ce2" table:formula="of:=IF([.A29]&lt;&gt;0;[.B29]/[.A29];0)" office:value-type="percentage" office:value="0.134050335800439" calcext:value-type="percentage">
            <text:p>13,41%</text:p>
          </table:table-cell>
          <table:table-cell table:number-columns-repeated="8"/>
        </table:table-row>
        <table:table-row table:style-name="ro2">
          <table:table-cell table:formula="of:=[.A29]+100" office:value-type="float" office:value="2800" calcext:value-type="float">
            <text:p>2800</text:p>
          </table:table-cell>
          <table:table-cell table:formula="of:=[.A30]/([.A30]*[.$G$1]+[.$E$1])*[.$I$1]*[.$K$1]" office:value-type="float" office:value="368.869544719828" calcext:value-type="float">
            <text:p>368,87</text:p>
          </table:table-cell>
          <table:table-cell table:style-name="ce2" table:formula="of:=IF([.A30]&lt;&gt;0;[.B30]/[.A30];0)" office:value-type="percentage" office:value="0.131739123114224" calcext:value-type="percentage">
            <text:p>13,17%</text:p>
          </table:table-cell>
          <table:table-cell table:number-columns-repeated="8"/>
        </table:table-row>
        <table:table-row table:style-name="ro2">
          <table:table-cell table:formula="of:=[.A30]+100" office:value-type="float" office:value="2900" calcext:value-type="float">
            <text:p>2900</text:p>
          </table:table-cell>
          <table:table-cell table:formula="of:=[.A31]/([.A31]*[.$G$1]+[.$E$1])*[.$I$1]*[.$K$1]" office:value-type="float" office:value="375.568144200212" calcext:value-type="float">
            <text:p>375,57</text:p>
          </table:table-cell>
          <table:table-cell table:style-name="ce2" table:formula="of:=IF([.A31]&lt;&gt;0;[.B31]/[.A31];0)" office:value-type="percentage" office:value="0.129506256620763" calcext:value-type="percentage">
            <text:p>12,95%</text:p>
          </table:table-cell>
          <table:table-cell table:number-columns-repeated="8"/>
        </table:table-row>
        <table:table-row table:style-name="ro2">
          <table:table-cell table:formula="of:=[.A31]+100" office:value-type="float" office:value="3000" calcext:value-type="float">
            <text:p>3000</text:p>
          </table:table-cell>
          <table:table-cell table:formula="of:=[.A32]/([.A32]*[.$G$1]+[.$E$1])*[.$I$1]*[.$K$1]" office:value-type="float" office:value="382.04345703125" calcext:value-type="float">
            <text:p>382,04</text:p>
          </table:table-cell>
          <table:table-cell table:style-name="ce2" table:formula="of:=IF([.A32]&lt;&gt;0;[.B32]/[.A32];0)" office:value-type="percentage" office:value="0.127347819010417" calcext:value-type="percentage">
            <text:p>12,73%</text:p>
          </table:table-cell>
          <table:table-cell table:number-columns-repeated="8"/>
        </table:table-row>
        <table:table-row table:style-name="ro2">
          <table:table-cell table:formula="of:=[.A32]+100" office:value-type="float" office:value="3100" calcext:value-type="float">
            <text:p>3100</text:p>
          </table:table-cell>
          <table:table-cell table:formula="of:=[.A33]/([.A33]*[.$G$1]+[.$E$1])*[.$I$1]*[.$K$1]" office:value-type="float" office:value="388.306464523566" calcext:value-type="float">
            <text:p>388,31</text:p>
          </table:table-cell>
          <table:table-cell table:style-name="ce2" table:formula="of:=IF([.A33]&lt;&gt;0;[.B33]/[.A33];0)" office:value-type="percentage" office:value="0.125260149846311" calcext:value-type="percentage">
            <text:p>12,53%</text:p>
          </table:table-cell>
          <table:table-cell table:number-columns-repeated="8"/>
        </table:table-row>
        <table:table-row table:style-name="ro2">
          <table:table-cell table:formula="of:=[.A33]+100" office:value-type="float" office:value="3200" calcext:value-type="float">
            <text:p>3200</text:p>
          </table:table-cell>
          <table:table-cell table:formula="of:=[.A34]/([.A34]*[.$G$1]+[.$E$1])*[.$I$1]*[.$K$1]" office:value-type="float" office:value="394.367439516129" calcext:value-type="float">
            <text:p>394,37</text:p>
          </table:table-cell>
          <table:table-cell table:style-name="ce2" table:formula="of:=IF([.A34]&lt;&gt;0;[.B34]/[.A34];0)" office:value-type="percentage" office:value="0.12323982484879" calcext:value-type="percentage">
            <text:p>12,32%</text:p>
          </table:table-cell>
          <table:table-cell table:number-columns-repeated="8"/>
        </table:table-row>
        <table:table-row table:style-name="ro2">
          <table:table-cell table:formula="of:=[.A34]+100" office:value-type="float" office:value="3300" calcext:value-type="float">
            <text:p>3300</text:p>
          </table:table-cell>
          <table:table-cell table:formula="of:=[.A35]/([.A35]*[.$G$1]+[.$E$1])*[.$I$1]*[.$K$1]" office:value-type="float" office:value="400.236002604167" calcext:value-type="float">
            <text:p>400,24</text:p>
          </table:table-cell>
          <table:table-cell table:style-name="ce2" table:formula="of:=IF([.A35]&lt;&gt;0;[.B35]/[.A35];0)" office:value-type="percentage" office:value="0.121283637152778" calcext:value-type="percentage">
            <text:p>12,13%</text:p>
          </table:table-cell>
          <table:table-cell table:number-columns-repeated="8"/>
        </table:table-row>
        <table:table-row table:style-name="ro2">
          <table:table-cell table:formula="of:=[.A35]+100" office:value-type="float" office:value="3400" calcext:value-type="float">
            <text:p>3400</text:p>
          </table:table-cell>
          <table:table-cell table:formula="of:=[.A36]/([.A36]*[.$G$1]+[.$E$1])*[.$I$1]*[.$K$1]" office:value-type="float" office:value="405.921173095703" calcext:value-type="float">
            <text:p>405,92</text:p>
          </table:table-cell>
          <table:table-cell table:style-name="ce2" table:formula="of:=IF([.A36]&lt;&gt;0;[.B36]/[.A36];0)" office:value-type="percentage" office:value="0.119388580322266" calcext:value-type="percentage">
            <text:p>11,94%</text:p>
          </table:table-cell>
          <table:table-cell table:number-columns-repeated="8"/>
        </table:table-row>
        <table:table-row table:style-name="ro2">
          <table:table-cell table:formula="of:=[.A36]+100" office:value-type="float" office:value="3500" calcext:value-type="float">
            <text:p>3500</text:p>
          </table:table-cell>
          <table:table-cell table:formula="of:=[.A37]/([.A37]*[.$G$1]+[.$E$1])*[.$I$1]*[.$K$1]" office:value-type="float" office:value="411.431415264423" calcext:value-type="float">
            <text:p>411,43</text:p>
          </table:table-cell>
          <table:table-cell table:style-name="ce2" table:formula="of:=IF([.A37]&lt;&gt;0;[.B37]/[.A37];0)" office:value-type="percentage" office:value="0.117551832932692" calcext:value-type="percentage">
            <text:p>11,76%</text:p>
          </table:table-cell>
          <table:table-cell table:number-columns-repeated="8"/>
        </table:table-row>
        <table:table-row table:style-name="ro2">
          <table:table-cell table:formula="of:=[.A37]+100" office:value-type="float" office:value="3600" calcext:value-type="float">
            <text:p>3600</text:p>
          </table:table-cell>
          <table:table-cell table:formula="of:=[.A38]/([.A38]*[.$G$1]+[.$E$1])*[.$I$1]*[.$K$1]" office:value-type="float" office:value="416.774680397727" calcext:value-type="float">
            <text:p>416,77</text:p>
          </table:table-cell>
          <table:table-cell table:style-name="ce2" table:formula="of:=IF([.A38]&lt;&gt;0;[.B38]/[.A38];0)" office:value-type="percentage" office:value="0.115770744554924" calcext:value-type="percentage">
            <text:p>11,58%</text:p>
          </table:table-cell>
          <table:table-cell table:number-columns-repeated="8"/>
        </table:table-row>
        <table:table-row table:style-name="ro2">
          <table:table-cell table:formula="of:=[.A38]+100" office:value-type="float" office:value="3700" calcext:value-type="float">
            <text:p>3700</text:p>
          </table:table-cell>
          <table:table-cell table:formula="of:=[.A39]/([.A39]*[.$G$1]+[.$E$1])*[.$I$1]*[.$K$1]" office:value-type="float" office:value="421.958445079291" calcext:value-type="float">
            <text:p>421,96</text:p>
          </table:table-cell>
          <table:table-cell table:style-name="ce2" table:formula="of:=IF([.A39]&lt;&gt;0;[.B39]/[.A39];0)" office:value-type="percentage" office:value="0.114042822994403" calcext:value-type="percentage">
            <text:p>11,40%</text:p>
          </table:table-cell>
          <table:table-cell table:number-columns-repeated="8"/>
        </table:table-row>
        <table:table-row table:style-name="ro2">
          <table:table-cell table:formula="of:=[.A39]+100" office:value-type="float" office:value="3800" calcext:value-type="float">
            <text:p>3800</text:p>
          </table:table-cell>
          <table:table-cell table:formula="of:=[.A40]/([.A40]*[.$G$1]+[.$E$1])*[.$I$1]*[.$K$1]" office:value-type="float" office:value="426.98974609375" calcext:value-type="float">
            <text:p>426,99</text:p>
          </table:table-cell>
          <table:table-cell table:style-name="ce2" table:formula="of:=IF([.A40]&lt;&gt;0;[.B40]/[.A40];0)" office:value-type="percentage" office:value="0.11236572265625" calcext:value-type="percentage">
            <text:p>11,24%</text:p>
          </table:table-cell>
          <table:table-cell table:number-columns-repeated="8"/>
        </table:table-row>
        <table:table-row table:style-name="ro2">
          <table:table-cell table:formula="of:=[.A40]+100" office:value-type="float" office:value="3900" calcext:value-type="float">
            <text:p>3900</text:p>
          </table:table-cell>
          <table:table-cell table:formula="of:=[.A41]/([.A41]*[.$G$1]+[.$E$1])*[.$I$1]*[.$K$1]" office:value-type="float" office:value="431.875212296196" calcext:value-type="float">
            <text:p>431,88</text:p>
          </table:table-cell>
          <table:table-cell table:style-name="ce2" table:formula="of:=IF([.A41]&lt;&gt;0;[.B41]/[.A41];0)" office:value-type="percentage" office:value="0.110737233922101" calcext:value-type="percentage">
            <text:p>11,07%</text:p>
          </table:table-cell>
          <table:table-cell table:number-columns-repeated="8"/>
        </table:table-row>
        <table:table-row table:style-name="ro2">
          <table:table-cell table:formula="of:=[.A41]+100" office:value-type="float" office:value="4000" calcext:value-type="float">
            <text:p>4000</text:p>
          </table:table-cell>
          <table:table-cell table:formula="of:=[.A42]/([.A42]*[.$G$1]+[.$E$1])*[.$I$1]*[.$K$1]" office:value-type="float" office:value="436.62109375" calcext:value-type="float">
            <text:p>436,62</text:p>
          </table:table-cell>
          <table:table-cell table:style-name="ce2" table:formula="of:=IF([.A42]&lt;&gt;0;[.B42]/[.A42];0)" office:value-type="percentage" office:value="0.1091552734375" calcext:value-type="percentage">
            <text:p>10,92%</text:p>
          </table:table-cell>
          <table:table-cell table:number-columns-repeated="8"/>
        </table:table-row>
        <table:table-row table:style-name="ro2">
          <table:table-cell table:formula="of:=[.A42]+100" office:value-type="float" office:value="4100" calcext:value-type="float">
            <text:p>4100</text:p>
          </table:table-cell>
          <table:table-cell table:formula="of:=[.A43]/([.A43]*[.$G$1]+[.$E$1])*[.$I$1]*[.$K$1]" office:value-type="float" office:value="441.233288402289" calcext:value-type="float">
            <text:p>441,23</text:p>
          </table:table-cell>
          <table:table-cell table:style-name="ce2" table:formula="of:=IF([.A43]&lt;&gt;0;[.B43]/[.A43];0)" office:value-type="percentage" office:value="0.10761787522007" calcext:value-type="percentage">
            <text:p>10,76%</text:p>
          </table:table-cell>
          <table:table-cell table:number-columns-repeated="8"/>
        </table:table-row>
        <table:table-row table:style-name="ro2">
          <table:table-cell table:formula="of:=[.A43]+100" office:value-type="float" office:value="4200" calcext:value-type="float">
            <text:p>4200</text:p>
          </table:table-cell>
          <table:table-cell table:formula="of:=[.A44]/([.A44]*[.$G$1]+[.$E$1])*[.$I$1]*[.$K$1]" office:value-type="float" office:value="445.717366536458" calcext:value-type="float">
            <text:p>445,72</text:p>
          </table:table-cell>
          <table:table-cell table:style-name="ce2" table:formula="of:=IF([.A44]&lt;&gt;0;[.B44]/[.A44];0)" office:value-type="percentage" office:value="0.106123182508681" calcext:value-type="percentage">
            <text:p>10,61%</text:p>
          </table:table-cell>
          <table:table-cell table:number-columns-repeated="8"/>
        </table:table-row>
        <table:table-row table:style-name="ro2">
          <table:table-cell table:formula="of:=[.A44]+100" office:value-type="float" office:value="4300" calcext:value-type="float">
            <text:p>4300</text:p>
          </table:table-cell>
          <table:table-cell table:formula="of:=[.A45]/([.A45]*[.$G$1]+[.$E$1])*[.$I$1]*[.$K$1]" office:value-type="float" office:value="450.078593214897" calcext:value-type="float">
            <text:p>450,08</text:p>
          </table:table-cell>
          <table:table-cell table:style-name="ce2" table:formula="of:=IF([.A45]&lt;&gt;0;[.B45]/[.A45];0)" office:value-type="percentage" office:value="0.104669440282534" calcext:value-type="percentage">
            <text:p>10,47%</text:p>
          </table:table-cell>
          <table:table-cell table:number-columns-repeated="8"/>
        </table:table-row>
        <table:table-row table:style-name="ro2">
          <table:table-cell table:formula="of:=[.A45]+100" office:value-type="float" office:value="4400" calcext:value-type="float">
            <text:p>4400</text:p>
          </table:table-cell>
          <table:table-cell table:formula="of:=[.A46]/([.A46]*[.$G$1]+[.$E$1])*[.$I$1]*[.$K$1]" office:value-type="float" office:value="454.321948902027" calcext:value-type="float">
            <text:p>454,32</text:p>
          </table:table-cell>
          <table:table-cell table:style-name="ce2" table:formula="of:=IF([.A46]&lt;&gt;0;[.B46]/[.A46];0)" office:value-type="percentage" office:value="0.103254988386824" calcext:value-type="percentage">
            <text:p>10,33%</text:p>
          </table:table-cell>
          <table:table-cell table:number-columns-repeated="8"/>
        </table:table-row>
        <table:table-row table:style-name="ro2">
          <table:table-cell table:formula="of:=[.A46]+100" office:value-type="float" office:value="4500" calcext:value-type="float">
            <text:p>4500</text:p>
          </table:table-cell>
          <table:table-cell table:formula="of:=[.A47]/([.A47]*[.$G$1]+[.$E$1])*[.$I$1]*[.$K$1]" office:value-type="float" office:value="458.4521484375" calcext:value-type="float">
            <text:p>458,45</text:p>
          </table:table-cell>
          <table:table-cell table:style-name="ce2" table:formula="of:=IF([.A47]&lt;&gt;0;[.B47]/[.A47];0)" office:value-type="percentage" office:value="0.101878255208333" calcext:value-type="percentage">
            <text:p>10,19%</text:p>
          </table:table-cell>
          <table:table-cell table:number-columns-repeated="8"/>
        </table:table-row>
        <table:table-row table:style-name="ro2">
          <table:table-cell table:formula="of:=[.A47]+100" office:value-type="float" office:value="4600" calcext:value-type="float">
            <text:p>4600</text:p>
          </table:table-cell>
          <table:table-cell table:formula="of:=[.A48]/([.A48]*[.$G$1]+[.$E$1])*[.$I$1]*[.$K$1]" office:value-type="float" office:value="462.473658511513" calcext:value-type="float">
            <text:p>462,47</text:p>
          </table:table-cell>
          <table:table-cell table:style-name="ce2" table:formula="of:=IF([.A48]&lt;&gt;0;[.B48]/[.A48];0)" office:value-type="percentage" office:value="0.100537751850329" calcext:value-type="percentage">
            <text:p>10,05%</text:p>
          </table:table-cell>
          <table:table-cell table:number-columns-repeated="8"/>
        </table:table-row>
        <table:table-row table:style-name="ro2">
          <table:table-cell table:formula="of:=[.A48]+100" office:value-type="float" office:value="4700" calcext:value-type="float">
            <text:p>4700</text:p>
          </table:table-cell>
          <table:table-cell table:formula="of:=[.A49]/([.A49]*[.$G$1]+[.$E$1])*[.$I$1]*[.$K$1]" office:value-type="float" office:value="466.390713778409" calcext:value-type="float">
            <text:p>466,39</text:p>
          </table:table-cell>
          <table:table-cell table:style-name="ce2" table:formula="of:=IF([.A49]&lt;&gt;0;[.B49]/[.A49];0)" office:value-type="percentage" office:value="0.0992320667613636" calcext:value-type="percentage">
            <text:p>9,92%</text:p>
          </table:table-cell>
          <table:table-cell table:number-columns-repeated="8"/>
        </table:table-row>
        <table:table-row table:style-name="ro2">
          <table:table-cell table:formula="of:=[.A49]+100" office:value-type="float" office:value="4800" calcext:value-type="float">
            <text:p>4800</text:p>
          </table:table-cell>
          <table:table-cell table:formula="of:=[.A50]/([.A50]*[.$G$1]+[.$E$1])*[.$I$1]*[.$K$1]" office:value-type="float" office:value="470.207331730769" calcext:value-type="float">
            <text:p>470,21</text:p>
          </table:table-cell>
          <table:table-cell table:style-name="ce2" table:formula="of:=IF([.A50]&lt;&gt;0;[.B50]/[.A50];0)" office:value-type="percentage" office:value="0.0979598607772436" calcext:value-type="percentage">
            <text:p>9,80%</text:p>
          </table:table-cell>
          <table:table-cell table:number-columns-repeated="8"/>
        </table:table-row>
        <table:table-row table:style-name="ro2">
          <table:table-cell table:formula="of:=[.A50]+100" office:value-type="float" office:value="4900" calcext:value-type="float">
            <text:p>4900</text:p>
          </table:table-cell>
          <table:table-cell table:formula="of:=[.A51]/([.A51]*[.$G$1]+[.$E$1])*[.$I$1]*[.$K$1]" office:value-type="float" office:value="473.927326443829" calcext:value-type="float">
            <text:p>473,93</text:p>
          </table:table-cell>
          <table:table-cell table:style-name="ce2" table:formula="of:=IF([.A51]&lt;&gt;0;[.B51]/[.A51];0)" office:value-type="percentage" office:value="0.096719862539557" calcext:value-type="percentage">
            <text:p>9,67%</text:p>
          </table:table-cell>
          <table:table-cell table:number-columns-repeated="8"/>
        </table:table-row>
        <table:table-row table:style-name="ro2">
          <table:table-cell table:formula="of:=[.A51]+100" office:value-type="float" office:value="5000" calcext:value-type="float">
            <text:p>5000</text:p>
          </table:table-cell>
          <table:table-cell table:formula="of:=[.A52]/([.A52]*[.$G$1]+[.$E$1])*[.$I$1]*[.$K$1]" office:value-type="float" office:value="477.554321289063" calcext:value-type="float">
            <text:p>477,55</text:p>
          </table:table-cell>
          <table:table-cell table:style-name="ce2" table:formula="of:=IF([.A52]&lt;&gt;0;[.B52]/[.A52];0)" office:value-type="percentage" office:value="0.0955108642578125" calcext:value-type="percentage">
            <text:p>9,55%</text:p>
          </table:table-cell>
          <table:table-cell table:number-columns-repeated="8"/>
        </table:table-row>
        <table:table-row table:style-name="ro2">
          <table:table-cell table:formula="of:=[.A52]+100" office:value-type="float" office:value="5100" calcext:value-type="float">
            <text:p>5100</text:p>
          </table:table-cell>
          <table:table-cell table:formula="of:=[.A53]/([.A53]*[.$G$1]+[.$E$1])*[.$I$1]*[.$K$1]" office:value-type="float" office:value="481.091760706019" calcext:value-type="float">
            <text:p>481,09</text:p>
          </table:table-cell>
          <table:table-cell table:style-name="ce2" table:formula="of:=IF([.A53]&lt;&gt;0;[.B53]/[.A53];0)" office:value-type="percentage" office:value="0.0943317177854939" calcext:value-type="percentage">
            <text:p>9,43%</text:p>
          </table:table-cell>
          <table:table-cell table:number-columns-repeated="8"/>
        </table:table-row>
        <table:table-row table:style-name="ro2">
          <table:table-cell table:formula="of:=[.A53]+100" office:value-type="float" office:value="5200" calcext:value-type="float">
            <text:p>5200</text:p>
          </table:table-cell>
          <table:table-cell table:formula="of:=[.A54]/([.A54]*[.$G$1]+[.$E$1])*[.$I$1]*[.$K$1]" office:value-type="float" office:value="484.542921112805" calcext:value-type="float">
            <text:p>484,54</text:p>
          </table:table-cell>
          <table:table-cell table:style-name="ce2" table:formula="of:=IF([.A54]&lt;&gt;0;[.B54]/[.A54];0)" office:value-type="percentage" office:value="0.0931813309832317" calcext:value-type="percentage">
            <text:p>9,32%</text:p>
          </table:table-cell>
          <table:table-cell table:number-columns-repeated="8"/>
        </table:table-row>
        <table:table-row table:style-name="ro2">
          <table:table-cell table:formula="of:=[.A54]+100" office:value-type="float" office:value="5300" calcext:value-type="float">
            <text:p>5300</text:p>
          </table:table-cell>
          <table:table-cell table:formula="of:=[.A55]/([.A55]*[.$G$1]+[.$E$1])*[.$I$1]*[.$K$1]" office:value-type="float" office:value="487.910921027861" calcext:value-type="float">
            <text:p>487,91</text:p>
          </table:table-cell>
          <table:table-cell table:style-name="ce2" table:formula="of:=IF([.A55]&lt;&gt;0;[.B55]/[.A55];0)" office:value-type="percentage" office:value="0.0920586643448795" calcext:value-type="percentage">
            <text:p>9,21%</text:p>
          </table:table-cell>
          <table:table-cell table:number-columns-repeated="8"/>
        </table:table-row>
        <table:table-row table:style-name="ro2">
          <table:table-cell table:formula="of:=[.A55]+100" office:value-type="float" office:value="5400" calcext:value-type="float">
            <text:p>5400</text:p>
          </table:table-cell>
          <table:table-cell table:formula="of:=[.A56]/([.A56]*[.$G$1]+[.$E$1])*[.$I$1]*[.$K$1]" office:value-type="float" office:value="491.19873046875" calcext:value-type="float">
            <text:p>491,2</text:p>
          </table:table-cell>
          <table:table-cell table:style-name="ce2" table:formula="of:=IF([.A56]&lt;&gt;0;[.B56]/[.A56];0)" office:value-type="percentage" office:value="0.0909627278645833" calcext:value-type="percentage">
            <text:p>9,10%</text:p>
          </table:table-cell>
          <table:table-cell table:number-columns-repeated="8"/>
        </table:table-row>
        <table:table-row table:style-name="ro2">
          <table:table-cell table:formula="of:=[.A56]+100" office:value-type="float" office:value="5500" calcext:value-type="float">
            <text:p>5500</text:p>
          </table:table-cell>
          <table:table-cell table:formula="of:=[.A57]/([.A57]*[.$G$1]+[.$E$1])*[.$I$1]*[.$K$1]" office:value-type="float" office:value="494.4091796875" calcext:value-type="float">
            <text:p>494,41</text:p>
          </table:table-cell>
          <table:table-cell table:style-name="ce2" table:formula="of:=IF([.A57]&lt;&gt;0;[.B57]/[.A57];0)" office:value-type="percentage" office:value="0.089892578125" calcext:value-type="percentage">
            <text:p>8,99%</text:p>
          </table:table-cell>
          <table:table-cell table:number-columns-repeated="8"/>
        </table:table-row>
        <table:table-row table:style-name="ro2">
          <table:table-cell table:formula="of:=[.A57]+100" office:value-type="float" office:value="5600" calcext:value-type="float">
            <text:p>5600</text:p>
          </table:table-cell>
          <table:table-cell table:formula="of:=[.A58]/([.A58]*[.$G$1]+[.$E$1])*[.$I$1]*[.$K$1]" office:value-type="float" office:value="497.544967296512" calcext:value-type="float">
            <text:p>497,54</text:p>
          </table:table-cell>
          <table:table-cell table:style-name="ce2" table:formula="of:=IF([.A58]&lt;&gt;0;[.B58]/[.A58];0)" office:value-type="percentage" office:value="0.0888473155886628" calcext:value-type="percentage">
            <text:p>8,88%</text:p>
          </table:table-cell>
          <table:table-cell table:number-columns-repeated="8"/>
        </table:table-row>
        <table:table-row table:style-name="ro2">
          <table:table-cell table:formula="of:=[.A58]+100" office:value-type="float" office:value="5700" calcext:value-type="float">
            <text:p>5700</text:p>
          </table:table-cell>
          <table:table-cell table:formula="of:=[.A59]/([.A59]*[.$G$1]+[.$E$1])*[.$I$1]*[.$K$1]" office:value-type="float" office:value="500.608667834052" calcext:value-type="float">
            <text:p>500,61</text:p>
          </table:table-cell>
          <table:table-cell table:style-name="ce2" table:formula="of:=IF([.A59]&lt;&gt;0;[.B59]/[.A59];0)" office:value-type="percentage" office:value="0.0878260820761494" calcext:value-type="percentage">
            <text:p>8,78%</text:p>
          </table:table-cell>
          <table:table-cell table:number-columns-repeated="8"/>
        </table:table-row>
        <table:table-row table:style-name="ro2">
          <table:table-cell table:formula="of:=[.A59]+100" office:value-type="float" office:value="5800" calcext:value-type="float">
            <text:p>5800</text:p>
          </table:table-cell>
          <table:table-cell table:formula="of:=[.A60]/([.A60]*[.$G$1]+[.$E$1])*[.$I$1]*[.$K$1]" office:value-type="float" office:value="503.60273881392" calcext:value-type="float">
            <text:p>503,6</text:p>
          </table:table-cell>
          <table:table-cell table:style-name="ce2" table:formula="of:=IF([.A60]&lt;&gt;0;[.B60]/[.A60];0)" office:value-type="percentage" office:value="0.0868280584161932" calcext:value-type="percentage">
            <text:p>8,68%</text:p>
          </table:table-cell>
          <table:table-cell table:number-columns-repeated="8"/>
        </table:table-row>
        <table:table-row table:style-name="ro2">
          <table:table-cell table:formula="of:=[.A60]+100" office:value-type="float" office:value="5900" calcext:value-type="float">
            <text:p>5900</text:p>
          </table:table-cell>
          <table:table-cell table:formula="of:=[.A61]/([.A61]*[.$G$1]+[.$E$1])*[.$I$1]*[.$K$1]" office:value-type="float" office:value="506.529527299859" calcext:value-type="float">
            <text:p>506,53</text:p>
          </table:table-cell>
          <table:table-cell table:style-name="ce2" table:formula="of:=IF([.A61]&lt;&gt;0;[.B61]/[.A61];0)" office:value-type="percentage" office:value="0.0858524622542135" calcext:value-type="percentage">
            <text:p>8,59%</text:p>
          </table:table-cell>
          <table:table-cell table:number-columns-repeated="8"/>
        </table:table-row>
        <table:table-row table:style-name="ro2">
          <table:table-cell table:formula="of:=[.A61]+100" office:value-type="float" office:value="6000" calcext:value-type="float">
            <text:p>6000</text:p>
          </table:table-cell>
          <table:table-cell table:formula="of:=[.A62]/([.A62]*[.$G$1]+[.$E$1])*[.$I$1]*[.$K$1]" office:value-type="float" office:value="509.391276041667" calcext:value-type="float">
            <text:p>509,39</text:p>
          </table:table-cell>
          <table:table-cell table:style-name="ce2" table:formula="of:=IF([.A62]&lt;&gt;0;[.B62]/[.A62];0)" office:value-type="percentage" office:value="0.0848985460069444" calcext:value-type="percentage">
            <text:p>8,49%</text:p>
          </table:table-cell>
          <table:table-cell table:number-columns-repeated="8"/>
        </table:table-row>
        <table:table-row table:style-name="ro2">
          <table:table-cell table:formula="of:=[.A62]+100" office:value-type="float" office:value="6100" calcext:value-type="float">
            <text:p>6100</text:p>
          </table:table-cell>
          <table:table-cell table:formula="of:=[.A63]/([.A63]*[.$G$1]+[.$E$1])*[.$I$1]*[.$K$1]" office:value-type="float" office:value="512.190129206731" calcext:value-type="float">
            <text:p>512,19</text:p>
          </table:table-cell>
          <table:table-cell table:style-name="ce2" table:formula="of:=IF([.A63]&lt;&gt;0;[.B63]/[.A63];0)" office:value-type="percentage" office:value="0.0839655949519231" calcext:value-type="percentage">
            <text:p>8,40%</text:p>
          </table:table-cell>
          <table:table-cell table:number-columns-repeated="8"/>
        </table:table-row>
        <table:table-row table:style-name="ro2">
          <table:table-cell table:formula="of:=[.A63]+100" office:value-type="float" office:value="6200" calcext:value-type="float">
            <text:p>6200</text:p>
          </table:table-cell>
          <table:table-cell table:formula="of:=[.A64]/([.A64]*[.$G$1]+[.$E$1])*[.$I$1]*[.$K$1]" office:value-type="float" office:value="514.928137737772" calcext:value-type="float">
            <text:p>514,93</text:p>
          </table:table-cell>
          <table:table-cell table:style-name="ce2" table:formula="of:=IF([.A64]&lt;&gt;0;[.B64]/[.A64];0)" office:value-type="percentage" office:value="0.0830529254415761" calcext:value-type="percentage">
            <text:p>8,31%</text:p>
          </table:table-cell>
          <table:table-cell table:number-columns-repeated="8"/>
        </table:table-row>
        <table:table-row table:style-name="ro2">
          <table:table-cell table:formula="of:=[.A64]+100" office:value-type="float" office:value="6300" calcext:value-type="float">
            <text:p>6300</text:p>
          </table:table-cell>
          <table:table-cell table:formula="of:=[.A65]/([.A65]*[.$G$1]+[.$E$1])*[.$I$1]*[.$K$1]" office:value-type="float" office:value="517.607264364919" calcext:value-type="float">
            <text:p>517,61</text:p>
          </table:table-cell>
          <table:table-cell table:style-name="ce2" table:formula="of:=IF([.A65]&lt;&gt;0;[.B65]/[.A65];0)" office:value-type="percentage" office:value="0.0821598832325269" calcext:value-type="percentage">
            <text:p>8,22%</text:p>
          </table:table-cell>
          <table:table-cell table:number-columns-repeated="8"/>
        </table:table-row>
        <table:table-row table:style-name="ro2">
          <table:table-cell table:formula="of:=[.A65]+100" office:value-type="float" office:value="6400" calcext:value-type="float">
            <text:p>6400</text:p>
          </table:table-cell>
          <table:table-cell table:formula="of:=[.A66]/([.A66]*[.$G$1]+[.$E$1])*[.$I$1]*[.$K$1]" office:value-type="float" office:value="520.229388297872" calcext:value-type="float">
            <text:p>520,23</text:p>
          </table:table-cell>
          <table:table-cell table:style-name="ce2" table:formula="of:=IF([.A66]&lt;&gt;0;[.B66]/[.A66];0)" office:value-type="percentage" office:value="0.0812858419215426" calcext:value-type="percentage">
            <text:p>8,13%</text:p>
          </table:table-cell>
          <table:table-cell table:number-columns-repeated="8"/>
        </table:table-row>
        <table:table-row table:style-name="ro2">
          <table:table-cell table:formula="of:=[.A66]+100" office:value-type="float" office:value="6500" calcext:value-type="float">
            <text:p>6500</text:p>
          </table:table-cell>
          <table:table-cell table:formula="of:=[.A67]/([.A67]*[.$G$1]+[.$E$1])*[.$I$1]*[.$K$1]" office:value-type="float" office:value="522.796309621711" calcext:value-type="float">
            <text:p>522,8</text:p>
          </table:table-cell>
          <table:table-cell table:style-name="ce2" table:formula="of:=IF([.A67]&lt;&gt;0;[.B67]/[.A67];0)" office:value-type="percentage" office:value="0.0804302014802632" calcext:value-type="percentage">
            <text:p>8,04%</text:p>
          </table:table-cell>
          <table:table-cell table:number-columns-repeated="8"/>
        </table:table-row>
        <table:table-row table:style-name="ro2">
          <table:table-cell table:formula="of:=[.A67]+100" office:value-type="float" office:value="6600" calcext:value-type="float">
            <text:p>6600</text:p>
          </table:table-cell>
          <table:table-cell table:formula="of:=[.A68]/([.A68]*[.$G$1]+[.$E$1])*[.$I$1]*[.$K$1]" office:value-type="float" office:value="525.309753417969" calcext:value-type="float">
            <text:p>525,31</text:p>
          </table:table-cell>
          <table:table-cell table:style-name="ce2" table:formula="of:=IF([.A68]&lt;&gt;0;[.B68]/[.A68];0)" office:value-type="percentage" office:value="0.0795923868815104" calcext:value-type="percentage">
            <text:p>7,96%</text:p>
          </table:table-cell>
          <table:table-cell table:number-columns-repeated="8"/>
        </table:table-row>
        <table:table-row table:style-name="ro2">
          <table:table-cell table:formula="of:=[.A68]+100" office:value-type="float" office:value="6700" calcext:value-type="float">
            <text:p>6700</text:p>
          </table:table-cell>
          <table:table-cell table:formula="of:=[.A69]/([.A69]*[.$G$1]+[.$E$1])*[.$I$1]*[.$K$1]" office:value-type="float" office:value="527.771373630799" calcext:value-type="float">
            <text:p>527,77</text:p>
          </table:table-cell>
          <table:table-cell table:style-name="ce2" table:formula="of:=IF([.A69]&lt;&gt;0;[.B69]/[.A69];0)" office:value-type="percentage" office:value="0.078771846810567" calcext:value-type="percentage">
            <text:p>7,88%</text:p>
          </table:table-cell>
          <table:table-cell table:number-columns-repeated="8"/>
        </table:table-row>
        <table:table-row table:style-name="ro2">
          <table:table-cell table:formula="of:=[.A69]+100" office:value-type="float" office:value="6800" calcext:value-type="float">
            <text:p>6800</text:p>
          </table:table-cell>
          <table:table-cell table:formula="of:=[.A70]/([.A70]*[.$G$1]+[.$E$1])*[.$I$1]*[.$K$1]" office:value-type="float" office:value="530.182756696429" calcext:value-type="float">
            <text:p>530,18</text:p>
          </table:table-cell>
          <table:table-cell table:style-name="ce2" table:formula="of:=IF([.A70]&lt;&gt;0;[.B70]/[.A70];0)" office:value-type="percentage" office:value="0.0779680524553571" calcext:value-type="percentage">
            <text:p>7,80%</text:p>
          </table:table-cell>
          <table:table-cell table:number-columns-repeated="8"/>
        </table:table-row>
        <table:table-row table:style-name="ro2">
          <table:table-cell table:formula="of:=[.A70]+100" office:value-type="float" office:value="6900" calcext:value-type="float">
            <text:p>6900</text:p>
          </table:table-cell>
          <table:table-cell table:formula="of:=[.A71]/([.A71]*[.$G$1]+[.$E$1])*[.$I$1]*[.$K$1]" office:value-type="float" office:value="532.545424952652" calcext:value-type="float">
            <text:p>532,55</text:p>
          </table:table-cell>
          <table:table-cell table:style-name="ce2" table:formula="of:=IF([.A71]&lt;&gt;0;[.B71]/[.A71];0)" office:value-type="percentage" office:value="0.0771804963699495" calcext:value-type="percentage">
            <text:p>7,72%</text:p>
          </table:table-cell>
          <table:table-cell table:number-columns-repeated="8"/>
        </table:table-row>
        <table:table-row table:style-name="ro2">
          <table:table-cell table:formula="of:=[.A71]+100" office:value-type="float" office:value="7000" calcext:value-type="float">
            <text:p>7000</text:p>
          </table:table-cell>
          <table:table-cell table:formula="of:=[.A72]/([.A72]*[.$G$1]+[.$E$1])*[.$I$1]*[.$K$1]" office:value-type="float" office:value="534.86083984375" calcext:value-type="float">
            <text:p>534,86</text:p>
          </table:table-cell>
          <table:table-cell table:style-name="ce2" table:formula="of:=IF([.A72]&lt;&gt;0;[.B72]/[.A72];0)" office:value-type="percentage" office:value="0.07640869140625" calcext:value-type="percentage">
            <text:p>7,64%</text:p>
          </table:table-cell>
          <table:table-cell table:number-columns-repeated="8"/>
        </table:table-row>
        <table:table-row table:style-name="ro2">
          <table:table-cell table:formula="of:=[.A72]+100" office:value-type="float" office:value="7100" calcext:value-type="float">
            <text:p>7100</text:p>
          </table:table-cell>
          <table:table-cell table:formula="of:=[.A73]/([.A73]*[.$G$1]+[.$E$1])*[.$I$1]*[.$K$1]" office:value-type="float" office:value="537.130404935025" calcext:value-type="float">
            <text:p>537,13</text:p>
          </table:table-cell>
          <table:table-cell table:style-name="ce2" table:formula="of:=IF([.A73]&lt;&gt;0;[.B73]/[.A73];0)" office:value-type="percentage" office:value="0.0756521697091584" calcext:value-type="percentage">
            <text:p>7,57%</text:p>
          </table:table-cell>
          <table:table-cell table:number-columns-repeated="8"/>
        </table:table-row>
        <table:table-row table:style-name="ro2">
          <table:table-cell table:formula="of:=[.A73]+100" office:value-type="float" office:value="7200" calcext:value-type="float">
            <text:p>7200</text:p>
          </table:table-cell>
          <table:table-cell table:formula="of:=[.A74]/([.A74]*[.$G$1]+[.$E$1])*[.$I$1]*[.$K$1]" office:value-type="float" office:value="539.35546875" calcext:value-type="float">
            <text:p>539,36</text:p>
          </table:table-cell>
          <table:table-cell table:style-name="ce2" table:formula="of:=IF([.A74]&lt;&gt;0;[.B74]/[.A74];0)" office:value-type="percentage" office:value="0.0749104817708333" calcext:value-type="percentage">
            <text:p>7,49%</text:p>
          </table:table-cell>
          <table:table-cell table:number-columns-repeated="8"/>
        </table:table-row>
        <table:table-row table:style-name="ro2">
          <table:table-cell table:formula="of:=[.A74]+100" office:value-type="float" office:value="7300" calcext:value-type="float">
            <text:p>7300</text:p>
          </table:table-cell>
          <table:table-cell table:formula="of:=[.A75]/([.A75]*[.$G$1]+[.$E$1])*[.$I$1]*[.$K$1]" office:value-type="float" office:value="541.537327442354" calcext:value-type="float">
            <text:p>541,54</text:p>
          </table:table-cell>
          <table:table-cell table:style-name="ce2" table:formula="of:=IF([.A75]&lt;&gt;0;[.B75]/[.A75];0)" office:value-type="percentage" office:value="0.0741831955400485" calcext:value-type="percentage">
            <text:p>7,42%</text:p>
          </table:table-cell>
          <table:table-cell table:number-columns-repeated="8"/>
        </table:table-row>
        <table:table-row table:style-name="ro2">
          <table:table-cell table:formula="of:=[.A75]+100" office:value-type="float" office:value="7400" calcext:value-type="float">
            <text:p>7400</text:p>
          </table:table-cell>
          <table:table-cell table:formula="of:=[.A76]/([.A76]*[.$G$1]+[.$E$1])*[.$I$1]*[.$K$1]" office:value-type="float" office:value="543.677227313702" calcext:value-type="float">
            <text:p>543,68</text:p>
          </table:table-cell>
          <table:table-cell table:style-name="ce2" table:formula="of:=IF([.A76]&lt;&gt;0;[.B76]/[.A76];0)" office:value-type="percentage" office:value="0.0734698955829327" calcext:value-type="percentage">
            <text:p>7,35%</text:p>
          </table:table-cell>
          <table:table-cell table:number-columns-repeated="8"/>
        </table:table-row>
        <table:table-row table:style-name="ro2">
          <table:table-cell table:formula="of:=[.A76]+100" office:value-type="float" office:value="7500" calcext:value-type="float">
            <text:p>7500</text:p>
          </table:table-cell>
          <table:table-cell table:formula="of:=[.A77]/([.A77]*[.$G$1]+[.$E$1])*[.$I$1]*[.$K$1]" office:value-type="float" office:value="545.7763671875" calcext:value-type="float">
            <text:p>545,78</text:p>
          </table:table-cell>
          <table:table-cell table:style-name="ce2" table:formula="of:=IF([.A77]&lt;&gt;0;[.B77]/[.A77];0)" office:value-type="percentage" office:value="0.0727701822916667" calcext:value-type="percentage">
            <text:p>7,28%</text:p>
          </table:table-cell>
          <table:table-cell table:number-columns-repeated="8"/>
        </table:table-row>
        <table:table-row table:style-name="ro2">
          <table:table-cell table:formula="of:=[.A77]+100" office:value-type="float" office:value="7600" calcext:value-type="float">
            <text:p>7600</text:p>
          </table:table-cell>
          <table:table-cell table:formula="of:=[.A78]/([.A78]*[.$G$1]+[.$E$1])*[.$I$1]*[.$K$1]" office:value-type="float" office:value="547.835900648585" calcext:value-type="float">
            <text:p>547,84</text:p>
          </table:table-cell>
          <table:table-cell table:style-name="ce2" table:formula="of:=IF([.A78]&lt;&gt;0;[.B78]/[.A78];0)" office:value-type="percentage" office:value="0.0720836711379717" calcext:value-type="percentage">
            <text:p>7,21%</text:p>
          </table:table-cell>
          <table:table-cell table:number-columns-repeated="8"/>
        </table:table-row>
        <table:table-row table:style-name="ro2">
          <table:table-cell table:formula="of:=[.A78]+100" office:value-type="float" office:value="7700" calcext:value-type="float">
            <text:p>7700</text:p>
          </table:table-cell>
          <table:table-cell table:formula="of:=[.A79]/([.A79]*[.$G$1]+[.$E$1])*[.$I$1]*[.$K$1]" office:value-type="float" office:value="549.856938157126" calcext:value-type="float">
            <text:p>549,86</text:p>
          </table:table-cell>
          <table:table-cell table:style-name="ce2" table:formula="of:=IF([.A79]&lt;&gt;0;[.B79]/[.A79];0)" office:value-type="percentage" office:value="0.0714099919684579" calcext:value-type="percentage">
            <text:p>7,14%</text:p>
          </table:table-cell>
          <table:table-cell table:number-columns-repeated="8"/>
        </table:table-row>
        <table:table-row table:style-name="ro2">
          <table:table-cell table:formula="of:=[.A79]+100" office:value-type="float" office:value="7800" calcext:value-type="float">
            <text:p>7800</text:p>
          </table:table-cell>
          <table:table-cell table:formula="of:=[.A80]/([.A80]*[.$G$1]+[.$E$1])*[.$I$1]*[.$K$1]" office:value-type="float" office:value="551.840549045139" calcext:value-type="float">
            <text:p>551,84</text:p>
          </table:table-cell>
          <table:table-cell table:style-name="ce2" table:formula="of:=IF([.A80]&lt;&gt;0;[.B80]/[.A80];0)" office:value-type="percentage" office:value="0.0707487883391204" calcext:value-type="percentage">
            <text:p>7,07%</text:p>
          </table:table-cell>
          <table:table-cell table:number-columns-repeated="8"/>
        </table:table-row>
        <table:table-row table:style-name="ro2">
          <table:table-cell table:formula="of:=[.A80]+100" office:value-type="float" office:value="7900" calcext:value-type="float">
            <text:p>7900</text:p>
          </table:table-cell>
          <table:table-cell table:formula="of:=[.A81]/([.A81]*[.$G$1]+[.$E$1])*[.$I$1]*[.$K$1]" office:value-type="float" office:value="553.787763403096" calcext:value-type="float">
            <text:p>553,79</text:p>
          </table:table-cell>
          <table:table-cell table:style-name="ce2" table:formula="of:=IF([.A81]&lt;&gt;0;[.B81]/[.A81];0)" office:value-type="percentage" office:value="0.0700997168864679" calcext:value-type="percentage">
            <text:p>7,01%</text:p>
          </table:table-cell>
          <table:table-cell table:number-columns-repeated="8"/>
        </table:table-row>
        <table:table-row table:style-name="ro2">
          <table:table-cell table:formula="of:=[.A81]+100" office:value-type="float" office:value="8000" calcext:value-type="float">
            <text:p>8000</text:p>
          </table:table-cell>
          <table:table-cell table:formula="of:=[.A82]/([.A82]*[.$G$1]+[.$E$1])*[.$I$1]*[.$K$1]" office:value-type="float" office:value="555.699573863636" calcext:value-type="float">
            <text:p>555,7</text:p>
          </table:table-cell>
          <table:table-cell table:style-name="ce2" table:formula="of:=IF([.A82]&lt;&gt;0;[.B82]/[.A82];0)" office:value-type="percentage" office:value="0.0694624467329545" calcext:value-type="percentage">
            <text:p>6,95%</text:p>
          </table:table-cell>
          <table:table-cell table:number-columns-repeated="8"/>
        </table:table-row>
        <table:table-row table:style-name="ro2">
          <table:table-cell table:formula="of:=[.A82]+100" office:value-type="float" office:value="8100" calcext:value-type="float">
            <text:p>8100</text:p>
          </table:table-cell>
          <table:table-cell table:formula="of:=[.A83]/([.A83]*[.$G$1]+[.$E$1])*[.$I$1]*[.$K$1]" office:value-type="float" office:value="557.576937288851" calcext:value-type="float">
            <text:p>557,58</text:p>
          </table:table-cell>
          <table:table-cell table:style-name="ce2" table:formula="of:=IF([.A83]&lt;&gt;0;[.B83]/[.A83];0)" office:value-type="percentage" office:value="0.0688366589245495" calcext:value-type="percentage">
            <text:p>6,88%</text:p>
          </table:table-cell>
          <table:table-cell table:number-columns-repeated="8"/>
        </table:table-row>
        <table:table-row table:style-name="ro2">
          <table:table-cell table:formula="of:=[.A83]+100" office:value-type="float" office:value="8200" calcext:value-type="float">
            <text:p>8200</text:p>
          </table:table-cell>
          <table:table-cell table:formula="of:=[.A84]/([.A84]*[.$G$1]+[.$E$1])*[.$I$1]*[.$K$1]" office:value-type="float" office:value="559.420776367188" calcext:value-type="float">
            <text:p>559,42</text:p>
          </table:table-cell>
          <table:table-cell table:style-name="ce2" table:formula="of:=IF([.A84]&lt;&gt;0;[.B84]/[.A84];0)" office:value-type="percentage" office:value="0.0682220458984375" calcext:value-type="percentage">
            <text:p>6,82%</text:p>
          </table:table-cell>
          <table:table-cell table:number-columns-repeated="8"/>
        </table:table-row>
        <table:table-row table:style-name="ro2">
          <table:table-cell table:formula="of:=[.A84]+100" office:value-type="float" office:value="8300" calcext:value-type="float">
            <text:p>8300</text:p>
          </table:table-cell>
          <table:table-cell table:formula="of:=[.A85]/([.A85]*[.$G$1]+[.$E$1])*[.$I$1]*[.$K$1]" office:value-type="float" office:value="561.231981125553" calcext:value-type="float">
            <text:p>561,23</text:p>
          </table:table-cell>
          <table:table-cell table:style-name="ce2" table:formula="of:=IF([.A85]&lt;&gt;0;[.B85]/[.A85];0)" office:value-type="percentage" office:value="0.0676183109789823" calcext:value-type="percentage">
            <text:p>6,76%</text:p>
          </table:table-cell>
          <table:table-cell table:number-columns-repeated="8"/>
        </table:table-row>
        <table:table-row table:style-name="ro2">
          <table:table-cell table:formula="of:=[.A85]+100" office:value-type="float" office:value="8400" calcext:value-type="float">
            <text:p>8400</text:p>
          </table:table-cell>
          <table:table-cell table:formula="of:=[.A86]/([.A86]*[.$G$1]+[.$E$1])*[.$I$1]*[.$K$1]" office:value-type="float" office:value="563.011410361842" calcext:value-type="float">
            <text:p>563,01</text:p>
          </table:table-cell>
          <table:table-cell table:style-name="ce2" table:formula="of:=IF([.A86]&lt;&gt;0;[.B86]/[.A86];0)" office:value-type="percentage" office:value="0.0670251679002193" calcext:value-type="percentage">
            <text:p>6,70%</text:p>
          </table:table-cell>
          <table:table-cell table:number-columns-repeated="8"/>
        </table:table-row>
        <table:table-row table:style-name="ro2">
          <table:table-cell table:formula="of:=[.A86]+100" office:value-type="float" office:value="8500" calcext:value-type="float">
            <text:p>8500</text:p>
          </table:table-cell>
          <table:table-cell table:formula="of:=[.A87]/([.A87]*[.$G$1]+[.$E$1])*[.$I$1]*[.$K$1]" office:value-type="float" office:value="564.759893002717" calcext:value-type="float">
            <text:p>564,76</text:p>
          </table:table-cell>
          <table:table-cell table:style-name="ce2" table:formula="of:=IF([.A87]&lt;&gt;0;[.B87]/[.A87];0)" office:value-type="percentage" office:value="0.0664423403532609" calcext:value-type="percentage">
            <text:p>6,64%</text:p>
          </table:table-cell>
          <table:table-cell table:number-columns-repeated="8"/>
        </table:table-row>
        <table:table-row table:style-name="ro2">
          <table:table-cell table:formula="of:=[.A87]+100" office:value-type="float" office:value="8600" calcext:value-type="float">
            <text:p>8600</text:p>
          </table:table-cell>
          <table:table-cell table:formula="of:=[.A88]/([.A88]*[.$G$1]+[.$E$1])*[.$I$1]*[.$K$1]" office:value-type="float" office:value="566.478229391164" calcext:value-type="float">
            <text:p>566,48</text:p>
          </table:table-cell>
          <table:table-cell table:style-name="ce2" table:formula="of:=IF([.A88]&lt;&gt;0;[.B88]/[.A88];0)" office:value-type="percentage" office:value="0.0658695615571121" calcext:value-type="percentage">
            <text:p>6,59%</text:p>
          </table:table-cell>
          <table:table-cell table:number-columns-repeated="8"/>
        </table:table-row>
        <table:table-row table:style-name="ro2">
          <table:table-cell table:formula="of:=[.A88]+100" office:value-type="float" office:value="8700" calcext:value-type="float">
            <text:p>8700</text:p>
          </table:table-cell>
          <table:table-cell table:formula="of:=[.A89]/([.A89]*[.$G$1]+[.$E$1])*[.$I$1]*[.$K$1]" office:value-type="float" office:value="568.167192508013" calcext:value-type="float">
            <text:p>568,17</text:p>
          </table:table-cell>
          <table:table-cell table:style-name="ce2" table:formula="of:=IF([.A89]&lt;&gt;0;[.B89]/[.A89];0)" office:value-type="percentage" office:value="0.0653065738514957" calcext:value-type="percentage">
            <text:p>6,53%</text:p>
          </table:table-cell>
          <table:table-cell table:number-columns-repeated="8"/>
        </table:table-row>
        <table:table-row table:style-name="ro2">
          <table:table-cell table:formula="of:=[.A89]+100" office:value-type="float" office:value="8800" calcext:value-type="float">
            <text:p>8800</text:p>
          </table:table-cell>
          <table:table-cell table:formula="of:=[.A90]/([.A90]*[.$G$1]+[.$E$1])*[.$I$1]*[.$K$1]" office:value-type="float" office:value="569.827529131356" calcext:value-type="float">
            <text:p>569,83</text:p>
          </table:table-cell>
          <table:table-cell table:style-name="ce2" table:formula="of:=IF([.A90]&lt;&gt;0;[.B90]/[.A90];0)" office:value-type="percentage" office:value="0.0647531283103814" calcext:value-type="percentage">
            <text:p>6,48%</text:p>
          </table:table-cell>
          <table:table-cell table:number-columns-repeated="8"/>
        </table:table-row>
        <table:table-row table:style-name="ro2">
          <table:table-cell table:formula="of:=[.A90]+100" office:value-type="float" office:value="8900" calcext:value-type="float">
            <text:p>8900</text:p>
          </table:table-cell>
          <table:table-cell table:formula="of:=[.A91]/([.A91]*[.$G$1]+[.$E$1])*[.$I$1]*[.$K$1]" office:value-type="float" office:value="571.4599609375" calcext:value-type="float">
            <text:p>571,46</text:p>
          </table:table-cell>
          <table:table-cell table:style-name="ce2" table:formula="of:=IF([.A91]&lt;&gt;0;[.B91]/[.A91];0)" office:value-type="percentage" office:value="0.064208984375" calcext:value-type="percentage">
            <text:p>6,42%</text:p>
          </table:table-cell>
          <table:table-cell table:number-columns-repeated="8"/>
        </table:table-row>
        <table:table-row table:style-name="ro2">
          <table:table-cell table:formula="of:=[.A91]+100" office:value-type="float" office:value="9000" calcext:value-type="float">
            <text:p>9000</text:p>
          </table:table-cell>
          <table:table-cell table:formula="of:=[.A92]/([.A92]*[.$G$1]+[.$E$1])*[.$I$1]*[.$K$1]" office:value-type="float" office:value="573.065185546875" calcext:value-type="float">
            <text:p>573,07</text:p>
          </table:table-cell>
          <table:table-cell table:style-name="ce2" table:formula="of:=IF([.A92]&lt;&gt;0;[.B92]/[.A92];0)" office:value-type="percentage" office:value="0.0636739095052083" calcext:value-type="percentage">
            <text:p>6,37%</text:p>
          </table:table-cell>
          <table:table-cell table:number-columns-repeated="8"/>
        </table:table-row>
        <table:table-row table:style-name="ro2">
          <table:table-cell table:formula="of:=[.A92]+100" office:value-type="float" office:value="9100" calcext:value-type="float">
            <text:p>9100</text:p>
          </table:table-cell>
          <table:table-cell table:formula="of:=[.A93]/([.A93]*[.$G$1]+[.$E$1])*[.$I$1]*[.$K$1]" office:value-type="float" office:value="574.643877518079" calcext:value-type="float">
            <text:p>574,64</text:p>
          </table:table-cell>
          <table:table-cell table:style-name="ce2" table:formula="of:=IF([.A93]&lt;&gt;0;[.B93]/[.A93];0)" office:value-type="percentage" office:value="0.0631476788481405" calcext:value-type="percentage">
            <text:p>6,31%</text:p>
          </table:table-cell>
          <table:table-cell table:number-columns-repeated="8"/>
        </table:table-row>
        <table:table-row table:style-name="ro2">
          <table:table-cell table:formula="of:=[.A93]+100" office:value-type="float" office:value="9200" calcext:value-type="float">
            <text:p>9200</text:p>
          </table:table-cell>
          <table:table-cell table:formula="of:=[.A94]/([.A94]*[.$G$1]+[.$E$1])*[.$I$1]*[.$K$1]" office:value-type="float" office:value="576.196689293033" calcext:value-type="float">
            <text:p>576,2</text:p>
          </table:table-cell>
          <table:table-cell table:style-name="ce2" table:formula="of:=IF([.A94]&lt;&gt;0;[.B94]/[.A94];0)" office:value-type="percentage" office:value="0.0626300749231557" calcext:value-type="percentage">
            <text:p>6,26%</text:p>
          </table:table-cell>
          <table:table-cell table:number-columns-repeated="8"/>
        </table:table-row>
        <table:table-row table:style-name="ro2">
          <table:table-cell table:formula="of:=[.A94]+100" office:value-type="float" office:value="9300" calcext:value-type="float">
            <text:p>9300</text:p>
          </table:table-cell>
          <table:table-cell table:formula="of:=[.A95]/([.A95]*[.$G$1]+[.$E$1])*[.$I$1]*[.$K$1]" office:value-type="float" office:value="577.724252096037" calcext:value-type="float">
            <text:p>577,72</text:p>
          </table:table-cell>
          <table:table-cell table:style-name="ce2" table:formula="of:=IF([.A95]&lt;&gt;0;[.B95]/[.A95];0)" office:value-type="percentage" office:value="0.0621208873221545" calcext:value-type="percentage">
            <text:p>6,21%</text:p>
          </table:table-cell>
          <table:table-cell table:number-columns-repeated="8"/>
        </table:table-row>
        <table:table-row table:style-name="ro2">
          <table:table-cell table:formula="of:=[.A95]+100" office:value-type="float" office:value="9400" calcext:value-type="float">
            <text:p>9400</text:p>
          </table:table-cell>
          <table:table-cell table:formula="of:=[.A96]/([.A96]*[.$G$1]+[.$E$1])*[.$I$1]*[.$K$1]" office:value-type="float" office:value="579.227176789315" calcext:value-type="float">
            <text:p>579,23</text:p>
          </table:table-cell>
          <table:table-cell table:style-name="ce2" table:formula="of:=IF([.A96]&lt;&gt;0;[.B96]/[.A96];0)" office:value-type="percentage" office:value="0.0616199124243952" calcext:value-type="percentage">
            <text:p>6,16%</text:p>
          </table:table-cell>
          <table:table-cell table:number-columns-repeated="8"/>
        </table:table-row>
        <table:table-row table:style-name="ro2">
          <table:table-cell table:formula="of:=[.A96]+100" office:value-type="float" office:value="9500" calcext:value-type="float">
            <text:p>9500</text:p>
          </table:table-cell>
          <table:table-cell table:formula="of:=[.A97]/([.A97]*[.$G$1]+[.$E$1])*[.$I$1]*[.$K$1]" office:value-type="float" office:value="580.7060546875" calcext:value-type="float">
            <text:p>580,71</text:p>
          </table:table-cell>
          <table:table-cell table:style-name="ce2" table:formula="of:=IF([.A97]&lt;&gt;0;[.B97]/[.A97];0)" office:value-type="percentage" office:value="0.061126953125" calcext:value-type="percentage">
            <text:p>6,11%</text:p>
          </table:table-cell>
          <table:table-cell table:number-columns-repeated="8"/>
        </table:table-row>
        <table:table-row table:style-name="ro2">
          <table:table-cell table:formula="of:=[.A97]+100" office:value-type="float" office:value="9600" calcext:value-type="float">
            <text:p>9600</text:p>
          </table:table-cell>
          <table:table-cell table:formula="of:=[.A98]/([.A98]*[.$G$1]+[.$E$1])*[.$I$1]*[.$K$1]" office:value-type="float" office:value="582.161458333333" calcext:value-type="float">
            <text:p>582,16</text:p>
          </table:table-cell>
          <table:table-cell table:style-name="ce2" table:formula="of:=IF([.A98]&lt;&gt;0;[.B98]/[.A98];0)" office:value-type="percentage" office:value="0.0606418185763889" calcext:value-type="percentage">
            <text:p>6,06%</text:p>
          </table:table-cell>
          <table:table-cell table:number-columns-repeated="8"/>
        </table:table-row>
        <table:table-row table:style-name="ro2">
          <table:table-cell table:formula="of:=[.A98]+100" office:value-type="float" office:value="9700" calcext:value-type="float">
            <text:p>9700</text:p>
          </table:table-cell>
          <table:table-cell table:formula="of:=[.A99]/([.A99]*[.$G$1]+[.$E$1])*[.$I$1]*[.$K$1]" office:value-type="float" office:value="583.593942236713" calcext:value-type="float">
            <text:p>583,59</text:p>
          </table:table-cell>
          <table:table-cell table:style-name="ce2" table:formula="of:=IF([.A99]&lt;&gt;0;[.B99]/[.A99];0)" office:value-type="percentage" office:value="0.0601643239419291" calcext:value-type="percentage">
            <text:p>6,02%</text:p>
          </table:table-cell>
          <table:table-cell table:number-columns-repeated="8"/>
        </table:table-row>
        <table:table-row table:style-name="ro2">
          <table:table-cell table:formula="of:=[.A99]+100" office:value-type="float" office:value="9800" calcext:value-type="float">
            <text:p>9800</text:p>
          </table:table-cell>
          <table:table-cell table:formula="of:=[.A100]/([.A100]*[.$G$1]+[.$E$1])*[.$I$1]*[.$K$1]" office:value-type="float" office:value="585.004043579102" calcext:value-type="float">
            <text:p>585</text:p>
          </table:table-cell>
          <table:table-cell table:style-name="ce2" table:formula="of:=IF([.A100]&lt;&gt;0;[.B100]/[.A100];0)" office:value-type="percentage" office:value="0.0596942901611328" calcext:value-type="percentage">
            <text:p>5,97%</text:p>
          </table:table-cell>
          <table:table-cell table:number-columns-repeated="8"/>
        </table:table-row>
        <table:table-row table:style-name="ro2">
          <table:table-cell table:formula="of:=[.A100]+100" office:value-type="float" office:value="9900" calcext:value-type="float">
            <text:p>9900</text:p>
          </table:table-cell>
          <table:table-cell table:formula="of:=[.A101]/([.A101]*[.$G$1]+[.$E$1])*[.$I$1]*[.$K$1]" office:value-type="float" office:value="586.392282885174" calcext:value-type="float">
            <text:p>586,39</text:p>
          </table:table-cell>
          <table:table-cell table:style-name="ce2" table:formula="of:=IF([.A101]&lt;&gt;0;[.B101]/[.A101];0)" office:value-type="percentage" office:value="0.0592315437257752" calcext:value-type="percentage">
            <text:p>5,92%</text:p>
          </table:table-cell>
          <table:table-cell table:number-columns-repeated="8"/>
        </table:table-row>
        <table:table-row table:style-name="ro2">
          <table:table-cell table:formula="of:=[.A101]+100" office:value-type="float" office:value="10000" calcext:value-type="float">
            <text:p>10000</text:p>
          </table:table-cell>
          <table:table-cell table:formula="of:=[.A102]/([.A102]*[.$G$1]+[.$E$1])*[.$I$1]*[.$K$1]" office:value-type="float" office:value="587.759164663462" calcext:value-type="float">
            <text:p>587,76</text:p>
          </table:table-cell>
          <table:table-cell table:style-name="ce2" table:formula="of:=IF([.A102]&lt;&gt;0;[.B102]/[.A102];0)" office:value-type="percentage" office:value="0.0587759164663462" calcext:value-type="percentage">
            <text:p>5,88%</text:p>
          </table:table-cell>
          <table:table-cell table:number-columns-repeated="8"/>
        </table:table-row>
        <table:table-row table:style-name="ro2">
          <table:table-cell table:formula="of:=[.A102]+100" office:value-type="float" office:value="10100" calcext:value-type="float">
            <text:p>10100</text:p>
          </table:table-cell>
          <table:table-cell table:formula="of:=[.A103]/([.A103]*[.$G$1]+[.$E$1])*[.$I$1]*[.$K$1]" office:value-type="float" office:value="589.105178017653" calcext:value-type="float">
            <text:p>589,11</text:p>
          </table:table-cell>
          <table:table-cell table:style-name="ce2" table:formula="of:=IF([.A103]&lt;&gt;0;[.B103]/[.A103];0)" office:value-type="percentage" office:value="0.0583272453482824" calcext:value-type="percentage">
            <text:p>5,83%</text:p>
          </table:table-cell>
          <table:table-cell table:number-columns-repeated="8"/>
        </table:table-row>
        <table:table-row table:style-name="ro2">
          <table:table-cell table:formula="of:=[.A103]+100" office:value-type="float" office:value="10200" calcext:value-type="float">
            <text:p>10200</text:p>
          </table:table-cell>
          <table:table-cell table:formula="of:=[.A104]/([.A104]*[.$G$1]+[.$E$1])*[.$I$1]*[.$K$1]" office:value-type="float" office:value="590.430797230114" calcext:value-type="float">
            <text:p>590,43</text:p>
          </table:table-cell>
          <table:table-cell table:style-name="ce2" table:formula="of:=IF([.A104]&lt;&gt;0;[.B104]/[.A104];0)" office:value-type="percentage" office:value="0.0578853722774621" calcext:value-type="percentage">
            <text:p>5,79%</text:p>
          </table:table-cell>
          <table:table-cell table:number-columns-repeated="8"/>
        </table:table-row>
        <table:table-row table:style-name="ro2">
          <table:table-cell table:formula="of:=[.A104]+100" office:value-type="float" office:value="10300" calcext:value-type="float">
            <text:p>10300</text:p>
          </table:table-cell>
          <table:table-cell table:formula="of:=[.A105]/([.A105]*[.$G$1]+[.$E$1])*[.$I$1]*[.$K$1]" office:value-type="float" office:value="591.736482319079" calcext:value-type="float">
            <text:p>591,74</text:p>
          </table:table-cell>
          <table:table-cell table:style-name="ce2" table:formula="of:=IF([.A105]&lt;&gt;0;[.B105]/[.A105];0)" office:value-type="percentage" office:value="0.0574501439144737" calcext:value-type="percentage">
            <text:p>5,75%</text:p>
          </table:table-cell>
          <table:table-cell table:number-columns-repeated="8"/>
        </table:table-row>
        <table:table-row table:style-name="ro2">
          <table:table-cell table:formula="of:=[.A105]+100" office:value-type="float" office:value="10400" calcext:value-type="float">
            <text:p>10400</text:p>
          </table:table-cell>
          <table:table-cell table:formula="of:=[.A106]/([.A106]*[.$G$1]+[.$E$1])*[.$I$1]*[.$K$1]" office:value-type="float" office:value="593.022679570896" calcext:value-type="float">
            <text:p>593,02</text:p>
          </table:table-cell>
          <table:table-cell table:style-name="ce2" table:formula="of:=IF([.A106]&lt;&gt;0;[.B106]/[.A106];0)" office:value-type="percentage" office:value="0.0570214114972015" calcext:value-type="percentage">
            <text:p>5,70%</text:p>
          </table:table-cell>
          <table:table-cell table:number-columns-repeated="8"/>
        </table:table-row>
        <table:table-row table:style-name="ro2">
          <table:table-cell table:formula="of:=[.A106]+100" office:value-type="float" office:value="10500" calcext:value-type="float">
            <text:p>10500</text:p>
          </table:table-cell>
          <table:table-cell table:formula="of:=[.A107]/([.A107]*[.$G$1]+[.$E$1])*[.$I$1]*[.$K$1]" office:value-type="float" office:value="594.289822048611" calcext:value-type="float">
            <text:p>594,29</text:p>
          </table:table-cell>
          <table:table-cell table:style-name="ce2" table:formula="of:=IF([.A107]&lt;&gt;0;[.B107]/[.A107];0)" office:value-type="percentage" office:value="0.0565990306712963" calcext:value-type="percentage">
            <text:p>5,66%</text:p>
          </table:table-cell>
          <table:table-cell table:number-columns-repeated="8"/>
        </table:table-row>
        <table:table-row table:style-name="ro2">
          <table:table-cell table:formula="of:=[.A107]+100" office:value-type="float" office:value="10600" calcext:value-type="float">
            <text:p>10600</text:p>
          </table:table-cell>
          <table:table-cell table:formula="of:=[.A108]/([.A108]*[.$G$1]+[.$E$1])*[.$I$1]*[.$K$1]" office:value-type="float" office:value="595.538330078125" calcext:value-type="float">
            <text:p>595,54</text:p>
          </table:table-cell>
          <table:table-cell table:style-name="ce2" table:formula="of:=IF([.A108]&lt;&gt;0;[.B108]/[.A108];0)" office:value-type="percentage" office:value="0.056182861328125" calcext:value-type="percentage">
            <text:p>5,62%</text:p>
          </table:table-cell>
          <table:table-cell table:number-columns-repeated="8"/>
        </table:table-row>
        <table:table-row table:style-name="ro2">
          <table:table-cell table:formula="of:=[.A108]+100" office:value-type="float" office:value="10700" calcext:value-type="float">
            <text:p>10700</text:p>
          </table:table-cell>
          <table:table-cell table:formula="of:=[.A109]/([.A109]*[.$G$1]+[.$E$1])*[.$I$1]*[.$K$1]" office:value-type="float" office:value="596.768611713048" calcext:value-type="float">
            <text:p>596,77</text:p>
          </table:table-cell>
          <table:table-cell table:style-name="ce2" table:formula="of:=IF([.A109]&lt;&gt;0;[.B109]/[.A109];0)" office:value-type="percentage" office:value="0.0557727674498175" calcext:value-type="percentage">
            <text:p>5,58%</text:p>
          </table:table-cell>
          <table:table-cell table:number-columns-repeated="8"/>
        </table:table-row>
        <table:table-row table:style-name="ro2">
          <table:table-cell table:formula="of:=[.A109]+100" office:value-type="float" office:value="10800" calcext:value-type="float">
            <text:p>10800</text:p>
          </table:table-cell>
          <table:table-cell table:formula="of:=[.A110]/([.A110]*[.$G$1]+[.$E$1])*[.$I$1]*[.$K$1]" office:value-type="float" office:value="597.981063179348" calcext:value-type="float">
            <text:p>597,98</text:p>
          </table:table-cell>
          <table:table-cell table:style-name="ce2" table:formula="of:=IF([.A110]&lt;&gt;0;[.B110]/[.A110];0)" office:value-type="percentage" office:value="0.0553686169610507" calcext:value-type="percentage">
            <text:p>5,54%</text:p>
          </table:table-cell>
          <table:table-cell table:number-columns-repeated="8"/>
        </table:table-row>
        <table:table-row table:style-name="ro2">
          <table:table-cell table:formula="of:=[.A110]+100" office:value-type="float" office:value="10900" calcext:value-type="float">
            <text:p>10900</text:p>
          </table:table-cell>
          <table:table-cell table:formula="of:=[.A111]/([.A111]*[.$G$1]+[.$E$1])*[.$I$1]*[.$K$1]" office:value-type="float" office:value="599.176069300809" calcext:value-type="float">
            <text:p>599,18</text:p>
          </table:table-cell>
          <table:table-cell table:style-name="ce2" table:formula="of:=IF([.A111]&lt;&gt;0;[.B111]/[.A111];0)" office:value-type="percentage" office:value="0.0549702815872302" calcext:value-type="percentage">
            <text:p>5,50%</text:p>
          </table:table-cell>
          <table:table-cell table:number-columns-repeated="8"/>
        </table:table-row>
        <table:table-row table:style-name="ro2">
          <table:table-cell table:formula="of:=[.A111]+100" office:value-type="float" office:value="11000" calcext:value-type="float">
            <text:p>11000</text:p>
          </table:table-cell>
          <table:table-cell table:formula="of:=[.A112]/([.A112]*[.$G$1]+[.$E$1])*[.$I$1]*[.$K$1]" office:value-type="float" office:value="600.35400390625" calcext:value-type="float">
            <text:p>600,35</text:p>
          </table:table-cell>
          <table:table-cell table:style-name="ce2" table:formula="of:=IF([.A112]&lt;&gt;0;[.B112]/[.A112];0)" office:value-type="percentage" office:value="0.05457763671875" calcext:value-type="percentage">
            <text:p>5,46%</text:p>
          </table:table-cell>
          <table:table-cell table:number-columns-repeated="8"/>
        </table:table-row>
        <table:table-row table:style-name="ro2">
          <table:table-cell table:formula="of:=[.A112]+100" office:value-type="float" office:value="11100" calcext:value-type="float">
            <text:p>11100</text:p>
          </table:table-cell>
          <table:table-cell table:formula="of:=[.A113]/([.A113]*[.$G$1]+[.$E$1])*[.$I$1]*[.$K$1]" office:value-type="float" office:value="601.515230219415" calcext:value-type="float">
            <text:p>601,52</text:p>
          </table:table-cell>
          <table:table-cell table:style-name="ce2" table:formula="of:=IF([.A113]&lt;&gt;0;[.B113]/[.A113];0)" office:value-type="percentage" office:value="0.0541905612810284" calcext:value-type="percentage">
            <text:p>5,42%</text:p>
          </table:table-cell>
          <table:table-cell table:number-columns-repeated="8"/>
        </table:table-row>
        <table:table-row table:style-name="ro2">
          <table:table-cell table:formula="of:=[.A113]+100" office:value-type="float" office:value="11200" calcext:value-type="float">
            <text:p>11200</text:p>
          </table:table-cell>
          <table:table-cell table:formula="of:=[.A114]/([.A114]*[.$G$1]+[.$E$1])*[.$I$1]*[.$K$1]" office:value-type="float" office:value="602.660101232394" calcext:value-type="float">
            <text:p>602,66</text:p>
          </table:table-cell>
          <table:table-cell table:style-name="ce2" table:formula="of:=IF([.A114]&lt;&gt;0;[.B114]/[.A114];0)" office:value-type="percentage" office:value="0.0538089376100352" calcext:value-type="percentage">
            <text:p>5,38%</text:p>
          </table:table-cell>
          <table:table-cell table:number-columns-repeated="8"/>
        </table:table-row>
        <table:table-row table:style-name="ro2">
          <table:table-cell table:formula="of:=[.A114]+100" office:value-type="float" office:value="11300" calcext:value-type="float">
            <text:p>11300</text:p>
          </table:table-cell>
          <table:table-cell table:formula="of:=[.A115]/([.A115]*[.$G$1]+[.$E$1])*[.$I$1]*[.$K$1]" office:value-type="float" office:value="603.788960063374" calcext:value-type="float">
            <text:p>603,79</text:p>
          </table:table-cell>
          <table:table-cell table:style-name="ce2" table:formula="of:=IF([.A115]&lt;&gt;0;[.B115]/[.A115];0)" office:value-type="percentage" office:value="0.053432651333042" calcext:value-type="percentage">
            <text:p>5,34%</text:p>
          </table:table-cell>
          <table:table-cell table:number-columns-repeated="8"/>
        </table:table-row>
        <table:table-row table:style-name="ro2">
          <table:table-cell table:formula="of:=[.A115]+100" office:value-type="float" office:value="11400" calcext:value-type="float">
            <text:p>11400</text:p>
          </table:table-cell>
          <table:table-cell table:formula="of:=[.A116]/([.A116]*[.$G$1]+[.$E$1])*[.$I$1]*[.$K$1]" office:value-type="float" office:value="604.902140299479" calcext:value-type="float">
            <text:p>604,9</text:p>
          </table:table-cell>
          <table:table-cell table:style-name="ce2" table:formula="of:=IF([.A116]&lt;&gt;0;[.B116]/[.A116];0)" office:value-type="percentage" office:value="0.0530615912543403" calcext:value-type="percentage">
            <text:p>5,31%</text:p>
          </table:table-cell>
          <table:table-cell table:number-columns-repeated="8"/>
        </table:table-row>
        <table:table-row table:style-name="ro2">
          <table:table-cell table:formula="of:=[.A116]+100" office:value-type="float" office:value="11500" calcext:value-type="float">
            <text:p>11500</text:p>
          </table:table-cell>
          <table:table-cell table:formula="of:=[.A117]/([.A117]*[.$G$1]+[.$E$1])*[.$I$1]*[.$K$1]" office:value-type="float" office:value="605.999966325431" calcext:value-type="float">
            <text:p>606</text:p>
          </table:table-cell>
          <table:table-cell table:style-name="ce2" table:formula="of:=IF([.A117]&lt;&gt;0;[.B117]/[.A117];0)" office:value-type="percentage" office:value="0.0526956492456897" calcext:value-type="percentage">
            <text:p>5,27%</text:p>
          </table:table-cell>
          <table:table-cell table:number-columns-repeated="8"/>
        </table:table-row>
        <table:table-row table:style-name="ro2">
          <table:table-cell table:formula="of:=[.A117]+100" office:value-type="float" office:value="11600" calcext:value-type="float">
            <text:p>11600</text:p>
          </table:table-cell>
          <table:table-cell table:formula="of:=[.A118]/([.A118]*[.$G$1]+[.$E$1])*[.$I$1]*[.$K$1]" office:value-type="float" office:value="607.082753638699" calcext:value-type="float">
            <text:p>607,08</text:p>
          </table:table-cell>
          <table:table-cell table:style-name="ce2" table:formula="of:=IF([.A118]&lt;&gt;0;[.B118]/[.A118];0)" office:value-type="percentage" office:value="0.0523347201412671" calcext:value-type="percentage">
            <text:p>5,23%</text:p>
          </table:table-cell>
          <table:table-cell table:number-columns-repeated="8"/>
        </table:table-row>
        <table:table-row table:style-name="ro2">
          <table:table-cell table:formula="of:=[.A118]+100" office:value-type="float" office:value="11700" calcext:value-type="float">
            <text:p>11700</text:p>
          </table:table-cell>
          <table:table-cell table:formula="of:=[.A119]/([.A119]*[.$G$1]+[.$E$1])*[.$I$1]*[.$K$1]" office:value-type="float" office:value="608.150809151786" calcext:value-type="float">
            <text:p>608,15</text:p>
          </table:table-cell>
          <table:table-cell table:style-name="ce2" table:formula="of:=IF([.A119]&lt;&gt;0;[.B119]/[.A119];0)" office:value-type="percentage" office:value="0.0519787016369048" calcext:value-type="percentage">
            <text:p>5,20%</text:p>
          </table:table-cell>
          <table:table-cell table:number-columns-repeated="8"/>
        </table:table-row>
        <table:table-row table:style-name="ro2">
          <table:table-cell table:formula="of:=[.A119]+100" office:value-type="float" office:value="11800" calcext:value-type="float">
            <text:p>11800</text:p>
          </table:table-cell>
          <table:table-cell table:formula="of:=[.A120]/([.A120]*[.$G$1]+[.$E$1])*[.$I$1]*[.$K$1]" office:value-type="float" office:value="609.204431482264" calcext:value-type="float">
            <text:p>609,2</text:p>
          </table:table-cell>
          <table:table-cell table:style-name="ce2" table:formula="of:=IF([.A120]&lt;&gt;0;[.B120]/[.A120];0)" office:value-type="percentage" office:value="0.0516274941934122" calcext:value-type="percentage">
            <text:p>5,16%</text:p>
          </table:table-cell>
          <table:table-cell table:number-columns-repeated="8"/>
        </table:table-row>
        <table:table-row table:style-name="ro2">
          <table:table-cell table:formula="of:=[.A120]+100" office:value-type="float" office:value="11900" calcext:value-type="float">
            <text:p>11900</text:p>
          </table:table-cell>
          <table:table-cell table:formula="of:=[.A121]/([.A121]*[.$G$1]+[.$E$1])*[.$I$1]*[.$K$1]" office:value-type="float" office:value="610.243911231124" calcext:value-type="float">
            <text:p>610,24</text:p>
          </table:table-cell>
          <table:table-cell table:style-name="ce2" table:formula="of:=IF([.A121]&lt;&gt;0;[.B121]/[.A121];0)" office:value-type="percentage" office:value="0.0512810009437919" calcext:value-type="percentage">
            <text:p>5,13%</text:p>
          </table:table-cell>
          <table:table-cell table:number-columns-repeated="8"/>
        </table:table-row>
        <table:table-row table:style-name="ro2">
          <table:table-cell table:formula="of:=[.A121]+100" office:value-type="float" office:value="12000" calcext:value-type="float">
            <text:p>12000</text:p>
          </table:table-cell>
          <table:table-cell table:formula="of:=[.A122]/([.A122]*[.$G$1]+[.$E$1])*[.$I$1]*[.$K$1]" office:value-type="float" office:value="611.26953125" calcext:value-type="float">
            <text:p>611,27</text:p>
          </table:table-cell>
          <table:table-cell table:style-name="ce2" table:formula="of:=IF([.A122]&lt;&gt;0;[.B122]/[.A122];0)" office:value-type="percentage" office:value="0.0509391276041667" calcext:value-type="percentage">
            <text:p>5,09%</text:p>
          </table:table-cell>
          <table:table-cell table:number-columns-repeated="8"/>
        </table:table-row>
        <table:table-row table:style-name="ro2">
          <table:table-cell table:formula="of:=[.A122]+100" office:value-type="float" office:value="12100" calcext:value-type="float">
            <text:p>12100</text:p>
          </table:table-cell>
          <table:table-cell table:formula="of:=[.A123]/([.A123]*[.$G$1]+[.$E$1])*[.$I$1]*[.$K$1]" office:value-type="float" office:value="612.281566897765" calcext:value-type="float">
            <text:p>612,28</text:p>
          </table:table-cell>
          <table:table-cell table:style-name="ce2" table:formula="of:=IF([.A123]&lt;&gt;0;[.B123]/[.A123];0)" office:value-type="percentage" office:value="0.050601782388245" calcext:value-type="percentage">
            <text:p>5,06%</text:p>
          </table:table-cell>
          <table:table-cell table:number-columns-repeated="8"/>
        </table:table-row>
        <table:table-row table:style-name="ro2">
          <table:table-cell table:formula="of:=[.A123]+100" office:value-type="float" office:value="12200" calcext:value-type="float">
            <text:p>12200</text:p>
          </table:table-cell>
          <table:table-cell table:formula="of:=[.A124]/([.A124]*[.$G$1]+[.$E$1])*[.$I$1]*[.$K$1]" office:value-type="float" office:value="613.280286287007" calcext:value-type="float">
            <text:p>613,28</text:p>
          </table:table-cell>
          <table:table-cell table:style-name="ce2" table:formula="of:=IF([.A124]&lt;&gt;0;[.B124]/[.A124];0)" office:value-type="percentage" office:value="0.0502688759251645" calcext:value-type="percentage">
            <text:p>5,03%</text:p>
          </table:table-cell>
          <table:table-cell table:number-columns-repeated="8"/>
        </table:table-row>
        <table:table-row table:style-name="ro2">
          <table:table-cell table:formula="of:=[.A124]+100" office:value-type="float" office:value="12300" calcext:value-type="float">
            <text:p>12300</text:p>
          </table:table-cell>
          <table:table-cell table:formula="of:=[.A125]/([.A125]*[.$G$1]+[.$E$1])*[.$I$1]*[.$K$1]" office:value-type="float" office:value="614.265950520833" calcext:value-type="float">
            <text:p>614,27</text:p>
          </table:table-cell>
          <table:table-cell table:style-name="ce2" table:formula="of:=IF([.A125]&lt;&gt;0;[.B125]/[.A125];0)" office:value-type="percentage" office:value="0.0499403211805556" calcext:value-type="percentage">
            <text:p>4,99%</text:p>
          </table:table-cell>
          <table:table-cell table:number-columns-repeated="8"/>
        </table:table-row>
        <table:table-row table:style-name="ro2">
          <table:table-cell table:formula="of:=[.A125]+100" office:value-type="float" office:value="12400" calcext:value-type="float">
            <text:p>12400</text:p>
          </table:table-cell>
          <table:table-cell table:formula="of:=[.A126]/([.A126]*[.$G$1]+[.$E$1])*[.$I$1]*[.$K$1]" office:value-type="float" office:value="615.238813920455" calcext:value-type="float">
            <text:p>615,24</text:p>
          </table:table-cell>
          <table:table-cell table:style-name="ce2" table:formula="of:=IF([.A126]&lt;&gt;0;[.B126]/[.A126];0)" office:value-type="percentage" office:value="0.0496160333806818" calcext:value-type="percentage">
            <text:p>4,96%</text:p>
          </table:table-cell>
          <table:table-cell table:number-columns-repeated="8"/>
        </table:table-row>
        <table:table-row table:style-name="ro2">
          <table:table-cell table:formula="of:=[.A126]+100" office:value-type="float" office:value="12500" calcext:value-type="float">
            <text:p>12500</text:p>
          </table:table-cell>
          <table:table-cell table:formula="of:=[.A127]/([.A127]*[.$G$1]+[.$E$1])*[.$I$1]*[.$K$1]" office:value-type="float" office:value="616.199124243952" calcext:value-type="float">
            <text:p>616,2</text:p>
          </table:table-cell>
          <table:table-cell table:style-name="ce2" table:formula="of:=IF([.A127]&lt;&gt;0;[.B127]/[.A127];0)" office:value-type="percentage" office:value="0.0492959299395161" calcext:value-type="percentage">
            <text:p>4,93%</text:p>
          </table:table-cell>
          <table:table-cell table:number-columns-repeated="8"/>
        </table:table-row>
        <table:table-row table:style-name="ro2">
          <table:table-cell table:formula="of:=[.A127]+100" office:value-type="float" office:value="12600" calcext:value-type="float">
            <text:p>12600</text:p>
          </table:table-cell>
          <table:table-cell table:formula="of:=[.A128]/([.A128]*[.$G$1]+[.$E$1])*[.$I$1]*[.$K$1]" office:value-type="float" office:value="617.147122896635" calcext:value-type="float">
            <text:p>617,15</text:p>
          </table:table-cell>
          <table:table-cell table:style-name="ce2" table:formula="of:=IF([.A128]&lt;&gt;0;[.B128]/[.A128];0)" office:value-type="percentage" office:value="0.0489799303886218" calcext:value-type="percentage">
            <text:p>4,90%</text:p>
          </table:table-cell>
          <table:table-cell table:number-columns-repeated="8"/>
        </table:table-row>
        <table:table-row table:style-name="ro2">
          <table:table-cell table:formula="of:=[.A128]+100" office:value-type="float" office:value="12700" calcext:value-type="float">
            <text:p>12700</text:p>
          </table:table-cell>
          <table:table-cell table:formula="of:=[.A129]/([.A129]*[.$G$1]+[.$E$1])*[.$I$1]*[.$K$1]" office:value-type="float" office:value="618.08304513336" calcext:value-type="float">
            <text:p>618,08</text:p>
          </table:table-cell>
          <table:table-cell table:style-name="ce2" table:formula="of:=IF([.A129]&lt;&gt;0;[.B129]/[.A129];0)" office:value-type="percentage" office:value="0.0486679563097134" calcext:value-type="percentage">
            <text:p>4,87%</text:p>
          </table:table-cell>
          <table:table-cell table:number-columns-repeated="8"/>
        </table:table-row>
        <table:table-row table:style-name="ro2">
          <table:table-cell table:formula="of:=[.A129]+100" office:value-type="float" office:value="12800" calcext:value-type="float">
            <text:p>12800</text:p>
          </table:table-cell>
          <table:table-cell table:formula="of:=[.A130]/([.A130]*[.$G$1]+[.$E$1])*[.$I$1]*[.$K$1]" office:value-type="float" office:value="619.007120253165" calcext:value-type="float">
            <text:p>619,01</text:p>
          </table:table-cell>
          <table:table-cell table:style-name="ce2" table:formula="of:=IF([.A130]&lt;&gt;0;[.B130]/[.A130];0)" office:value-type="percentage" office:value="0.0483599312697785" calcext:value-type="percentage">
            <text:p>4,84%</text:p>
          </table:table-cell>
          <table:table-cell table:number-columns-repeated="8"/>
        </table:table-row>
        <table:table-row table:style-name="ro2">
          <table:table-cell table:formula="of:=[.A130]+100" office:value-type="float" office:value="12900" calcext:value-type="float">
            <text:p>12900</text:p>
          </table:table-cell>
          <table:table-cell table:formula="of:=[.A131]/([.A131]*[.$G$1]+[.$E$1])*[.$I$1]*[.$K$1]" office:value-type="float" office:value="619.919571786557" calcext:value-type="float">
            <text:p>619,92</text:p>
          </table:table-cell>
          <table:table-cell table:style-name="ce2" table:formula="of:=IF([.A131]&lt;&gt;0;[.B131]/[.A131];0)" office:value-type="percentage" office:value="0.0480557807586478" calcext:value-type="percentage">
            <text:p>4,81%</text:p>
          </table:table-cell>
          <table:table-cell table:number-columns-repeated="8"/>
        </table:table-row>
        <table:table-row table:style-name="ro2">
          <table:table-cell table:formula="of:=[.A131]+100" office:value-type="float" office:value="13000" calcext:value-type="float">
            <text:p>13000</text:p>
          </table:table-cell>
          <table:table-cell table:formula="of:=[.A132]/([.A132]*[.$G$1]+[.$E$1])*[.$I$1]*[.$K$1]" office:value-type="float" office:value="620.820617675781" calcext:value-type="float">
            <text:p>620,82</text:p>
          </table:table-cell>
          <table:table-cell table:style-name="ce2" table:formula="of:=IF([.A132]&lt;&gt;0;[.B132]/[.A132];0)" office:value-type="percentage" office:value="0.0477554321289063" calcext:value-type="percentage">
            <text:p>4,78%</text:p>
          </table:table-cell>
          <table:table-cell table:number-columns-repeated="8"/>
        </table:table-row>
        <table:table-row table:style-name="ro2">
          <table:table-cell table:formula="of:=[.A132]+100" office:value-type="float" office:value="13100" calcext:value-type="float">
            <text:p>13100</text:p>
          </table:table-cell>
          <table:table-cell table:formula="of:=[.A133]/([.A133]*[.$G$1]+[.$E$1])*[.$I$1]*[.$K$1]" office:value-type="float" office:value="621.71047044837" calcext:value-type="float">
            <text:p>621,71</text:p>
          </table:table-cell>
          <table:table-cell table:style-name="ce2" table:formula="of:=IF([.A133]&lt;&gt;0;[.B133]/[.A133];0)" office:value-type="percentage" office:value="0.0474588145380435" calcext:value-type="percentage">
            <text:p>4,75%</text:p>
          </table:table-cell>
          <table:table-cell table:number-columns-repeated="8"/>
        </table:table-row>
        <table:table-row table:style-name="ro2">
          <table:table-cell table:formula="of:=[.A133]+100" office:value-type="float" office:value="13200" calcext:value-type="float">
            <text:p>13200</text:p>
          </table:table-cell>
          <table:table-cell table:formula="of:=[.A134]/([.A134]*[.$G$1]+[.$E$1])*[.$I$1]*[.$K$1]" office:value-type="float" office:value="622.589337384259" calcext:value-type="float">
            <text:p>622,59</text:p>
          </table:table-cell>
          <table:table-cell table:style-name="ce2" table:formula="of:=IF([.A134]&lt;&gt;0;[.B134]/[.A134];0)" office:value-type="percentage" office:value="0.0471658588927469" calcext:value-type="percentage">
            <text:p>4,72%</text:p>
          </table:table-cell>
          <table:table-cell table:number-columns-repeated="8"/>
        </table:table-row>
        <table:table-row table:style-name="ro2">
          <table:table-cell table:formula="of:=[.A134]+100" office:value-type="float" office:value="13300" calcext:value-type="float">
            <text:p>13300</text:p>
          </table:table-cell>
          <table:table-cell table:formula="of:=[.A135]/([.A135]*[.$G$1]+[.$E$1])*[.$I$1]*[.$K$1]" office:value-type="float" office:value="623.457420676764" calcext:value-type="float">
            <text:p>623,46</text:p>
          </table:table-cell>
          <table:table-cell table:style-name="ce2" table:formula="of:=IF([.A135]&lt;&gt;0;[.B135]/[.A135];0)" office:value-type="percentage" office:value="0.0468764977952454" calcext:value-type="percentage">
            <text:p>4,69%</text:p>
          </table:table-cell>
          <table:table-cell table:number-columns-repeated="8"/>
        </table:table-row>
        <table:table-row table:style-name="ro2">
          <table:table-cell table:formula="of:=[.A135]+100" office:value-type="float" office:value="13400" calcext:value-type="float">
            <text:p>13400</text:p>
          </table:table-cell>
          <table:table-cell table:formula="of:=[.A136]/([.A136]*[.$G$1]+[.$E$1])*[.$I$1]*[.$K$1]" office:value-type="float" office:value="624.314917587652" calcext:value-type="float">
            <text:p>624,31</text:p>
          </table:table-cell>
          <table:table-cell table:style-name="ce2" table:formula="of:=IF([.A136]&lt;&gt;0;[.B136]/[.A136];0)" office:value-type="percentage" office:value="0.0465906654916159" calcext:value-type="percentage">
            <text:p>4,66%</text:p>
          </table:table-cell>
          <table:table-cell table:number-columns-repeated="8"/>
        </table:table-row>
        <table:table-row table:style-name="ro2">
          <table:table-cell table:formula="of:=[.A136]+100" office:value-type="float" office:value="13500" calcext:value-type="float">
            <text:p>13500</text:p>
          </table:table-cell>
          <table:table-cell table:formula="of:=[.A137]/([.A137]*[.$G$1]+[.$E$1])*[.$I$1]*[.$K$1]" office:value-type="float" office:value="625.162020596591" calcext:value-type="float">
            <text:p>625,16</text:p>
          </table:table-cell>
          <table:table-cell table:style-name="ce2" table:formula="of:=IF([.A137]&lt;&gt;0;[.B137]/[.A137];0)" office:value-type="percentage" office:value="0.0463082978219697" calcext:value-type="percentage">
            <text:p>4,63%</text:p>
          </table:table-cell>
          <table:table-cell table:number-columns-repeated="8"/>
        </table:table-row>
        <table:table-row table:style-name="ro2">
          <table:table-cell table:formula="of:=[.A137]+100" office:value-type="float" office:value="13600" calcext:value-type="float">
            <text:p>13600</text:p>
          </table:table-cell>
          <table:table-cell table:formula="of:=[.A138]/([.A138]*[.$G$1]+[.$E$1])*[.$I$1]*[.$K$1]" office:value-type="float" office:value="625.998917545181" calcext:value-type="float">
            <text:p>626</text:p>
          </table:table-cell>
          <table:table-cell table:style-name="ce2" table:formula="of:=IF([.A138]&lt;&gt;0;[.B138]/[.A138];0)" office:value-type="percentage" office:value="0.0460293321724398" calcext:value-type="percentage">
            <text:p>4,60%</text:p>
          </table:table-cell>
          <table:table-cell table:number-columns-repeated="8"/>
        </table:table-row>
        <table:table-row table:style-name="ro2">
          <table:table-cell table:formula="of:=[.A138]+100" office:value-type="float" office:value="13700" calcext:value-type="float">
            <text:p>13700</text:p>
          </table:table-cell>
          <table:table-cell table:formula="of:=[.A139]/([.A139]*[.$G$1]+[.$E$1])*[.$I$1]*[.$K$1]" office:value-type="float" office:value="626.825791775823" calcext:value-type="float">
            <text:p>626,83</text:p>
          </table:table-cell>
          <table:table-cell table:style-name="ce2" table:formula="of:=IF([.A139]&lt;&gt;0;[.B139]/[.A139];0)" office:value-type="percentage" office:value="0.0457537074288922" calcext:value-type="percentage">
            <text:p>4,58%</text:p>
          </table:table-cell>
          <table:table-cell table:number-columns-repeated="8"/>
        </table:table-row>
        <table:table-row table:style-name="ro2">
          <table:table-cell table:formula="of:=[.A139]+100" office:value-type="float" office:value="13800" calcext:value-type="float">
            <text:p>13800</text:p>
          </table:table-cell>
          <table:table-cell table:formula="of:=[.A140]/([.A140]*[.$G$1]+[.$E$1])*[.$I$1]*[.$K$1]" office:value-type="float" office:value="627.642822265625" calcext:value-type="float">
            <text:p>627,64</text:p>
          </table:table-cell>
          <table:table-cell table:style-name="ce2" table:formula="of:=IF([.A140]&lt;&gt;0;[.B140]/[.A140];0)" office:value-type="percentage" office:value="0.0454813639322917" calcext:value-type="percentage">
            <text:p>4,55%</text:p>
          </table:table-cell>
          <table:table-cell table:number-columns-repeated="8"/>
        </table:table-row>
        <table:table-row table:style-name="ro2">
          <table:table-cell table:formula="of:=[.A140]+100" office:value-type="float" office:value="13900" calcext:value-type="float">
            <text:p>13900</text:p>
          </table:table-cell>
          <table:table-cell table:formula="of:=[.A141]/([.A141]*[.$G$1]+[.$E$1])*[.$I$1]*[.$K$1]" office:value-type="float" office:value="628.450183755547" calcext:value-type="float">
            <text:p>628,45</text:p>
          </table:table-cell>
          <table:table-cell table:style-name="ce2" table:formula="of:=IF([.A141]&lt;&gt;0;[.B141]/[.A141];0)" office:value-type="percentage" office:value="0.0452122434356509" calcext:value-type="percentage">
            <text:p>4,52%</text:p>
          </table:table-cell>
          <table:table-cell table:number-columns-repeated="8"/>
        </table:table-row>
        <table:table-row table:style-name="ro2">
          <table:table-cell table:formula="of:=[.A141]+100" office:value-type="float" office:value="14000" calcext:value-type="float">
            <text:p>14000</text:p>
          </table:table-cell>
          <table:table-cell table:formula="of:=[.A142]/([.A142]*[.$G$1]+[.$E$1])*[.$I$1]*[.$K$1]" office:value-type="float" office:value="629.248046875" calcext:value-type="float">
            <text:p>629,25</text:p>
          </table:table-cell>
          <table:table-cell table:style-name="ce2" table:formula="of:=IF([.A142]&lt;&gt;0;[.B142]/[.A142];0)" office:value-type="percentage" office:value="0.0449462890625" calcext:value-type="percentage">
            <text:p>4,49%</text:p>
          </table:table-cell>
          <table:table-cell table:number-columns-repeated="8"/>
        </table:table-row>
        <table:table-row table:style-name="ro2">
          <table:table-cell table:formula="of:=[.A142]+100" office:value-type="float" office:value="14100" calcext:value-type="float">
            <text:p>14100</text:p>
          </table:table-cell>
          <table:table-cell table:formula="of:=[.A143]/([.A143]*[.$G$1]+[.$E$1])*[.$I$1]*[.$K$1]" office:value-type="float" office:value="630.036578262061" calcext:value-type="float">
            <text:p>630,04</text:p>
          </table:table-cell>
          <table:table-cell table:style-name="ce2" table:formula="of:=IF([.A143]&lt;&gt;0;[.B143]/[.A143];0)" office:value-type="percentage" office:value="0.0446834452668129" calcext:value-type="percentage">
            <text:p>4,47%</text:p>
          </table:table-cell>
          <table:table-cell table:number-columns-repeated="8"/>
        </table:table-row>
        <table:table-row table:style-name="ro2">
          <table:table-cell table:formula="of:=[.A143]+100" office:value-type="float" office:value="14200" calcext:value-type="float">
            <text:p>14200</text:p>
          </table:table-cell>
          <table:table-cell table:formula="of:=[.A144]/([.A144]*[.$G$1]+[.$E$1])*[.$I$1]*[.$K$1]" office:value-type="float" office:value="630.815940679506" calcext:value-type="float">
            <text:p>630,82</text:p>
          </table:table-cell>
          <table:table-cell table:style-name="ce2" table:formula="of:=IF([.A144]&lt;&gt;0;[.B144]/[.A144];0)" office:value-type="percentage" office:value="0.0444236577943314" calcext:value-type="percentage">
            <text:p>4,44%</text:p>
          </table:table-cell>
          <table:table-cell table:number-columns-repeated="8"/>
        </table:table-row>
        <table:table-row table:style-name="ro2">
          <table:table-cell table:formula="of:=[.A144]+100" office:value-type="float" office:value="14300" calcext:value-type="float">
            <text:p>14300</text:p>
          </table:table-cell>
          <table:table-cell table:formula="of:=[.A145]/([.A145]*[.$G$1]+[.$E$1])*[.$I$1]*[.$K$1]" office:value-type="float" office:value="631.586293126806" calcext:value-type="float">
            <text:p>631,59</text:p>
          </table:table-cell>
          <table:table-cell table:style-name="ce2" table:formula="of:=IF([.A145]&lt;&gt;0;[.B145]/[.A145];0)" office:value-type="percentage" office:value="0.0441668736452312" calcext:value-type="percentage">
            <text:p>4,42%</text:p>
          </table:table-cell>
          <table:table-cell table:number-columns-repeated="8"/>
        </table:table-row>
        <table:table-row table:style-name="ro2">
          <table:table-cell table:formula="of:=[.A145]+100" office:value-type="float" office:value="14400" calcext:value-type="float">
            <text:p>14400</text:p>
          </table:table-cell>
          <table:table-cell table:formula="of:=[.A146]/([.A146]*[.$G$1]+[.$E$1])*[.$I$1]*[.$K$1]" office:value-type="float" office:value="632.347790948276" calcext:value-type="float">
            <text:p>632,35</text:p>
          </table:table-cell>
          <table:table-cell table:style-name="ce2" table:formula="of:=IF([.A146]&lt;&gt;0;[.B146]/[.A146];0)" office:value-type="percentage" office:value="0.0439130410380747" calcext:value-type="percentage">
            <text:p>4,39%</text:p>
          </table:table-cell>
          <table:table-cell table:number-columns-repeated="8"/>
        </table:table-row>
        <table:table-row table:style-name="ro2">
          <table:table-cell table:formula="of:=[.A146]+100" office:value-type="float" office:value="14500" calcext:value-type="float">
            <text:p>14500</text:p>
          </table:table-cell>
          <table:table-cell table:formula="of:=[.A147]/([.A147]*[.$G$1]+[.$E$1])*[.$I$1]*[.$K$1]" office:value-type="float" office:value="633.1005859375" calcext:value-type="float">
            <text:p>633,1</text:p>
          </table:table-cell>
          <table:table-cell table:style-name="ce2" table:formula="of:=IF([.A147]&lt;&gt;0;[.B147]/[.A147];0)" office:value-type="percentage" office:value="0.043662109375" calcext:value-type="percentage">
            <text:p>4,37%</text:p>
          </table:table-cell>
          <table:table-cell table:number-columns-repeated="8"/>
        </table:table-row>
        <table:table-row table:style-name="ro2">
          <table:table-cell table:formula="of:=[.A147]+100" office:value-type="float" office:value="14600" calcext:value-type="float">
            <text:p>14600</text:p>
          </table:table-cell>
          <table:table-cell table:formula="of:=[.A148]/([.A148]*[.$G$1]+[.$E$1])*[.$I$1]*[.$K$1]" office:value-type="float" office:value="633.84482643821" calcext:value-type="float">
            <text:p>633,84</text:p>
          </table:table-cell>
          <table:table-cell table:style-name="ce2" table:formula="of:=IF([.A148]&lt;&gt;0;[.B148]/[.A148];0)" office:value-type="percentage" office:value="0.0434140292080966" calcext:value-type="percentage">
            <text:p>4,34%</text:p>
          </table:table-cell>
          <table:table-cell table:number-columns-repeated="8"/>
        </table:table-row>
        <table:table-row table:style-name="ro2">
          <table:table-cell table:formula="of:=[.A148]+100" office:value-type="float" office:value="14700" calcext:value-type="float">
            <text:p>14700</text:p>
          </table:table-cell>
          <table:table-cell table:formula="of:=[.A149]/([.A149]*[.$G$1]+[.$E$1])*[.$I$1]*[.$K$1]" office:value-type="float" office:value="634.580657441737" calcext:value-type="float">
            <text:p>634,58</text:p>
          </table:table-cell>
          <table:table-cell table:style-name="ce2" table:formula="of:=IF([.A149]&lt;&gt;0;[.B149]/[.A149];0)" office:value-type="percentage" office:value="0.0431687522069209" calcext:value-type="percentage">
            <text:p>4,32%</text:p>
          </table:table-cell>
          <table:table-cell table:number-columns-repeated="8"/>
        </table:table-row>
        <table:table-row table:style-name="ro2">
          <table:table-cell table:formula="of:=[.A149]+100" office:value-type="float" office:value="14800" calcext:value-type="float">
            <text:p>14800</text:p>
          </table:table-cell>
          <table:table-cell table:formula="of:=[.A150]/([.A150]*[.$G$1]+[.$E$1])*[.$I$1]*[.$K$1]" office:value-type="float" office:value="635.30822068118" calcext:value-type="float">
            <text:p>635,31</text:p>
          </table:table-cell>
          <table:table-cell table:style-name="ce2" table:formula="of:=IF([.A150]&lt;&gt;0;[.B150]/[.A150];0)" office:value-type="percentage" office:value="0.0429262311271067" calcext:value-type="percentage">
            <text:p>4,29%</text:p>
          </table:table-cell>
          <table:table-cell table:number-columns-repeated="8"/>
        </table:table-row>
        <table:table-row table:style-name="ro2">
          <table:table-cell table:formula="of:=[.A150]+100" office:value-type="float" office:value="14900" calcext:value-type="float">
            <text:p>14900</text:p>
          </table:table-cell>
          <table:table-cell table:formula="of:=[.A151]/([.A151]*[.$G$1]+[.$E$1])*[.$I$1]*[.$K$1]" office:value-type="float" office:value="636.027654722416" calcext:value-type="float">
            <text:p>636,03</text:p>
          </table:table-cell>
          <table:table-cell table:style-name="ce2" table:formula="of:=IF([.A151]&lt;&gt;0;[.B151]/[.A151];0)" office:value-type="percentage" office:value="0.0426864197800279" calcext:value-type="percentage">
            <text:p>4,27%</text:p>
          </table:table-cell>
          <table:table-cell table:number-columns-repeated="8"/>
        </table:table-row>
        <table:table-row table:style-name="ro2">
          <table:table-cell table:formula="of:=[.A151]+100" office:value-type="float" office:value="15000" calcext:value-type="float">
            <text:p>15000</text:p>
          </table:table-cell>
          <table:table-cell table:formula="of:=[.A152]/([.A152]*[.$G$1]+[.$E$1])*[.$I$1]*[.$K$1]" office:value-type="float" office:value="636.739095052083" calcext:value-type="float">
            <text:p>636,74</text:p>
          </table:table-cell>
          <table:table-cell table:style-name="ce2" table:formula="of:=IF([.A152]&lt;&gt;0;[.B152]/[.A152];0)" office:value-type="percentage" office:value="0.0424492730034722" calcext:value-type="percentage">
            <text:p>4,24%</text:p>
          </table:table-cell>
          <table:table-cell table:number-columns-repeated="8"/>
        </table:table-row>
        <table:table-row table:style-name="ro2">
          <table:table-cell table:formula="of:=[.A152]+100" office:value-type="float" office:value="15100" calcext:value-type="float">
            <text:p>15100</text:p>
          </table:table-cell>
          <table:table-cell table:formula="of:=[.A153]/([.A153]*[.$G$1]+[.$E$1])*[.$I$1]*[.$K$1]" office:value-type="float" office:value="637.442674162638" calcext:value-type="float">
            <text:p>637,44</text:p>
          </table:table-cell>
          <table:table-cell table:style-name="ce2" table:formula="of:=IF([.A153]&lt;&gt;0;[.B153]/[.A153];0)" office:value-type="percentage" office:value="0.0422147466332873" calcext:value-type="percentage">
            <text:p>4,22%</text:p>
          </table:table-cell>
          <table:table-cell table:number-columns-repeated="8"/>
        </table:table-row>
        <table:table-row table:style-name="ro2">
          <table:table-cell table:formula="of:=[.A153]+100" office:value-type="float" office:value="15200" calcext:value-type="float">
            <text:p>15200</text:p>
          </table:table-cell>
          <table:table-cell table:formula="of:=[.A154]/([.A154]*[.$G$1]+[.$E$1])*[.$I$1]*[.$K$1]" office:value-type="float" office:value="638.138521634615" calcext:value-type="float">
            <text:p>638,14</text:p>
          </table:table-cell>
          <table:table-cell table:style-name="ce2" table:formula="of:=IF([.A154]&lt;&gt;0;[.B154]/[.A154];0)" office:value-type="percentage" office:value="0.0419827974759615" calcext:value-type="percentage">
            <text:p>4,20%</text:p>
          </table:table-cell>
          <table:table-cell table:number-columns-repeated="8"/>
        </table:table-row>
        <table:table-row table:style-name="ro2">
          <table:table-cell table:formula="of:=[.A154]+100" office:value-type="float" office:value="15300" calcext:value-type="float">
            <text:p>15300</text:p>
          </table:table-cell>
          <table:table-cell table:formula="of:=[.A155]/([.A155]*[.$G$1]+[.$E$1])*[.$I$1]*[.$K$1]" office:value-type="float" office:value="638.826764216189" calcext:value-type="float">
            <text:p>638,83</text:p>
          </table:table-cell>
          <table:table-cell table:style-name="ce2" table:formula="of:=IF([.A155]&lt;&gt;0;[.B155]/[.A155];0)" office:value-type="percentage" office:value="0.0417533832821038" calcext:value-type="percentage">
            <text:p>4,18%</text:p>
          </table:table-cell>
          <table:table-cell table:number-columns-repeated="8"/>
        </table:table-row>
        <table:table-row table:style-name="ro2">
          <table:table-cell table:formula="of:=[.A155]+100" office:value-type="float" office:value="15400" calcext:value-type="float">
            <text:p>15400</text:p>
          </table:table-cell>
          <table:table-cell table:formula="of:=[.A156]/([.A156]*[.$G$1]+[.$E$1])*[.$I$1]*[.$K$1]" office:value-type="float" office:value="639.507525900136" calcext:value-type="float">
            <text:p>639,51</text:p>
          </table:table-cell>
          <table:table-cell table:style-name="ce2" table:formula="of:=IF([.A156]&lt;&gt;0;[.B156]/[.A156];0)" office:value-type="percentage" office:value="0.041526462720788" calcext:value-type="percentage">
            <text:p>4,15%</text:p>
          </table:table-cell>
          <table:table-cell table:number-columns-repeated="8"/>
        </table:table-row>
        <table:table-row table:style-name="ro2">
          <table:table-cell table:formula="of:=[.A156]+100" office:value-type="float" office:value="15500" calcext:value-type="float">
            <text:p>15500</text:p>
          </table:table-cell>
          <table:table-cell table:formula="of:=[.A157]/([.A157]*[.$G$1]+[.$E$1])*[.$I$1]*[.$K$1]" office:value-type="float" office:value="640.180927998311" calcext:value-type="float">
            <text:p>640,18</text:p>
          </table:table-cell>
          <table:table-cell table:style-name="ce2" table:formula="of:=IF([.A157]&lt;&gt;0;[.B157]/[.A157];0)" office:value-type="percentage" office:value="0.0413019953547297" calcext:value-type="percentage">
            <text:p>4,13%</text:p>
          </table:table-cell>
          <table:table-cell table:number-columns-repeated="8"/>
        </table:table-row>
        <table:table-row table:style-name="ro2">
          <table:table-cell table:formula="of:=[.A157]+100" office:value-type="float" office:value="15600" calcext:value-type="float">
            <text:p>15600</text:p>
          </table:table-cell>
          <table:table-cell table:formula="of:=[.A158]/([.A158]*[.$G$1]+[.$E$1])*[.$I$1]*[.$K$1]" office:value-type="float" office:value="640.84708921371" calcext:value-type="float">
            <text:p>640,85</text:p>
          </table:table-cell>
          <table:table-cell table:style-name="ce2" table:formula="of:=IF([.A158]&lt;&gt;0;[.B158]/[.A158];0)" office:value-type="percentage" office:value="0.0410799416162634" calcext:value-type="percentage">
            <text:p>4,11%</text:p>
          </table:table-cell>
          <table:table-cell table:number-columns-repeated="8"/>
        </table:table-row>
        <table:table-row table:style-name="ro2">
          <table:table-cell table:formula="of:=[.A158]+100" office:value-type="float" office:value="15700" calcext:value-type="float">
            <text:p>15700</text:p>
          </table:table-cell>
          <table:table-cell table:formula="of:=[.A159]/([.A159]*[.$G$1]+[.$E$1])*[.$I$1]*[.$K$1]" office:value-type="float" office:value="641.506125710227" calcext:value-type="float">
            <text:p>641,51</text:p>
          </table:table-cell>
          <table:table-cell table:style-name="ce2" table:formula="of:=IF([.A159]&lt;&gt;0;[.B159]/[.A159];0)" office:value-type="percentage" office:value="0.0408602627840909" calcext:value-type="percentage">
            <text:p>4,09%</text:p>
          </table:table-cell>
          <table:table-cell table:number-columns-repeated="8"/>
        </table:table-row>
        <table:table-row table:style-name="ro2">
          <table:table-cell table:formula="of:=[.A159]+100" office:value-type="float" office:value="15800" calcext:value-type="float">
            <text:p>15800</text:p>
          </table:table-cell>
          <table:table-cell table:formula="of:=[.A160]/([.A160]*[.$G$1]+[.$E$1])*[.$I$1]*[.$K$1]" office:value-type="float" office:value="642.158151180186" calcext:value-type="float">
            <text:p>642,16</text:p>
          </table:table-cell>
          <table:table-cell table:style-name="ce2" table:formula="of:=IF([.A160]&lt;&gt;0;[.B160]/[.A160];0)" office:value-type="percentage" office:value="0.0406429209607713" calcext:value-type="percentage">
            <text:p>4,06%</text:p>
          </table:table-cell>
          <table:table-cell table:number-columns-repeated="8"/>
        </table:table-row>
        <table:table-row table:style-name="ro2">
          <table:table-cell table:formula="of:=[.A160]+100" office:value-type="float" office:value="15900" calcext:value-type="float">
            <text:p>15900</text:p>
          </table:table-cell>
          <table:table-cell table:formula="of:=[.A161]/([.A161]*[.$G$1]+[.$E$1])*[.$I$1]*[.$K$1]" office:value-type="float" office:value="642.803276909722" calcext:value-type="float">
            <text:p>642,8</text:p>
          </table:table-cell>
          <table:table-cell table:style-name="ce2" table:formula="of:=IF([.A161]&lt;&gt;0;[.B161]/[.A161];0)" office:value-type="percentage" office:value="0.0404278790509259" calcext:value-type="percentage">
            <text:p>4,04%</text:p>
          </table:table-cell>
          <table:table-cell table:number-columns-repeated="8"/>
        </table:table-row>
        <table:table-row table:style-name="ro2">
          <table:table-cell table:formula="of:=[.A161]+100" office:value-type="float" office:value="16000" calcext:value-type="float">
            <text:p>16000</text:p>
          </table:table-cell>
          <table:table-cell table:formula="of:=[.A162]/([.A162]*[.$G$1]+[.$E$1])*[.$I$1]*[.$K$1]" office:value-type="float" office:value="643.441611842105" calcext:value-type="float">
            <text:p>643,44</text:p>
          </table:table-cell>
          <table:table-cell table:style-name="ce2" table:formula="of:=IF([.A162]&lt;&gt;0;[.B162]/[.A162];0)" office:value-type="percentage" office:value="0.0402151007401316" calcext:value-type="percentage">
            <text:p>4,02%</text:p>
          </table:table-cell>
          <table:table-cell table:number-columns-repeated="8"/>
        </table:table-row>
        <table:table-row table:style-name="ro2">
          <table:table-cell table:formula="of:=[.A162]+100" office:value-type="float" office:value="16100" calcext:value-type="float">
            <text:p>16100</text:p>
          </table:table-cell>
          <table:table-cell table:formula="of:=[.A163]/([.A163]*[.$G$1]+[.$E$1])*[.$I$1]*[.$K$1]" office:value-type="float" office:value="644.073262639071" calcext:value-type="float">
            <text:p>644,07</text:p>
          </table:table-cell>
          <table:table-cell table:style-name="ce2" table:formula="of:=IF([.A163]&lt;&gt;0;[.B163]/[.A163];0)" office:value-type="percentage" office:value="0.0400045504744764" calcext:value-type="percentage">
            <text:p>4,00%</text:p>
          </table:table-cell>
          <table:table-cell table:number-columns-repeated="8"/>
        </table:table-row>
        <table:table-row table:style-name="ro2">
          <table:table-cell table:formula="of:=[.A163]+100" office:value-type="float" office:value="16200" calcext:value-type="float">
            <text:p>16200</text:p>
          </table:table-cell>
          <table:table-cell table:formula="of:=[.A164]/([.A164]*[.$G$1]+[.$E$1])*[.$I$1]*[.$K$1]" office:value-type="float" office:value="644.698333740234" calcext:value-type="float">
            <text:p>644,7</text:p>
          </table:table-cell>
          <table:table-cell table:style-name="ce2" table:formula="of:=IF([.A164]&lt;&gt;0;[.B164]/[.A164];0)" office:value-type="percentage" office:value="0.0397961934407552" calcext:value-type="percentage">
            <text:p>3,98%</text:p>
          </table:table-cell>
          <table:table-cell table:number-columns-repeated="8"/>
        </table:table-row>
        <table:table-row table:style-name="ro2">
          <table:table-cell table:formula="of:=[.A164]+100" office:value-type="float" office:value="16300" calcext:value-type="float">
            <text:p>16300</text:p>
          </table:table-cell>
          <table:table-cell table:formula="of:=[.A165]/([.A165]*[.$G$1]+[.$E$1])*[.$I$1]*[.$K$1]" office:value-type="float" office:value="645.316927420661" calcext:value-type="float">
            <text:p>645,32</text:p>
          </table:table-cell>
          <table:table-cell table:style-name="ce2" table:formula="of:=IF([.A165]&lt;&gt;0;[.B165]/[.A165];0)" office:value-type="percentage" office:value="0.0395899955472798" calcext:value-type="percentage">
            <text:p>3,96%</text:p>
          </table:table-cell>
          <table:table-cell table:number-columns-repeated="8"/>
        </table:table-row>
        <table:table-row table:style-name="ro2">
          <table:table-cell table:formula="of:=[.A165]+100" office:value-type="float" office:value="16400" calcext:value-type="float">
            <text:p>16400</text:p>
          </table:table-cell>
          <table:table-cell table:formula="of:=[.A166]/([.A166]*[.$G$1]+[.$E$1])*[.$I$1]*[.$K$1]" office:value-type="float" office:value="645.929143846649" calcext:value-type="float">
            <text:p>645,93</text:p>
          </table:table-cell>
          <table:table-cell table:style-name="ce2" table:formula="of:=IF([.A166]&lt;&gt;0;[.B166]/[.A166];0)" office:value-type="percentage" office:value="0.0393859234052835" calcext:value-type="percentage">
            <text:p>3,94%</text:p>
          </table:table-cell>
          <table:table-cell table:number-columns-repeated="8"/>
        </table:table-row>
        <table:table-row table:style-name="ro2">
          <table:table-cell table:formula="of:=[.A166]+100" office:value-type="float" office:value="16500" calcext:value-type="float">
            <text:p>16500</text:p>
          </table:table-cell>
          <table:table-cell table:formula="of:=[.A167]/([.A167]*[.$G$1]+[.$E$1])*[.$I$1]*[.$K$1]" office:value-type="float" office:value="646.535081129808" calcext:value-type="float">
            <text:p>646,54</text:p>
          </table:table-cell>
          <table:table-cell table:style-name="ce2" table:formula="of:=IF([.A167]&lt;&gt;0;[.B167]/[.A167];0)" office:value-type="percentage" office:value="0.0391839443108974" calcext:value-type="percentage">
            <text:p>3,92%</text:p>
          </table:table-cell>
          <table:table-cell table:number-columns-repeated="8"/>
        </table:table-row>
        <table:table-row table:style-name="ro2">
          <table:table-cell table:formula="of:=[.A167]+100" office:value-type="float" office:value="16600" calcext:value-type="float">
            <text:p>16600</text:p>
          </table:table-cell>
          <table:table-cell table:formula="of:=[.A168]/([.A168]*[.$G$1]+[.$E$1])*[.$I$1]*[.$K$1]" office:value-type="float" office:value="647.134835379464" calcext:value-type="float">
            <text:p>647,13</text:p>
          </table:table-cell>
          <table:table-cell table:style-name="ce2" table:formula="of:=IF([.A168]&lt;&gt;0;[.B168]/[.A168];0)" office:value-type="percentage" office:value="0.0389840262276786" calcext:value-type="percentage">
            <text:p>3,90%</text:p>
          </table:table-cell>
          <table:table-cell table:number-columns-repeated="8"/>
        </table:table-row>
        <table:table-row table:style-name="ro2">
          <table:table-cell table:formula="of:=[.A168]+100" office:value-type="float" office:value="16700" calcext:value-type="float">
            <text:p>16700</text:p>
          </table:table-cell>
          <table:table-cell table:formula="of:=[.A169]/([.A169]*[.$G$1]+[.$E$1])*[.$I$1]*[.$K$1]" office:value-type="float" office:value="647.72850075349" calcext:value-type="float">
            <text:p>647,73</text:p>
          </table:table-cell>
          <table:table-cell table:style-name="ce2" table:formula="of:=IF([.A169]&lt;&gt;0;[.B169]/[.A169];0)" office:value-type="percentage" office:value="0.03878613776967" calcext:value-type="percentage">
            <text:p>3,88%</text:p>
          </table:table-cell>
          <table:table-cell table:number-columns-repeated="8"/>
        </table:table-row>
        <table:table-row table:style-name="ro2">
          <table:table-cell table:formula="of:=[.A169]+100" office:value-type="float" office:value="16800" calcext:value-type="float">
            <text:p>16800</text:p>
          </table:table-cell>
          <table:table-cell table:formula="of:=[.A170]/([.A170]*[.$G$1]+[.$E$1])*[.$I$1]*[.$K$1]" office:value-type="float" office:value="648.316169507576" calcext:value-type="float">
            <text:p>648,32</text:p>
          </table:table-cell>
          <table:table-cell table:style-name="ce2" table:formula="of:=IF([.A170]&lt;&gt;0;[.B170]/[.A170];0)" office:value-type="percentage" office:value="0.0385902481849747" calcext:value-type="percentage">
            <text:p>3,86%</text:p>
          </table:table-cell>
          <table:table-cell table:number-columns-repeated="8"/>
        </table:table-row>
        <table:table-row table:style-name="ro2">
          <table:table-cell table:formula="of:=[.A170]+100" office:value-type="float" office:value="16900" calcext:value-type="float">
            <text:p>16900</text:p>
          </table:table-cell>
          <table:table-cell table:formula="of:=[.A171]/([.A171]*[.$G$1]+[.$E$1])*[.$I$1]*[.$K$1]" office:value-type="float" office:value="648.897932043028" calcext:value-type="float">
            <text:p>648,9</text:p>
          </table:table-cell>
          <table:table-cell table:style-name="ce2" table:formula="of:=IF([.A171]&lt;&gt;0;[.B171]/[.A171];0)" office:value-type="percentage" office:value="0.0383963273398241" calcext:value-type="percentage">
            <text:p>3,84%</text:p>
          </table:table-cell>
          <table:table-cell table:number-columns-repeated="8"/>
        </table:table-row>
        <table:table-row table:style-name="ro2">
          <table:table-cell table:formula="of:=[.A171]+100" office:value-type="float" office:value="17000" calcext:value-type="float">
            <text:p>17000</text:p>
          </table:table-cell>
          <table:table-cell table:formula="of:=[.A172]/([.A172]*[.$G$1]+[.$E$1])*[.$I$1]*[.$K$1]" office:value-type="float" office:value="649.473876953125" calcext:value-type="float">
            <text:p>649,47</text:p>
          </table:table-cell>
          <table:table-cell table:style-name="ce2" table:formula="of:=IF([.A172]&lt;&gt;0;[.B172]/[.A172];0)" office:value-type="percentage" office:value="0.038204345703125" calcext:value-type="percentage">
            <text:p>3,82%</text:p>
          </table:table-cell>
          <table:table-cell table:number-columns-repeated="8"/>
        </table:table-row>
        <table:table-row table:style-name="ro2">
          <table:table-cell table:formula="of:=[.A172]+100" office:value-type="float" office:value="17100" calcext:value-type="float">
            <text:p>17100</text:p>
          </table:table-cell>
          <table:table-cell table:formula="of:=[.A173]/([.A173]*[.$G$1]+[.$E$1])*[.$I$1]*[.$K$1]" office:value-type="float" office:value="650.044091068097" calcext:value-type="float">
            <text:p>650,04</text:p>
          </table:table-cell>
          <table:table-cell table:style-name="ce2" table:formula="of:=IF([.A173]&lt;&gt;0;[.B173]/[.A173];0)" office:value-type="percentage" office:value="0.0380142743314677" calcext:value-type="percentage">
            <text:p>3,80%</text:p>
          </table:table-cell>
          <table:table-cell table:number-columns-repeated="8"/>
        </table:table-row>
        <table:table-row table:style-name="ro2">
          <table:table-cell table:formula="of:=[.A173]+100" office:value-type="float" office:value="17200" calcext:value-type="float">
            <text:p>17200</text:p>
          </table:table-cell>
          <table:table-cell table:formula="of:=[.A174]/([.A174]*[.$G$1]+[.$E$1])*[.$I$1]*[.$K$1]" office:value-type="float" office:value="650.608659498762" calcext:value-type="float">
            <text:p>650,61</text:p>
          </table:table-cell>
          <table:table-cell table:style-name="ce2" table:formula="of:=IF([.A174]&lt;&gt;0;[.B174]/[.A174];0)" office:value-type="percentage" office:value="0.0378260848545792" calcext:value-type="percentage">
            <text:p>3,78%</text:p>
          </table:table-cell>
          <table:table-cell table:number-columns-repeated="8"/>
        </table:table-row>
        <table:table-row table:style-name="ro2">
          <table:table-cell table:formula="of:=[.A174]+100" office:value-type="float" office:value="17300" calcext:value-type="float">
            <text:p>17300</text:p>
          </table:table-cell>
          <table:table-cell table:formula="of:=[.A175]/([.A175]*[.$G$1]+[.$E$1])*[.$I$1]*[.$K$1]" office:value-type="float" office:value="651.167665678879" calcext:value-type="float">
            <text:p>651,17</text:p>
          </table:table-cell>
          <table:table-cell table:style-name="ce2" table:formula="of:=IF([.A175]&lt;&gt;0;[.B175]/[.A175];0)" office:value-type="percentage" office:value="0.0376397494612069" calcext:value-type="percentage">
            <text:p>3,76%</text:p>
          </table:table-cell>
          <table:table-cell table:number-columns-repeated="8"/>
        </table:table-row>
        <table:table-row table:style-name="ro2">
          <table:table-cell table:formula="of:=[.A175]+100" office:value-type="float" office:value="17400" calcext:value-type="float">
            <text:p>17400</text:p>
          </table:table-cell>
          <table:table-cell table:formula="of:=[.A176]/([.A176]*[.$G$1]+[.$E$1])*[.$I$1]*[.$K$1]" office:value-type="float" office:value="651.72119140625" calcext:value-type="float">
            <text:p>651,72</text:p>
          </table:table-cell>
          <table:table-cell table:style-name="ce2" table:formula="of:=IF([.A176]&lt;&gt;0;[.B176]/[.A176];0)" office:value-type="percentage" office:value="0.0374552408854167" calcext:value-type="percentage">
            <text:p>3,75%</text:p>
          </table:table-cell>
          <table:table-cell table:number-columns-repeated="8"/>
        </table:table-row>
        <table:table-row table:style-name="ro2">
          <table:table-cell table:formula="of:=[.A176]+100" office:value-type="float" office:value="17500" calcext:value-type="float">
            <text:p>17500</text:p>
          </table:table-cell>
          <table:table-cell table:formula="of:=[.A177]/([.A177]*[.$G$1]+[.$E$1])*[.$I$1]*[.$K$1]" office:value-type="float" office:value="652.269316882622" calcext:value-type="float">
            <text:p>652,27</text:p>
          </table:table-cell>
          <table:table-cell table:style-name="ce2" table:formula="of:=IF([.A177]&lt;&gt;0;[.B177]/[.A177];0)" office:value-type="percentage" office:value="0.0372725323932927" calcext:value-type="percentage">
            <text:p>3,73%</text:p>
          </table:table-cell>
          <table:table-cell table:number-columns-repeated="8"/>
        </table:table-row>
        <table:table-row table:style-name="ro2">
          <table:table-cell table:formula="of:=[.A177]+100" office:value-type="float" office:value="17600" calcext:value-type="float">
            <text:p>17600</text:p>
          </table:table-cell>
          <table:table-cell table:formula="of:=[.A178]/([.A178]*[.$G$1]+[.$E$1])*[.$I$1]*[.$K$1]" office:value-type="float" office:value="652.812120752427" calcext:value-type="float">
            <text:p>652,81</text:p>
          </table:table-cell>
          <table:table-cell table:style-name="ce2" table:formula="of:=IF([.A178]&lt;&gt;0;[.B178]/[.A178];0)" office:value-type="percentage" office:value="0.0370915977700243" calcext:value-type="percentage">
            <text:p>3,71%</text:p>
          </table:table-cell>
          <table:table-cell table:number-columns-repeated="8"/>
        </table:table-row>
        <table:table-row table:style-name="ro2">
          <table:table-cell table:formula="of:=[.A178]+100" office:value-type="float" office:value="17700" calcext:value-type="float">
            <text:p>17700</text:p>
          </table:table-cell>
          <table:table-cell table:formula="of:=[.A179]/([.A179]*[.$G$1]+[.$E$1])*[.$I$1]*[.$K$1]" office:value-type="float" office:value="653.349680140399" calcext:value-type="float">
            <text:p>653,35</text:p>
          </table:table-cell>
          <table:table-cell table:style-name="ce2" table:formula="of:=IF([.A179]&lt;&gt;0;[.B179]/[.A179];0)" office:value-type="percentage" office:value="0.0369124113073671" calcext:value-type="percentage">
            <text:p>3,69%</text:p>
          </table:table-cell>
          <table:table-cell table:number-columns-repeated="8"/>
        </table:table-row>
        <table:table-row table:style-name="ro2">
          <table:table-cell table:formula="of:=[.A179]+100" office:value-type="float" office:value="17800" calcext:value-type="float">
            <text:p>17800</text:p>
          </table:table-cell>
          <table:table-cell table:formula="of:=[.A180]/([.A180]*[.$G$1]+[.$E$1])*[.$I$1]*[.$K$1]" office:value-type="float" office:value="653.882070688101" calcext:value-type="float">
            <text:p>653,88</text:p>
          </table:table-cell>
          <table:table-cell table:style-name="ce2" table:formula="of:=IF([.A180]&lt;&gt;0;[.B180]/[.A180];0)" office:value-type="percentage" office:value="0.0367349477914663" calcext:value-type="percentage">
            <text:p>3,67%</text:p>
          </table:table-cell>
          <table:table-cell table:number-columns-repeated="8"/>
        </table:table-row>
        <table:table-row table:style-name="ro2">
          <table:table-cell table:formula="of:=[.A180]+100" office:value-type="float" office:value="17900" calcext:value-type="float">
            <text:p>17900</text:p>
          </table:table-cell>
          <table:table-cell table:formula="of:=[.A181]/([.A181]*[.$G$1]+[.$E$1])*[.$I$1]*[.$K$1]" office:value-type="float" office:value="654.409366589414" calcext:value-type="float">
            <text:p>654,41</text:p>
          </table:table-cell>
          <table:table-cell table:style-name="ce2" table:formula="of:=IF([.A181]&lt;&gt;0;[.B181]/[.A181];0)" office:value-type="percentage" office:value="0.0365591824910287" calcext:value-type="percentage">
            <text:p>3,66%</text:p>
          </table:table-cell>
          <table:table-cell table:number-columns-repeated="8"/>
        </table:table-row>
        <table:table-row table:style-name="ro2">
          <table:table-cell table:formula="of:=[.A181]+100" office:value-type="float" office:value="18000" calcext:value-type="float">
            <text:p>18000</text:p>
          </table:table-cell>
          <table:table-cell table:formula="of:=[.A182]/([.A182]*[.$G$1]+[.$E$1])*[.$I$1]*[.$K$1]" office:value-type="float" office:value="654.931640625" calcext:value-type="float">
            <text:p>654,93</text:p>
          </table:table-cell>
          <table:table-cell table:style-name="ce2" table:formula="of:=IF([.A182]&lt;&gt;0;[.B182]/[.A182];0)" office:value-type="percentage" office:value="0.0363850911458333" calcext:value-type="percentage">
            <text:p>3,64%</text:p>
          </table:table-cell>
          <table:table-cell table:number-columns-repeated="8"/>
        </table:table-row>
        <table:table-row table:style-name="ro2">
          <table:table-cell table:formula="of:=[.A182]+100" office:value-type="float" office:value="18100" calcext:value-type="float">
            <text:p>18100</text:p>
          </table:table-cell>
          <table:table-cell table:formula="of:=[.A183]/([.A183]*[.$G$1]+[.$E$1])*[.$I$1]*[.$K$1]" office:value-type="float" office:value="655.448964195794" calcext:value-type="float">
            <text:p>655,45</text:p>
          </table:table-cell>
          <table:table-cell table:style-name="ce2" table:formula="of:=IF([.A183]&lt;&gt;0;[.B183]/[.A183];0)" office:value-type="percentage" office:value="0.0362126499555687" calcext:value-type="percentage">
            <text:p>3,62%</text:p>
          </table:table-cell>
          <table:table-cell table:number-columns-repeated="8"/>
        </table:table-row>
        <table:table-row table:style-name="ro2">
          <table:table-cell table:formula="of:=[.A183]+100" office:value-type="float" office:value="18200" calcext:value-type="float">
            <text:p>18200</text:p>
          </table:table-cell>
          <table:table-cell table:formula="of:=[.A184]/([.A184]*[.$G$1]+[.$E$1])*[.$I$1]*[.$K$1]" office:value-type="float" office:value="655.961407355543" calcext:value-type="float">
            <text:p>655,96</text:p>
          </table:table-cell>
          <table:table-cell table:style-name="ce2" table:formula="of:=IF([.A184]&lt;&gt;0;[.B184]/[.A184];0)" office:value-type="percentage" office:value="0.0360418355689859" calcext:value-type="percentage">
            <text:p>3,60%</text:p>
          </table:table-cell>
          <table:table-cell table:number-columns-repeated="8"/>
        </table:table-row>
        <table:table-row table:style-name="ro2">
          <table:table-cell table:formula="of:=[.A184]+100" office:value-type="float" office:value="18300" calcext:value-type="float">
            <text:p>18300</text:p>
          </table:table-cell>
          <table:table-cell table:formula="of:=[.A185]/([.A185]*[.$G$1]+[.$E$1])*[.$I$1]*[.$K$1]" office:value-type="float" office:value="656.46903884243" calcext:value-type="float">
            <text:p>656,47</text:p>
          </table:table-cell>
          <table:table-cell table:style-name="ce2" table:formula="of:=IF([.A185]&lt;&gt;0;[.B185]/[.A185];0)" office:value-type="percentage" office:value="0.0358726250733568" calcext:value-type="percentage">
            <text:p>3,59%</text:p>
          </table:table-cell>
          <table:table-cell table:number-columns-repeated="8"/>
        </table:table-row>
        <table:table-row table:style-name="ro2">
          <table:table-cell table:formula="of:=[.A185]+100" office:value-type="float" office:value="18400" calcext:value-type="float">
            <text:p>18400</text:p>
          </table:table-cell>
          <table:table-cell table:formula="of:=[.A186]/([.A186]*[.$G$1]+[.$E$1])*[.$I$1]*[.$K$1]" office:value-type="float" office:value="656.971926109813" calcext:value-type="float">
            <text:p>656,97</text:p>
          </table:table-cell>
          <table:table-cell table:style-name="ce2" table:formula="of:=IF([.A186]&lt;&gt;0;[.B186]/[.A186];0)" office:value-type="percentage" office:value="0.035704995984229" calcext:value-type="percentage">
            <text:p>3,57%</text:p>
          </table:table-cell>
          <table:table-cell table:number-columns-repeated="8"/>
        </table:table-row>
        <table:table-row table:style-name="ro2">
          <table:table-cell table:formula="of:=[.A186]+100" office:value-type="float" office:value="18500" calcext:value-type="float">
            <text:p>18500</text:p>
          </table:table-cell>
          <table:table-cell table:formula="of:=[.A187]/([.A187]*[.$G$1]+[.$E$1])*[.$I$1]*[.$K$1]" office:value-type="float" office:value="657.470135356105" calcext:value-type="float">
            <text:p>657,47</text:p>
          </table:table-cell>
          <table:table-cell table:style-name="ce2" table:formula="of:=IF([.A187]&lt;&gt;0;[.B187]/[.A187];0)" office:value-type="percentage" office:value="0.0355389262354651" calcext:value-type="percentage">
            <text:p>3,55%</text:p>
          </table:table-cell>
          <table:table-cell table:number-columns-repeated="8"/>
        </table:table-row>
        <table:table-row table:style-name="ro2">
          <table:table-cell table:formula="of:=[.A187]+100" office:value-type="float" office:value="18600" calcext:value-type="float">
            <text:p>18600</text:p>
          </table:table-cell>
          <table:table-cell table:formula="of:=[.A188]/([.A188]*[.$G$1]+[.$E$1])*[.$I$1]*[.$K$1]" office:value-type="float" office:value="657.963731553819" calcext:value-type="float">
            <text:p>657,96</text:p>
          </table:table-cell>
          <table:table-cell table:style-name="ce2" table:formula="of:=IF([.A188]&lt;&gt;0;[.B188]/[.A188];0)" office:value-type="percentage" office:value="0.0353743941695602" calcext:value-type="percentage">
            <text:p>3,54%</text:p>
          </table:table-cell>
          <table:table-cell table:number-columns-repeated="8"/>
        </table:table-row>
        <table:table-row table:style-name="ro2">
          <table:table-cell table:formula="of:=[.A188]+100" office:value-type="float" office:value="18700" calcext:value-type="float">
            <text:p>18700</text:p>
          </table:table-cell>
          <table:table-cell table:formula="of:=[.A189]/([.A189]*[.$G$1]+[.$E$1])*[.$I$1]*[.$K$1]" office:value-type="float" office:value="658.452778477823" calcext:value-type="float">
            <text:p>658,45</text:p>
          </table:table-cell>
          <table:table-cell table:style-name="ce2" table:formula="of:=IF([.A189]&lt;&gt;0;[.B189]/[.A189];0)" office:value-type="percentage" office:value="0.0352113785282258" calcext:value-type="percentage">
            <text:p>3,52%</text:p>
          </table:table-cell>
          <table:table-cell table:number-columns-repeated="8"/>
        </table:table-row>
        <table:table-row table:style-name="ro2">
          <table:table-cell table:formula="of:=[.A189]+100" office:value-type="float" office:value="18800" calcext:value-type="float">
            <text:p>18800</text:p>
          </table:table-cell>
          <table:table-cell table:formula="of:=[.A190]/([.A190]*[.$G$1]+[.$E$1])*[.$I$1]*[.$K$1]" office:value-type="float" office:value="658.937338732798" calcext:value-type="float">
            <text:p>658,94</text:p>
          </table:table-cell>
          <table:table-cell table:style-name="ce2" table:formula="of:=IF([.A190]&lt;&gt;0;[.B190]/[.A190];0)" office:value-type="percentage" office:value="0.035049858443234" calcext:value-type="percentage">
            <text:p>3,50%</text:p>
          </table:table-cell>
          <table:table-cell table:number-columns-repeated="8"/>
        </table:table-row>
        <table:table-row table:style-name="ro2">
          <table:table-cell table:formula="of:=[.A190]+100" office:value-type="float" office:value="18900" calcext:value-type="float">
            <text:p>18900</text:p>
          </table:table-cell>
          <table:table-cell table:formula="of:=[.A191]/([.A191]*[.$G$1]+[.$E$1])*[.$I$1]*[.$K$1]" office:value-type="float" office:value="659.417473779966" calcext:value-type="float">
            <text:p>659,42</text:p>
          </table:table-cell>
          <table:table-cell table:style-name="ce2" table:formula="of:=IF([.A191]&lt;&gt;0;[.B191]/[.A191];0)" office:value-type="percentage" office:value="0.0348898134275114" calcext:value-type="percentage">
            <text:p>3,49%</text:p>
          </table:table-cell>
          <table:table-cell table:number-columns-repeated="8"/>
        </table:table-row>
        <table:table-row table:style-name="ro2">
          <table:table-cell table:formula="of:=[.A191]+100" office:value-type="float" office:value="19000" calcext:value-type="float">
            <text:p>19000</text:p>
          </table:table-cell>
          <table:table-cell table:formula="of:=[.A192]/([.A192]*[.$G$1]+[.$E$1])*[.$I$1]*[.$K$1]" office:value-type="float" office:value="659.893243963068" calcext:value-type="float">
            <text:p>659,89</text:p>
          </table:table-cell>
          <table:table-cell table:style-name="ce2" table:formula="of:=IF([.A192]&lt;&gt;0;[.B192]/[.A192];0)" office:value-type="percentage" office:value="0.0347312233664773" calcext:value-type="percentage">
            <text:p>3,47%</text:p>
          </table:table-cell>
          <table:table-cell table:number-columns-repeated="8"/>
        </table:table-row>
        <table:table-row table:style-name="ro2">
          <table:table-cell table:formula="of:=[.A192]+100" office:value-type="float" office:value="19100" calcext:value-type="float">
            <text:p>19100</text:p>
          </table:table-cell>
          <table:table-cell table:formula="of:=[.A193]/([.A193]*[.$G$1]+[.$E$1])*[.$I$1]*[.$K$1]" office:value-type="float" office:value="660.364708533654" calcext:value-type="float">
            <text:p>660,36</text:p>
          </table:table-cell>
          <table:table-cell table:style-name="ce2" table:formula="of:=IF([.A193]&lt;&gt;0;[.B193]/[.A193];0)" office:value-type="percentage" office:value="0.0345740685096154" calcext:value-type="percentage">
            <text:p>3,46%</text:p>
          </table:table-cell>
          <table:table-cell table:number-columns-repeated="8"/>
        </table:table-row>
        <table:table-row table:style-name="ro2">
          <table:table-cell table:formula="of:=[.A193]+100" office:value-type="float" office:value="19200" calcext:value-type="float">
            <text:p>19200</text:p>
          </table:table-cell>
          <table:table-cell table:formula="of:=[.A194]/([.A194]*[.$G$1]+[.$E$1])*[.$I$1]*[.$K$1]" office:value-type="float" office:value="660.831925675676" calcext:value-type="float">
            <text:p>660,83</text:p>
          </table:table-cell>
          <table:table-cell table:style-name="ce2" table:formula="of:=IF([.A194]&lt;&gt;0;[.B194]/[.A194];0)" office:value-type="percentage" office:value="0.0344183294622748" calcext:value-type="percentage">
            <text:p>3,44%</text:p>
          </table:table-cell>
          <table:table-cell table:number-columns-repeated="8"/>
        </table:table-row>
        <table:table-row table:style-name="ro2">
          <table:table-cell table:formula="of:=[.A194]+100" office:value-type="float" office:value="19300" calcext:value-type="float">
            <text:p>19300</text:p>
          </table:table-cell>
          <table:table-cell table:formula="of:=[.A195]/([.A195]*[.$G$1]+[.$E$1])*[.$I$1]*[.$K$1]" office:value-type="float" office:value="661.294952529428" calcext:value-type="float">
            <text:p>661,29</text:p>
          </table:table-cell>
          <table:table-cell table:style-name="ce2" table:formula="of:=IF([.A195]&lt;&gt;0;[.B195]/[.A195];0)" office:value-type="percentage" office:value="0.0342639871776906" calcext:value-type="percentage">
            <text:p>3,43%</text:p>
          </table:table-cell>
          <table:table-cell table:number-columns-repeated="8"/>
        </table:table-row>
        <table:table-row table:style-name="ro2">
          <table:table-cell table:formula="of:=[.A195]+100" office:value-type="float" office:value="19400" calcext:value-type="float">
            <text:p>19400</text:p>
          </table:table-cell>
          <table:table-cell table:formula="of:=[.A196]/([.A196]*[.$G$1]+[.$E$1])*[.$I$1]*[.$K$1]" office:value-type="float" office:value="661.753845214844" calcext:value-type="float">
            <text:p>661,75</text:p>
          </table:table-cell>
          <table:table-cell table:style-name="ce2" table:formula="of:=IF([.A196]&lt;&gt;0;[.B196]/[.A196];0)" office:value-type="percentage" office:value="0.0341110229492187" calcext:value-type="percentage">
            <text:p>3,41%</text:p>
          </table:table-cell>
          <table:table-cell table:number-columns-repeated="8"/>
        </table:table-row>
        <table:table-row table:style-name="ro2">
          <table:table-cell table:formula="of:=[.A196]+100" office:value-type="float" office:value="19500" calcext:value-type="float">
            <text:p>19500</text:p>
          </table:table-cell>
          <table:table-cell table:formula="of:=[.A197]/([.A197]*[.$G$1]+[.$E$1])*[.$I$1]*[.$K$1]" office:value-type="float" office:value="662.208658854167" calcext:value-type="float">
            <text:p>662,21</text:p>
          </table:table-cell>
          <table:table-cell table:style-name="ce2" table:formula="of:=IF([.A197]&lt;&gt;0;[.B197]/[.A197];0)" office:value-type="percentage" office:value="0.0339594184027778" calcext:value-type="percentage">
            <text:p>3,40%</text:p>
          </table:table-cell>
          <table:table-cell table:number-columns-repeated="8"/>
        </table:table-row>
        <table:table-row table:style-name="ro2">
          <table:table-cell table:formula="of:=[.A197]+100" office:value-type="float" office:value="19600" calcext:value-type="float">
            <text:p>19600</text:p>
          </table:table-cell>
          <table:table-cell table:formula="of:=[.A198]/([.A198]*[.$G$1]+[.$E$1])*[.$I$1]*[.$K$1]" office:value-type="float" office:value="662.659447594027" calcext:value-type="float">
            <text:p>662,66</text:p>
          </table:table-cell>
          <table:table-cell table:style-name="ce2" table:formula="of:=IF([.A198]&lt;&gt;0;[.B198]/[.A198];0)" office:value-type="percentage" office:value="0.0338091554894911" calcext:value-type="percentage">
            <text:p>3,38%</text:p>
          </table:table-cell>
          <table:table-cell table:number-columns-repeated="8"/>
        </table:table-row>
        <table:table-row table:style-name="ro2">
          <table:table-cell table:formula="of:=[.A198]+100" office:value-type="float" office:value="19700" calcext:value-type="float">
            <text:p>19700</text:p>
          </table:table-cell>
          <table:table-cell table:formula="of:=[.A199]/([.A199]*[.$G$1]+[.$E$1])*[.$I$1]*[.$K$1]" office:value-type="float" office:value="663.106264626927" calcext:value-type="float">
            <text:p>663,11</text:p>
          </table:table-cell>
          <table:table-cell table:style-name="ce2" table:formula="of:=IF([.A199]&lt;&gt;0;[.B199]/[.A199];0)" office:value-type="percentage" office:value="0.0336602164785242" calcext:value-type="percentage">
            <text:p>3,37%</text:p>
          </table:table-cell>
          <table:table-cell table:number-columns-repeated="8"/>
        </table:table-row>
        <table:table-row table:style-name="ro2">
          <table:table-cell table:formula="of:=[.A199]+100" office:value-type="float" office:value="19800" calcext:value-type="float">
            <text:p>19800</text:p>
          </table:table-cell>
          <table:table-cell table:formula="of:=[.A200]/([.A200]*[.$G$1]+[.$E$1])*[.$I$1]*[.$K$1]" office:value-type="float" office:value="663.549162212171" calcext:value-type="float">
            <text:p>663,55</text:p>
          </table:table-cell>
          <table:table-cell table:style-name="ce2" table:formula="of:=IF([.A200]&lt;&gt;0;[.B200]/[.A200];0)" office:value-type="percentage" office:value="0.0335125839501096" calcext:value-type="percentage">
            <text:p>3,35%</text:p>
          </table:table-cell>
          <table:table-cell table:number-columns-repeated="8"/>
        </table:table-row>
        <table:table-row table:style-name="ro2">
          <table:table-cell table:formula="of:=[.A200]+100" office:value-type="float" office:value="19900" calcext:value-type="float">
            <text:p>19900</text:p>
          </table:table-cell>
          <table:table-cell table:formula="of:=[.A201]/([.A201]*[.$G$1]+[.$E$1])*[.$I$1]*[.$K$1]" office:value-type="float" office:value="663.988191696234" calcext:value-type="float">
            <text:p>663,99</text:p>
          </table:table-cell>
          <table:table-cell table:style-name="ce2" table:formula="of:=IF([.A201]&lt;&gt;0;[.B201]/[.A201];0)" office:value-type="percentage" office:value="0.0333662407887555" calcext:value-type="percentage">
            <text:p>3,34%</text:p>
          </table:table-cell>
          <table:table-cell table:number-columns-repeated="8"/>
        </table:table-row>
        <table:table-row table:style-name="ro2">
          <table:table-cell table:formula="of:=[.A201]+100" office:value-type="float" office:value="20000" calcext:value-type="float">
            <text:p>20000</text:p>
          </table:table-cell>
          <table:table-cell table:formula="of:=[.A202]/([.A202]*[.$G$1]+[.$E$1])*[.$I$1]*[.$K$1]" office:value-type="float" office:value="664.423403532609" calcext:value-type="float">
            <text:p>664,42</text:p>
          </table:table-cell>
          <table:table-cell table:style-name="ce2" table:formula="of:=IF([.A202]&lt;&gt;0;[.B202]/[.A202];0)" office:value-type="percentage" office:value="0.0332211701766304" calcext:value-type="percentage">
            <text:p>3,32%</text:p>
          </table:table-cell>
          <table:table-cell table:number-columns-repeated="8"/>
        </table:table-row>
        <table:table-row table:style-name="ro2">
          <table:table-cell table:formula="of:=[.A202]+100" office:value-type="float" office:value="20100" calcext:value-type="float">
            <text:p>20100</text:p>
          </table:table-cell>
          <table:table-cell table:formula="of:=[.A203]/([.A203]*[.$G$1]+[.$E$1])*[.$I$1]*[.$K$1]" office:value-type="float" office:value="664.854847301136" calcext:value-type="float">
            <text:p>664,85</text:p>
          </table:table-cell>
          <table:table-cell table:style-name="ce2" table:formula="of:=IF([.A203]&lt;&gt;0;[.B203]/[.A203];0)" office:value-type="percentage" office:value="0.0330773555871212" calcext:value-type="percentage">
            <text:p>3,31%</text:p>
          </table:table-cell>
          <table:table-cell table:number-columns-repeated="8"/>
        </table:table-row>
        <table:table-row table:style-name="ro2">
          <table:table-cell table:formula="of:=[.A203]+100" office:value-type="float" office:value="20200" calcext:value-type="float">
            <text:p>20200</text:p>
          </table:table-cell>
          <table:table-cell table:formula="of:=[.A204]/([.A204]*[.$G$1]+[.$E$1])*[.$I$1]*[.$K$1]" office:value-type="float" office:value="665.282571726832" calcext:value-type="float">
            <text:p>665,28</text:p>
          </table:table-cell>
          <table:table-cell table:style-name="ce2" table:formula="of:=IF([.A204]&lt;&gt;0;[.B204]/[.A204];0)" office:value-type="percentage" office:value="0.032934780778556" calcext:value-type="percentage">
            <text:p>3,29%</text:p>
          </table:table-cell>
          <table:table-cell table:number-columns-repeated="8"/>
        </table:table-row>
        <table:table-row table:style-name="ro2">
          <table:table-cell table:formula="of:=[.A204]+100" office:value-type="float" office:value="20300" calcext:value-type="float">
            <text:p>20300</text:p>
          </table:table-cell>
          <table:table-cell table:formula="of:=[.A205]/([.A205]*[.$G$1]+[.$E$1])*[.$I$1]*[.$K$1]" office:value-type="float" office:value="665.70662469823" calcext:value-type="float">
            <text:p>665,71</text:p>
          </table:table-cell>
          <table:table-cell table:style-name="ce2" table:formula="of:=IF([.A205]&lt;&gt;0;[.B205]/[.A205];0)" office:value-type="percentage" office:value="0.0327934297880901" calcext:value-type="percentage">
            <text:p>3,28%</text:p>
          </table:table-cell>
          <table:table-cell table:number-columns-repeated="8"/>
        </table:table-row>
        <table:table-row table:style-name="ro2">
          <table:table-cell table:formula="of:=[.A205]+100" office:value-type="float" office:value="20400" calcext:value-type="float">
            <text:p>20400</text:p>
          </table:table-cell>
          <table:table-cell table:formula="of:=[.A206]/([.A206]*[.$G$1]+[.$E$1])*[.$I$1]*[.$K$1]" office:value-type="float" office:value="666.127053285257" calcext:value-type="float">
            <text:p>666,13</text:p>
          </table:table-cell>
          <table:table-cell table:style-name="ce2" table:formula="of:=IF([.A206]&lt;&gt;0;[.B206]/[.A206];0)" office:value-type="percentage" office:value="0.0326532869257479" calcext:value-type="percentage">
            <text:p>3,27%</text:p>
          </table:table-cell>
          <table:table-cell table:number-columns-repeated="8"/>
        </table:table-row>
        <table:table-row table:style-name="ro2">
          <table:table-cell table:formula="of:=[.A206]+100" office:value-type="float" office:value="20500" calcext:value-type="float">
            <text:p>20500</text:p>
          </table:table-cell>
          <table:table-cell table:formula="of:=[.A207]/([.A207]*[.$G$1]+[.$E$1])*[.$I$1]*[.$K$1]" office:value-type="float" office:value="666.543903756649" calcext:value-type="float">
            <text:p>666,54</text:p>
          </table:table-cell>
          <table:table-cell table:style-name="ce2" table:formula="of:=IF([.A207]&lt;&gt;0;[.B207]/[.A207];0)" office:value-type="percentage" office:value="0.032514336768617" calcext:value-type="percentage">
            <text:p>3,25%</text:p>
          </table:table-cell>
          <table:table-cell table:number-columns-repeated="8"/>
        </table:table-row>
        <table:table-row table:style-name="ro2">
          <table:table-cell table:formula="of:=[.A207]+100" office:value-type="float" office:value="20600" calcext:value-type="float">
            <text:p>20600</text:p>
          </table:table-cell>
          <table:table-cell table:formula="of:=[.A208]/([.A208]*[.$G$1]+[.$E$1])*[.$I$1]*[.$K$1]" office:value-type="float" office:value="666.957221596928" calcext:value-type="float">
            <text:p>666,96</text:p>
          </table:table-cell>
          <table:table-cell table:style-name="ce2" table:formula="of:=IF([.A208]&lt;&gt;0;[.B208]/[.A208];0)" office:value-type="percentage" office:value="0.0323765641551907" calcext:value-type="percentage">
            <text:p>3,24%</text:p>
          </table:table-cell>
          <table:table-cell table:number-columns-repeated="8"/>
        </table:table-row>
        <table:table-row table:style-name="ro2">
          <table:table-cell table:formula="of:=[.A208]+100" office:value-type="float" office:value="20700" calcext:value-type="float">
            <text:p>20700</text:p>
          </table:table-cell>
          <table:table-cell table:formula="of:=[.A209]/([.A209]*[.$G$1]+[.$E$1])*[.$I$1]*[.$K$1]" office:value-type="float" office:value="667.367051522943" calcext:value-type="float">
            <text:p>667,37</text:p>
          </table:table-cell>
          <table:table-cell table:style-name="ce2" table:formula="of:=IF([.A209]&lt;&gt;0;[.B209]/[.A209];0)" office:value-type="percentage" office:value="0.0322399541798523" calcext:value-type="percentage">
            <text:p>3,22%</text:p>
          </table:table-cell>
          <table:table-cell table:number-columns-repeated="8"/>
        </table:table-row>
        <table:table-row table:style-name="ro2">
          <table:table-cell table:formula="of:=[.A209]+100" office:value-type="float" office:value="20800" calcext:value-type="float">
            <text:p>20800</text:p>
          </table:table-cell>
          <table:table-cell table:formula="of:=[.A210]/([.A210]*[.$G$1]+[.$E$1])*[.$I$1]*[.$K$1]" office:value-type="float" office:value="667.7734375" calcext:value-type="float">
            <text:p>667,77</text:p>
          </table:table-cell>
          <table:table-cell table:style-name="ce2" table:formula="of:=IF([.A210]&lt;&gt;0;[.B210]/[.A210];0)" office:value-type="percentage" office:value="0.0321044921875" calcext:value-type="percentage">
            <text:p>3,21%</text:p>
          </table:table-cell>
          <table:table-cell table:number-columns-repeated="8"/>
        </table:table-row>
        <table:table-row table:style-name="ro2">
          <table:table-cell table:formula="of:=[.A210]+100" office:value-type="float" office:value="20900" calcext:value-type="float">
            <text:p>20900</text:p>
          </table:table-cell>
          <table:table-cell table:formula="of:=[.A211]/([.A211]*[.$G$1]+[.$E$1])*[.$I$1]*[.$K$1]" office:value-type="float" office:value="668.176422757584" calcext:value-type="float">
            <text:p>668,18</text:p>
          </table:table-cell>
          <table:table-cell table:style-name="ce2" table:formula="of:=IF([.A211]&lt;&gt;0;[.B211]/[.A211];0)" office:value-type="percentage" office:value="0.0319701637683054" calcext:value-type="percentage">
            <text:p>3,20%</text:p>
          </table:table-cell>
          <table:table-cell table:number-columns-repeated="8"/>
        </table:table-row>
        <table:table-row table:style-name="ro2">
          <table:table-cell table:formula="of:=[.A211]+100" office:value-type="float" office:value="21000" calcext:value-type="float">
            <text:p>21000</text:p>
          </table:table-cell>
          <table:table-cell table:formula="of:=[.A212]/([.A212]*[.$G$1]+[.$E$1])*[.$I$1]*[.$K$1]" office:value-type="float" office:value="668.576049804688" calcext:value-type="float">
            <text:p>668,58</text:p>
          </table:table-cell>
          <table:table-cell table:style-name="ce2" table:formula="of:=IF([.A212]&lt;&gt;0;[.B212]/[.A212];0)" office:value-type="percentage" office:value="0.0318369547526042" calcext:value-type="percentage">
            <text:p>3,18%</text:p>
          </table:table-cell>
          <table:table-cell table:number-columns-repeated="8"/>
        </table:table-row>
        <table:table-row table:style-name="ro2">
          <table:table-cell table:formula="of:=[.A212]+100" office:value-type="float" office:value="21100" calcext:value-type="float">
            <text:p>21100</text:p>
          </table:table-cell>
          <table:table-cell table:formula="of:=[.A213]/([.A213]*[.$G$1]+[.$E$1])*[.$I$1]*[.$K$1]" office:value-type="float" office:value="668.972360444761" calcext:value-type="float">
            <text:p>668,97</text:p>
          </table:table-cell>
          <table:table-cell table:style-name="ce2" table:formula="of:=IF([.A213]&lt;&gt;0;[.B213]/[.A213];0)" office:value-type="percentage" office:value="0.0317048512059129" calcext:value-type="percentage">
            <text:p>3,17%</text:p>
          </table:table-cell>
          <table:table-cell table:number-columns-repeated="8"/>
        </table:table-row>
        <table:table-row table:style-name="ro2">
          <table:table-cell table:formula="of:=[.A213]+100" office:value-type="float" office:value="21200" calcext:value-type="float">
            <text:p>21200</text:p>
          </table:table-cell>
          <table:table-cell table:formula="of:=[.A214]/([.A214]*[.$G$1]+[.$E$1])*[.$I$1]*[.$K$1]" office:value-type="float" office:value="669.365395790289" calcext:value-type="float">
            <text:p>669,37</text:p>
          </table:table-cell>
          <table:table-cell table:style-name="ce2" table:formula="of:=IF([.A214]&lt;&gt;0;[.B214]/[.A214];0)" office:value-type="percentage" office:value="0.0315738394240702" calcext:value-type="percentage">
            <text:p>3,16%</text:p>
          </table:table-cell>
          <table:table-cell table:number-columns-repeated="8"/>
        </table:table-row>
        <table:table-row table:style-name="ro2">
          <table:table-cell table:formula="of:=[.A214]+100" office:value-type="float" office:value="21300" calcext:value-type="float">
            <text:p>21300</text:p>
          </table:table-cell>
          <table:table-cell table:formula="of:=[.A215]/([.A215]*[.$G$1]+[.$E$1])*[.$I$1]*[.$K$1]" office:value-type="float" office:value="669.755196277006" calcext:value-type="float">
            <text:p>669,76</text:p>
          </table:table-cell>
          <table:table-cell table:style-name="ce2" table:formula="of:=IF([.A215]&lt;&gt;0;[.B215]/[.A215];0)" office:value-type="percentage" office:value="0.0314439059284979" calcext:value-type="percentage">
            <text:p>3,14%</text:p>
          </table:table-cell>
          <table:table-cell table:number-columns-repeated="8"/>
        </table:table-row>
        <table:table-row table:style-name="ro2">
          <table:table-cell table:formula="of:=[.A215]+100" office:value-type="float" office:value="21400" calcext:value-type="float">
            <text:p>21400</text:p>
          </table:table-cell>
          <table:table-cell table:formula="of:=[.A216]/([.A216]*[.$G$1]+[.$E$1])*[.$I$1]*[.$K$1]" office:value-type="float" office:value="670.141801677766" calcext:value-type="float">
            <text:p>670,14</text:p>
          </table:table-cell>
          <table:table-cell table:style-name="ce2" table:formula="of:=IF([.A216]&lt;&gt;0;[.B216]/[.A216];0)" office:value-type="percentage" office:value="0.0313150374615779" calcext:value-type="percentage">
            <text:p>3,13%</text:p>
          </table:table-cell>
          <table:table-cell table:number-columns-repeated="8"/>
        </table:table-row>
        <table:table-row table:style-name="ro2">
          <table:table-cell table:formula="of:=[.A216]+100" office:value-type="float" office:value="21500" calcext:value-type="float">
            <text:p>21500</text:p>
          </table:table-cell>
          <table:table-cell table:formula="of:=[.A217]/([.A217]*[.$G$1]+[.$E$1])*[.$I$1]*[.$K$1]" office:value-type="float" office:value="670.525251116071" calcext:value-type="float">
            <text:p>670,53</text:p>
          </table:table-cell>
          <table:table-cell table:style-name="ce2" table:formula="of:=IF([.A217]&lt;&gt;0;[.B217]/[.A217];0)" office:value-type="percentage" office:value="0.0311872209821429" calcext:value-type="percentage">
            <text:p>3,12%</text:p>
          </table:table-cell>
          <table:table-cell table:number-columns-repeated="8"/>
        </table:table-row>
        <table:table-row table:style-name="ro2">
          <table:table-cell table:formula="of:=[.A217]+100" office:value-type="float" office:value="21600" calcext:value-type="float">
            <text:p>21600</text:p>
          </table:table-cell>
          <table:table-cell table:formula="of:=[.A218]/([.A218]*[.$G$1]+[.$E$1])*[.$I$1]*[.$K$1]" office:value-type="float" office:value="670.905583079268" calcext:value-type="float">
            <text:p>670,91</text:p>
          </table:table-cell>
          <table:table-cell table:style-name="ce2" table:formula="of:=IF([.A218]&lt;&gt;0;[.B218]/[.A218];0)" office:value-type="percentage" office:value="0.0310604436610772" calcext:value-type="percentage">
            <text:p>3,11%</text:p>
          </table:table-cell>
          <table:table-cell table:number-columns-repeated="8"/>
        </table:table-row>
        <table:table-row table:style-name="ro2">
          <table:table-cell table:formula="of:=[.A218]+100" office:value-type="float" office:value="21700" calcext:value-type="float">
            <text:p>21700</text:p>
          </table:table-cell>
          <table:table-cell table:formula="of:=[.A219]/([.A219]*[.$G$1]+[.$E$1])*[.$I$1]*[.$K$1]" office:value-type="float" office:value="671.282835431427" calcext:value-type="float">
            <text:p>671,28</text:p>
          </table:table-cell>
          <table:table-cell table:style-name="ce2" table:formula="of:=IF([.A219]&lt;&gt;0;[.B219]/[.A219];0)" office:value-type="percentage" office:value="0.0309346928770243" calcext:value-type="percentage">
            <text:p>3,09%</text:p>
          </table:table-cell>
          <table:table-cell table:number-columns-repeated="8"/>
        </table:table-row>
        <table:table-row table:style-name="ro2">
          <table:table-cell table:formula="of:=[.A219]+100" office:value-type="float" office:value="21800" calcext:value-type="float">
            <text:p>21800</text:p>
          </table:table-cell>
          <table:table-cell table:formula="of:=[.A220]/([.A220]*[.$G$1]+[.$E$1])*[.$I$1]*[.$K$1]" office:value-type="float" office:value="671.657045425907" calcext:value-type="float">
            <text:p>671,66</text:p>
          </table:table-cell>
          <table:table-cell table:style-name="ce2" table:formula="of:=IF([.A220]&lt;&gt;0;[.B220]/[.A220];0)" office:value-type="percentage" office:value="0.0308099562121976" calcext:value-type="percentage">
            <text:p>3,08%</text:p>
          </table:table-cell>
          <table:table-cell table:number-columns-repeated="8"/>
        </table:table-row>
        <table:table-row table:style-name="ro2">
          <table:table-cell table:formula="of:=[.A220]+100" office:value-type="float" office:value="21900" calcext:value-type="float">
            <text:p>21900</text:p>
          </table:table-cell>
          <table:table-cell table:formula="of:=[.A221]/([.A221]*[.$G$1]+[.$E$1])*[.$I$1]*[.$K$1]" office:value-type="float" office:value="672.02824971762" calcext:value-type="float">
            <text:p>672,03</text:p>
          </table:table-cell>
          <table:table-cell table:style-name="ce2" table:formula="of:=IF([.A221]&lt;&gt;0;[.B221]/[.A221];0)" office:value-type="percentage" office:value="0.0306862214482932" calcext:value-type="percentage">
            <text:p>3,07%</text:p>
          </table:table-cell>
          <table:table-cell table:number-columns-repeated="8"/>
        </table:table-row>
        <table:table-row table:style-name="ro2">
          <table:table-cell table:formula="of:=[.A221]+100" office:value-type="float" office:value="22000" calcext:value-type="float">
            <text:p>22000</text:p>
          </table:table-cell>
          <table:table-cell table:formula="of:=[.A222]/([.A222]*[.$G$1]+[.$E$1])*[.$I$1]*[.$K$1]" office:value-type="float" office:value="672.396484375" calcext:value-type="float">
            <text:p>672,4</text:p>
          </table:table-cell>
          <table:table-cell table:style-name="ce2" table:formula="of:=IF([.A222]&lt;&gt;0;[.B222]/[.A222];0)" office:value-type="percentage" office:value="0.0305634765625" calcext:value-type="percentage">
            <text:p>3,06%</text:p>
          </table:table-cell>
          <table:table-cell table:number-columns-repeated="8"/>
        </table:table-row>
        <table:table-row table:style-name="ro2">
          <table:table-cell table:formula="of:=[.A222]+100" office:value-type="float" office:value="22100" calcext:value-type="float">
            <text:p>22100</text:p>
          </table:table-cell>
          <table:table-cell table:formula="of:=[.A223]/([.A223]*[.$G$1]+[.$E$1])*[.$I$1]*[.$K$1]" office:value-type="float" office:value="672.761784891683" calcext:value-type="float">
            <text:p>672,76</text:p>
          </table:table-cell>
          <table:table-cell table:style-name="ce2" table:formula="of:=IF([.A223]&lt;&gt;0;[.B223]/[.A223];0)" office:value-type="percentage" office:value="0.0304417097236056" calcext:value-type="percentage">
            <text:p>3,04%</text:p>
          </table:table-cell>
          <table:table-cell table:number-columns-repeated="8"/>
        </table:table-row>
        <table:table-row table:style-name="ro2">
          <table:table-cell table:formula="of:=[.A223]+100" office:value-type="float" office:value="22200" calcext:value-type="float">
            <text:p>22200</text:p>
          </table:table-cell>
          <table:table-cell table:formula="of:=[.A224]/([.A224]*[.$G$1]+[.$E$1])*[.$I$1]*[.$K$1]" office:value-type="float" office:value="673.124186197917" calcext:value-type="float">
            <text:p>673,12</text:p>
          </table:table-cell>
          <table:table-cell table:style-name="ce2" table:formula="of:=IF([.A224]&lt;&gt;0;[.B224]/[.A224];0)" office:value-type="percentage" office:value="0.0303209092881944" calcext:value-type="percentage">
            <text:p>3,03%</text:p>
          </table:table-cell>
          <table:table-cell table:number-columns-repeated="8"/>
        </table:table-row>
        <table:table-row table:style-name="ro2">
          <table:table-cell table:formula="of:=[.A224]+100" office:value-type="float" office:value="22300" calcext:value-type="float">
            <text:p>22300</text:p>
          </table:table-cell>
          <table:table-cell table:formula="of:=[.A225]/([.A225]*[.$G$1]+[.$E$1])*[.$I$1]*[.$K$1]" office:value-type="float" office:value="673.48372267169" calcext:value-type="float">
            <text:p>673,48</text:p>
          </table:table-cell>
          <table:table-cell table:style-name="ce2" table:formula="of:=IF([.A225]&lt;&gt;0;[.B225]/[.A225];0)" office:value-type="percentage" office:value="0.0302010637969368" calcext:value-type="percentage">
            <text:p>3,02%</text:p>
          </table:table-cell>
          <table:table-cell table:number-columns-repeated="8"/>
        </table:table-row>
        <table:table-row table:style-name="ro2">
          <table:table-cell table:formula="of:=[.A225]+100" office:value-type="float" office:value="22400" calcext:value-type="float">
            <text:p>22400</text:p>
          </table:table-cell>
          <table:table-cell table:formula="of:=[.A226]/([.A226]*[.$G$1]+[.$E$1])*[.$I$1]*[.$K$1]" office:value-type="float" office:value="673.840428149606" calcext:value-type="float">
            <text:p>673,84</text:p>
          </table:table-cell>
          <table:table-cell table:style-name="ce2" table:formula="of:=IF([.A226]&lt;&gt;0;[.B226]/[.A226];0)" office:value-type="percentage" office:value="0.0300821619709646" calcext:value-type="percentage">
            <text:p>3,01%</text:p>
          </table:table-cell>
          <table:table-cell table:number-columns-repeated="8"/>
        </table:table-row>
        <table:table-row table:style-name="ro2">
          <table:table-cell table:formula="of:=[.A226]+100" office:value-type="float" office:value="22500" calcext:value-type="float">
            <text:p>22500</text:p>
          </table:table-cell>
          <table:table-cell table:formula="of:=[.A227]/([.A227]*[.$G$1]+[.$E$1])*[.$I$1]*[.$K$1]" office:value-type="float" office:value="674.1943359375" calcext:value-type="float">
            <text:p>674,19</text:p>
          </table:table-cell>
          <table:table-cell table:style-name="ce2" table:formula="of:=IF([.A227]&lt;&gt;0;[.B227]/[.A227];0)" office:value-type="percentage" office:value="0.0299641927083333" calcext:value-type="percentage">
            <text:p>3,00%</text:p>
          </table:table-cell>
          <table:table-cell table:number-columns-repeated="8"/>
        </table:table-row>
        <table:table-row table:style-name="ro2">
          <table:table-cell table:formula="of:=[.A227]+100" office:value-type="float" office:value="22600" calcext:value-type="float">
            <text:p>22600</text:p>
          </table:table-cell>
          <table:table-cell table:formula="of:=[.A228]/([.A228]*[.$G$1]+[.$E$1])*[.$I$1]*[.$K$1]" office:value-type="float" office:value="674.545478820801" calcext:value-type="float">
            <text:p>674,55</text:p>
          </table:table-cell>
          <table:table-cell table:style-name="ce2" table:formula="of:=IF([.A228]&lt;&gt;0;[.B228]/[.A228];0)" office:value-type="percentage" office:value="0.0298471450805664" calcext:value-type="percentage">
            <text:p>2,98%</text:p>
          </table:table-cell>
          <table:table-cell table:number-columns-repeated="8"/>
        </table:table-row>
        <table:table-row table:style-name="ro2">
          <table:table-cell table:formula="of:=[.A228]+100" office:value-type="float" office:value="22700" calcext:value-type="float">
            <text:p>22700</text:p>
          </table:table-cell>
          <table:table-cell table:formula="of:=[.A229]/([.A229]*[.$G$1]+[.$E$1])*[.$I$1]*[.$K$1]" office:value-type="float" office:value="674.89388907466" calcext:value-type="float">
            <text:p>674,89</text:p>
          </table:table-cell>
          <table:table-cell table:style-name="ce2" table:formula="of:=IF([.A229]&lt;&gt;0;[.B229]/[.A229];0)" office:value-type="percentage" office:value="0.0297310083292802" calcext:value-type="percentage">
            <text:p>2,97%</text:p>
          </table:table-cell>
          <table:table-cell table:number-columns-repeated="8"/>
        </table:table-row>
        <table:table-row table:style-name="ro2">
          <table:table-cell table:formula="of:=[.A229]+100" office:value-type="float" office:value="22800" calcext:value-type="float">
            <text:p>22800</text:p>
          </table:table-cell>
          <table:table-cell table:formula="of:=[.A230]/([.A230]*[.$G$1]+[.$E$1])*[.$I$1]*[.$K$1]" office:value-type="float" office:value="675.239598473837" calcext:value-type="float">
            <text:p>675,24</text:p>
          </table:table-cell>
          <table:table-cell table:style-name="ce2" table:formula="of:=IF([.A230]&lt;&gt;0;[.B230]/[.A230];0)" office:value-type="percentage" office:value="0.0296157718628876" calcext:value-type="percentage">
            <text:p>2,96%</text:p>
          </table:table-cell>
          <table:table-cell table:number-columns-repeated="8"/>
        </table:table-row>
        <table:table-row table:style-name="ro2">
          <table:table-cell table:formula="of:=[.A230]+100" office:value-type="float" office:value="22900" calcext:value-type="float">
            <text:p>22900</text:p>
          </table:table-cell>
          <table:table-cell table:formula="of:=[.A231]/([.A231]*[.$G$1]+[.$E$1])*[.$I$1]*[.$K$1]" office:value-type="float" office:value="675.582638302365" calcext:value-type="float">
            <text:p>675,58</text:p>
          </table:table-cell>
          <table:table-cell table:style-name="ce2" table:formula="of:=IF([.A231]&lt;&gt;0;[.B231]/[.A231];0)" office:value-type="percentage" office:value="0.0295014252533784" calcext:value-type="percentage">
            <text:p>2,95%</text:p>
          </table:table-cell>
          <table:table-cell table:number-columns-repeated="8"/>
        </table:table-row>
        <table:table-row table:style-name="ro2">
          <table:table-cell table:formula="of:=[.A231]+100" office:value-type="float" office:value="23000" calcext:value-type="float">
            <text:p>23000</text:p>
          </table:table-cell>
          <table:table-cell table:formula="of:=[.A232]/([.A232]*[.$G$1]+[.$E$1])*[.$I$1]*[.$K$1]" office:value-type="float" office:value="675.923039362981" calcext:value-type="float">
            <text:p>675,92</text:p>
          </table:table-cell>
          <table:table-cell table:style-name="ce2" table:formula="of:=IF([.A232]&lt;&gt;0;[.B232]/[.A232];0)" office:value-type="percentage" office:value="0.0293879582331731" calcext:value-type="percentage">
            <text:p>2,94%</text:p>
          </table:table-cell>
          <table:table-cell table:number-columns-repeated="8"/>
        </table:table-row>
        <table:table-row table:style-name="ro2">
          <table:table-cell table:formula="of:=[.A232]+100" office:value-type="float" office:value="23100" calcext:value-type="float">
            <text:p>23100</text:p>
          </table:table-cell>
          <table:table-cell table:formula="of:=[.A233]/([.A233]*[.$G$1]+[.$E$1])*[.$I$1]*[.$K$1]" office:value-type="float" office:value="676.260831986351" calcext:value-type="float">
            <text:p>676,26</text:p>
          </table:table-cell>
          <table:table-cell table:style-name="ce2" table:formula="of:=IF([.A233]&lt;&gt;0;[.B233]/[.A233];0)" office:value-type="percentage" office:value="0.0292753606920498" calcext:value-type="percentage">
            <text:p>2,93%</text:p>
          </table:table-cell>
          <table:table-cell table:number-columns-repeated="8"/>
        </table:table-row>
        <table:table-row table:style-name="ro2">
          <table:table-cell table:formula="of:=[.A233]+100" office:value-type="float" office:value="23200" calcext:value-type="float">
            <text:p>23200</text:p>
          </table:table-cell>
          <table:table-cell table:formula="of:=[.A234]/([.A234]*[.$G$1]+[.$E$1])*[.$I$1]*[.$K$1]" office:value-type="float" office:value="676.596046040076" calcext:value-type="float">
            <text:p>676,6</text:p>
          </table:table-cell>
          <table:table-cell table:style-name="ce2" table:formula="of:=IF([.A234]&lt;&gt;0;[.B234]/[.A234];0)" office:value-type="percentage" office:value="0.0291636226741412" calcext:value-type="percentage">
            <text:p>2,92%</text:p>
          </table:table-cell>
          <table:table-cell table:number-columns-repeated="8"/>
        </table:table-row>
        <table:table-row table:style-name="ro2">
          <table:table-cell table:formula="of:=[.A234]+100" office:value-type="float" office:value="23300" calcext:value-type="float">
            <text:p>23300</text:p>
          </table:table-cell>
          <table:table-cell table:formula="of:=[.A235]/([.A235]*[.$G$1]+[.$E$1])*[.$I$1]*[.$K$1]" office:value-type="float" office:value="676.9287109375" calcext:value-type="float">
            <text:p>676,93</text:p>
          </table:table-cell>
          <table:table-cell table:style-name="ce2" table:formula="of:=IF([.A235]&lt;&gt;0;[.B235]/[.A235];0)" office:value-type="percentage" office:value="0.029052734375" calcext:value-type="percentage">
            <text:p>2,91%</text:p>
          </table:table-cell>
          <table:table-cell table:number-columns-repeated="8"/>
        </table:table-row>
        <table:table-row table:style-name="ro2">
          <table:table-cell table:formula="of:=[.A235]+100" office:value-type="float" office:value="23400" calcext:value-type="float">
            <text:p>23400</text:p>
          </table:table-cell>
          <table:table-cell table:formula="of:=[.A236]/([.A236]*[.$G$1]+[.$E$1])*[.$I$1]*[.$K$1]" office:value-type="float" office:value="677.258855646307" calcext:value-type="float">
            <text:p>677,26</text:p>
          </table:table-cell>
          <table:table-cell table:style-name="ce2" table:formula="of:=IF([.A236]&lt;&gt;0;[.B236]/[.A236];0)" office:value-type="percentage" office:value="0.0289426861387311" calcext:value-type="percentage">
            <text:p>2,89%</text:p>
          </table:table-cell>
          <table:table-cell table:number-columns-repeated="8"/>
        </table:table-row>
        <table:table-row table:style-name="ro2">
          <table:table-cell table:formula="of:=[.A236]+100" office:value-type="float" office:value="23500" calcext:value-type="float">
            <text:p>23500</text:p>
          </table:table-cell>
          <table:table-cell table:formula="of:=[.A237]/([.A237]*[.$G$1]+[.$E$1])*[.$I$1]*[.$K$1]" office:value-type="float" office:value="677.586508696934" calcext:value-type="float">
            <text:p>677,59</text:p>
          </table:table-cell>
          <table:table-cell table:style-name="ce2" table:formula="of:=IF([.A237]&lt;&gt;0;[.B237]/[.A237];0)" office:value-type="percentage" office:value="0.0288334684551887" calcext:value-type="percentage">
            <text:p>2,88%</text:p>
          </table:table-cell>
          <table:table-cell table:number-columns-repeated="8"/>
        </table:table-row>
        <table:table-row table:style-name="ro2">
          <table:table-cell table:formula="of:=[.A237]+100" office:value-type="float" office:value="23600" calcext:value-type="float">
            <text:p>23600</text:p>
          </table:table-cell>
          <table:table-cell table:formula="of:=[.A238]/([.A238]*[.$G$1]+[.$E$1])*[.$I$1]*[.$K$1]" office:value-type="float" office:value="677.91169819079" calcext:value-type="float">
            <text:p>677,91</text:p>
          </table:table-cell>
          <table:table-cell table:style-name="ce2" table:formula="of:=IF([.A238]&lt;&gt;0;[.B238]/[.A238];0)" office:value-type="percentage" office:value="0.0287250719572368" calcext:value-type="percentage">
            <text:p>2,87%</text:p>
          </table:table-cell>
          <table:table-cell table:number-columns-repeated="8"/>
        </table:table-row>
        <table:table-row table:style-name="ro2">
          <table:table-cell table:formula="of:=[.A238]+100" office:value-type="float" office:value="23700" calcext:value-type="float">
            <text:p>23700</text:p>
          </table:table-cell>
          <table:table-cell table:formula="of:=[.A239]/([.A239]*[.$G$1]+[.$E$1])*[.$I$1]*[.$K$1]" office:value-type="float" office:value="678.234451808286" calcext:value-type="float">
            <text:p>678,23</text:p>
          </table:table-cell>
          <table:table-cell table:style-name="ce2" table:formula="of:=IF([.A239]&lt;&gt;0;[.B239]/[.A239];0)" office:value-type="percentage" office:value="0.0286174874180712" calcext:value-type="percentage">
            <text:p>2,86%</text:p>
          </table:table-cell>
          <table:table-cell table:number-columns-repeated="8"/>
        </table:table-row>
        <table:table-row table:style-name="ro2">
          <table:table-cell table:formula="of:=[.A239]+100" office:value-type="float" office:value="23800" calcext:value-type="float">
            <text:p>23800</text:p>
          </table:table-cell>
          <table:table-cell table:formula="of:=[.A240]/([.A240]*[.$G$1]+[.$E$1])*[.$I$1]*[.$K$1]" office:value-type="float" office:value="678.554796816698" calcext:value-type="float">
            <text:p>678,55</text:p>
          </table:table-cell>
          <table:table-cell table:style-name="ce2" table:formula="of:=IF([.A240]&lt;&gt;0;[.B240]/[.A240];0)" office:value-type="percentage" office:value="0.0285107057486007" calcext:value-type="percentage">
            <text:p>2,85%</text:p>
          </table:table-cell>
          <table:table-cell table:number-columns-repeated="8"/>
        </table:table-row>
        <table:table-row table:style-name="ro2">
          <table:table-cell table:formula="of:=[.A240]+100" office:value-type="float" office:value="23900" calcext:value-type="float">
            <text:p>23900</text:p>
          </table:table-cell>
          <table:table-cell table:formula="of:=[.A241]/([.A241]*[.$G$1]+[.$E$1])*[.$I$1]*[.$K$1]" office:value-type="float" office:value="678.872760077835" calcext:value-type="float">
            <text:p>678,87</text:p>
          </table:table-cell>
          <table:table-cell table:style-name="ce2" table:formula="of:=IF([.A241]&lt;&gt;0;[.B241]/[.A241];0)" office:value-type="percentage" office:value="0.0284047179948885" calcext:value-type="percentage">
            <text:p>2,84%</text:p>
          </table:table-cell>
          <table:table-cell table:number-columns-repeated="8"/>
        </table:table-row>
        <table:table-row table:style-name="ro2">
          <table:table-cell table:formula="of:=[.A241]+100" office:value-type="float" office:value="24000" calcext:value-type="float">
            <text:p>24000</text:p>
          </table:table-cell>
          <table:table-cell table:formula="of:=[.A242]/([.A242]*[.$G$1]+[.$E$1])*[.$I$1]*[.$K$1]" office:value-type="float" office:value="679.188368055556" calcext:value-type="float">
            <text:p>679,19</text:p>
          </table:table-cell>
          <table:table-cell table:style-name="ce2" table:formula="of:=IF([.A242]&lt;&gt;0;[.B242]/[.A242];0)" office:value-type="percentage" office:value="0.0282995153356481" calcext:value-type="percentage">
            <text:p>2,83%</text:p>
          </table:table-cell>
          <table:table-cell table:number-columns-repeated="8"/>
        </table:table-row>
        <table:table-row table:style-name="ro2">
          <table:table-cell table:formula="of:=[.A242]+100" office:value-type="float" office:value="24100" calcext:value-type="float">
            <text:p>24100</text:p>
          </table:table-cell>
          <table:table-cell table:formula="of:=[.A243]/([.A243]*[.$G$1]+[.$E$1])*[.$I$1]*[.$K$1]" office:value-type="float" office:value="679.501646823109" calcext:value-type="float">
            <text:p>679,5</text:p>
          </table:table-cell>
          <table:table-cell table:style-name="ce2" table:formula="of:=IF([.A243]&lt;&gt;0;[.B243]/[.A243];0)" office:value-type="percentage" office:value="0.028195089079797" calcext:value-type="percentage">
            <text:p>2,82%</text:p>
          </table:table-cell>
          <table:table-cell table:number-columns-repeated="8"/>
        </table:table-row>
        <table:table-row table:style-name="ro2">
          <table:table-cell table:formula="of:=[.A243]+100" office:value-type="float" office:value="24200" calcext:value-type="float">
            <text:p>24200</text:p>
          </table:table-cell>
          <table:table-cell table:formula="of:=[.A244]/([.A244]*[.$G$1]+[.$E$1])*[.$I$1]*[.$K$1]" office:value-type="float" office:value="679.812622070312" calcext:value-type="float">
            <text:p>679,81</text:p>
          </table:table-cell>
          <table:table-cell table:style-name="ce2" table:formula="of:=IF([.A244]&lt;&gt;0;[.B244]/[.A244];0)" office:value-type="percentage" office:value="0.0280914306640625" calcext:value-type="percentage">
            <text:p>2,81%</text:p>
          </table:table-cell>
          <table:table-cell table:number-columns-repeated="8"/>
        </table:table-row>
        <table:table-row table:style-name="ro2">
          <table:table-cell table:formula="of:=[.A244]+100" office:value-type="float" office:value="24300" calcext:value-type="float">
            <text:p>24300</text:p>
          </table:table-cell>
          <table:table-cell table:formula="of:=[.A245]/([.A245]*[.$G$1]+[.$E$1])*[.$I$1]*[.$K$1]" office:value-type="float" office:value="680.121319110577" calcext:value-type="float">
            <text:p>680,12</text:p>
          </table:table-cell>
          <table:table-cell table:style-name="ce2" table:formula="of:=IF([.A245]&lt;&gt;0;[.B245]/[.A245];0)" office:value-type="percentage" office:value="0.027988531650641" calcext:value-type="percentage">
            <text:p>2,80%</text:p>
          </table:table-cell>
          <table:table-cell table:number-columns-repeated="8"/>
        </table:table-row>
        <table:table-row table:style-name="ro2">
          <table:table-cell table:formula="of:=[.A245]+100" office:value-type="float" office:value="24400" calcext:value-type="float">
            <text:p>24400</text:p>
          </table:table-cell>
          <table:table-cell table:formula="of:=[.A246]/([.A246]*[.$G$1]+[.$E$1])*[.$I$1]*[.$K$1]" office:value-type="float" office:value="680.427762887774" calcext:value-type="float">
            <text:p>680,43</text:p>
          </table:table-cell>
          <table:table-cell table:style-name="ce2" table:formula="of:=IF([.A246]&lt;&gt;0;[.B246]/[.A246];0)" office:value-type="percentage" office:value="0.0278863837249088" calcext:value-type="percentage">
            <text:p>2,79%</text:p>
          </table:table-cell>
          <table:table-cell table:number-columns-repeated="8"/>
        </table:table-row>
        <table:table-row table:style-name="ro2">
          <table:table-cell table:formula="of:=[.A246]+100" office:value-type="float" office:value="24500" calcext:value-type="float">
            <text:p>24500</text:p>
          </table:table-cell>
          <table:table-cell table:formula="of:=[.A247]/([.A247]*[.$G$1]+[.$E$1])*[.$I$1]*[.$K$1]" office:value-type="float" office:value="680.731977982954" calcext:value-type="float">
            <text:p>680,73</text:p>
          </table:table-cell>
          <table:table-cell table:style-name="ce2" table:formula="of:=IF([.A247]&lt;&gt;0;[.B247]/[.A247];0)" office:value-type="percentage" office:value="0.0277849786931818" calcext:value-type="percentage">
            <text:p>2,78%</text:p>
          </table:table-cell>
          <table:table-cell table:number-columns-repeated="8"/>
        </table:table-row>
        <table:table-row table:style-name="ro2">
          <table:table-cell table:formula="of:=[.A247]+100" office:value-type="float" office:value="24600" calcext:value-type="float">
            <text:p>24600</text:p>
          </table:table-cell>
          <table:table-cell table:formula="of:=[.A248]/([.A248]*[.$G$1]+[.$E$1])*[.$I$1]*[.$K$1]" office:value-type="float" office:value="681.033988620924" calcext:value-type="float">
            <text:p>681,03</text:p>
          </table:table-cell>
          <table:table-cell table:style-name="ce2" table:formula="of:=IF([.A248]&lt;&gt;0;[.B248]/[.A248];0)" office:value-type="percentage" office:value="0.0276843084805254" calcext:value-type="percentage">
            <text:p>2,77%</text:p>
          </table:table-cell>
          <table:table-cell table:number-columns-repeated="8"/>
        </table:table-row>
        <table:table-row table:style-name="ro2">
          <table:table-cell table:formula="of:=[.A248]+100" office:value-type="float" office:value="24700" calcext:value-type="float">
            <text:p>24700</text:p>
          </table:table-cell>
          <table:table-cell table:formula="of:=[.A249]/([.A249]*[.$G$1]+[.$E$1])*[.$I$1]*[.$K$1]" office:value-type="float" office:value="681.33381867667" calcext:value-type="float">
            <text:p>681,33</text:p>
          </table:table-cell>
          <table:table-cell table:style-name="ce2" table:formula="of:=IF([.A249]&lt;&gt;0;[.B249]/[.A249];0)" office:value-type="percentage" office:value="0.0275843651286101" calcext:value-type="percentage">
            <text:p>2,76%</text:p>
          </table:table-cell>
          <table:table-cell table:number-columns-repeated="8"/>
        </table:table-row>
        <table:table-row table:style-name="ro2">
          <table:table-cell table:formula="of:=[.A249]+100" office:value-type="float" office:value="24800" calcext:value-type="float">
            <text:p>24800</text:p>
          </table:table-cell>
          <table:table-cell table:formula="of:=[.A250]/([.A250]*[.$G$1]+[.$E$1])*[.$I$1]*[.$K$1]" office:value-type="float" office:value="681.631491681655" calcext:value-type="float">
            <text:p>681,63</text:p>
          </table:table-cell>
          <table:table-cell table:style-name="ce2" table:formula="of:=IF([.A250]&lt;&gt;0;[.B250]/[.A250];0)" office:value-type="percentage" office:value="0.0274851407936151" calcext:value-type="percentage">
            <text:p>2,75%</text:p>
          </table:table-cell>
          <table:table-cell table:number-columns-repeated="8"/>
        </table:table-row>
        <table:table-row table:style-name="ro2">
          <table:table-cell table:formula="of:=[.A250]+100" office:value-type="float" office:value="24900" calcext:value-type="float">
            <text:p>24900</text:p>
          </table:table-cell>
          <table:table-cell table:formula="of:=[.A251]/([.A251]*[.$G$1]+[.$E$1])*[.$I$1]*[.$K$1]" office:value-type="float" office:value="681.927030829973" calcext:value-type="float">
            <text:p>681,93</text:p>
          </table:table-cell>
          <table:table-cell table:style-name="ce2" table:formula="of:=IF([.A251]&lt;&gt;0;[.B251]/[.A251];0)" office:value-type="percentage" office:value="0.0273866277441756" calcext:value-type="percentage">
            <text:p>2,74%</text:p>
          </table:table-cell>
          <table:table-cell table:number-columns-repeated="8"/>
        </table:table-row>
        <table:table-row table:style-name="ro2">
          <table:table-cell table:formula="of:=[.A251]+100" office:value-type="float" office:value="25000" calcext:value-type="float">
            <text:p>25000</text:p>
          </table:table-cell>
          <table:table-cell table:formula="of:=[.A252]/([.A252]*[.$G$1]+[.$E$1])*[.$I$1]*[.$K$1]" office:value-type="float" office:value="682.220458984375" calcext:value-type="float">
            <text:p>682,22</text:p>
          </table:table-cell>
          <table:table-cell table:style-name="ce2" table:formula="of:=IF([.A252]&lt;&gt;0;[.B252]/[.A252];0)" office:value-type="percentage" office:value="0.027288818359375" calcext:value-type="percentage">
            <text:p>2,73%</text:p>
          </table:table-cell>
          <table:table-cell table:number-columns-repeated="8"/>
        </table:table-row>
        <table:table-row table:style-name="ro2">
          <table:table-cell table:formula="of:=[.A252]+100" office:value-type="float" office:value="25100" calcext:value-type="float">
            <text:p>25100</text:p>
          </table:table-cell>
          <table:table-cell table:formula="of:=[.A253]/([.A253]*[.$G$1]+[.$E$1])*[.$I$1]*[.$K$1]" office:value-type="float" office:value="682.511798682162" calcext:value-type="float">
            <text:p>682,51</text:p>
          </table:table-cell>
          <table:table-cell table:style-name="ce2" table:formula="of:=IF([.A253]&lt;&gt;0;[.B253]/[.A253];0)" office:value-type="percentage" office:value="0.0271917051267794" calcext:value-type="percentage">
            <text:p>2,72%</text:p>
          </table:table-cell>
          <table:table-cell table:number-columns-repeated="8"/>
        </table:table-row>
        <table:table-row table:style-name="ro2">
          <table:table-cell table:formula="of:=[.A253]+100" office:value-type="float" office:value="25200" calcext:value-type="float">
            <text:p>25200</text:p>
          </table:table-cell>
          <table:table-cell table:formula="of:=[.A254]/([.A254]*[.$G$1]+[.$E$1])*[.$I$1]*[.$K$1]" office:value-type="float" office:value="682.801072140957" calcext:value-type="float">
            <text:p>682,8</text:p>
          </table:table-cell>
          <table:table-cell table:style-name="ce2" table:formula="of:=IF([.A254]&lt;&gt;0;[.B254]/[.A254];0)" office:value-type="percentage" office:value="0.0270952806405142" calcext:value-type="percentage">
            <text:p>2,71%</text:p>
          </table:table-cell>
          <table:table-cell table:number-columns-repeated="8"/>
        </table:table-row>
        <table:table-row table:style-name="ro2">
          <table:table-cell table:formula="of:=[.A254]+100" office:value-type="float" office:value="25300" calcext:value-type="float">
            <text:p>25300</text:p>
          </table:table-cell>
          <table:table-cell table:formula="of:=[.A255]/([.A255]*[.$G$1]+[.$E$1])*[.$I$1]*[.$K$1]" office:value-type="float" office:value="683.088301264355" calcext:value-type="float">
            <text:p>683,09</text:p>
          </table:table-cell>
          <table:table-cell table:style-name="ce2" table:formula="of:=IF([.A255]&lt;&gt;0;[.B255]/[.A255];0)" office:value-type="percentage" office:value="0.0269995375993816" calcext:value-type="percentage">
            <text:p>2,70%</text:p>
          </table:table-cell>
          <table:table-cell table:number-columns-repeated="8"/>
        </table:table-row>
        <table:table-row table:style-name="ro2">
          <table:table-cell table:formula="of:=[.A255]+100" office:value-type="float" office:value="25400" calcext:value-type="float">
            <text:p>25400</text:p>
          </table:table-cell>
          <table:table-cell table:formula="of:=[.A256]/([.A256]*[.$G$1]+[.$E$1])*[.$I$1]*[.$K$1]" office:value-type="float" office:value="683.373507647447" calcext:value-type="float">
            <text:p>683,37</text:p>
          </table:table-cell>
          <table:table-cell table:style-name="ce2" table:formula="of:=IF([.A256]&lt;&gt;0;[.B256]/[.A256];0)" office:value-type="percentage" office:value="0.0269044688050176" calcext:value-type="percentage">
            <text:p>2,69%</text:p>
          </table:table-cell>
          <table:table-cell table:number-columns-repeated="8"/>
        </table:table-row>
        <table:table-row table:style-name="ro2">
          <table:table-cell table:formula="of:=[.A256]+100" office:value-type="float" office:value="25500" calcext:value-type="float">
            <text:p>25500</text:p>
          </table:table-cell>
          <table:table-cell table:formula="of:=[.A257]/([.A257]*[.$G$1]+[.$E$1])*[.$I$1]*[.$K$1]" office:value-type="float" office:value="683.656712582237" calcext:value-type="float">
            <text:p>683,66</text:p>
          </table:table-cell>
          <table:table-cell table:style-name="ce2" table:formula="of:=IF([.A257]&lt;&gt;0;[.B257]/[.A257];0)" office:value-type="percentage" office:value="0.0268100671600877" calcext:value-type="percentage">
            <text:p>2,68%</text:p>
          </table:table-cell>
          <table:table-cell table:number-columns-repeated="8"/>
        </table:table-row>
        <table:table-row table:style-name="ro2">
          <table:table-cell table:formula="of:=[.A257]+100" office:value-type="float" office:value="25600" calcext:value-type="float">
            <text:p>25600</text:p>
          </table:table-cell>
          <table:table-cell table:formula="of:=[.A258]/([.A258]*[.$G$1]+[.$E$1])*[.$I$1]*[.$K$1]" office:value-type="float" office:value="683.937937062937" calcext:value-type="float">
            <text:p>683,94</text:p>
          </table:table-cell>
          <table:table-cell table:style-name="ce2" table:formula="of:=IF([.A258]&lt;&gt;0;[.B258]/[.A258];0)" office:value-type="percentage" office:value="0.026716325666521" calcext:value-type="percentage">
            <text:p>2,67%</text:p>
          </table:table-cell>
          <table:table-cell table:number-columns-repeated="8"/>
        </table:table-row>
        <table:table-row table:style-name="ro2">
          <table:table-cell table:formula="of:=[.A258]+100" office:value-type="float" office:value="25700" calcext:value-type="float">
            <text:p>25700</text:p>
          </table:table-cell>
          <table:table-cell table:formula="of:=[.A259]/([.A259]*[.$G$1]+[.$E$1])*[.$I$1]*[.$K$1]" office:value-type="float" office:value="684.217201791159" calcext:value-type="float">
            <text:p>684,22</text:p>
          </table:table-cell>
          <table:table-cell table:style-name="ce2" table:formula="of:=IF([.A259]&lt;&gt;0;[.B259]/[.A259];0)" office:value-type="percentage" office:value="0.0266232374237805" calcext:value-type="percentage">
            <text:p>2,66%</text:p>
          </table:table-cell>
          <table:table-cell table:number-columns-repeated="8"/>
        </table:table-row>
        <table:table-row table:style-name="ro2">
          <table:table-cell table:formula="of:=[.A259]+100" office:value-type="float" office:value="25800" calcext:value-type="float">
            <text:p>25800</text:p>
          </table:table-cell>
          <table:table-cell table:formula="of:=[.A260]/([.A260]*[.$G$1]+[.$E$1])*[.$I$1]*[.$K$1]" office:value-type="float" office:value="684.49452718099" calcext:value-type="float">
            <text:p>684,49</text:p>
          </table:table-cell>
          <table:table-cell table:style-name="ce2" table:formula="of:=IF([.A260]&lt;&gt;0;[.B260]/[.A260];0)" office:value-type="percentage" office:value="0.0265307956271701" calcext:value-type="percentage">
            <text:p>2,65%</text:p>
          </table:table-cell>
          <table:table-cell table:number-columns-repeated="8"/>
        </table:table-row>
        <table:table-row table:style-name="ro2">
          <table:table-cell table:formula="of:=[.A260]+100" office:value-type="float" office:value="25900" calcext:value-type="float">
            <text:p>25900</text:p>
          </table:table-cell>
          <table:table-cell table:formula="of:=[.A261]/([.A261]*[.$G$1]+[.$E$1])*[.$I$1]*[.$K$1]" office:value-type="float" office:value="684.769933363971" calcext:value-type="float">
            <text:p>684,77</text:p>
          </table:table-cell>
          <table:table-cell table:style-name="ce2" table:formula="of:=IF([.A261]&lt;&gt;0;[.B261]/[.A261];0)" office:value-type="percentage" office:value="0.0264389935661765" calcext:value-type="percentage">
            <text:p>2,64%</text:p>
          </table:table-cell>
          <table:table-cell table:number-columns-repeated="8"/>
        </table:table-row>
        <table:table-row table:style-name="ro2">
          <table:table-cell table:formula="of:=[.A261]+100" office:value-type="float" office:value="26000" calcext:value-type="float">
            <text:p>26000</text:p>
          </table:table-cell>
          <table:table-cell table:formula="of:=[.A262]/([.A262]*[.$G$1]+[.$E$1])*[.$I$1]*[.$K$1]" office:value-type="float" office:value="685.043440193966" calcext:value-type="float">
            <text:p>685,04</text:p>
          </table:table-cell>
          <table:table-cell table:style-name="ce2" table:formula="of:=IF([.A262]&lt;&gt;0;[.B262]/[.A262];0)" office:value-type="percentage" office:value="0.0263478246228448" calcext:value-type="percentage">
            <text:p>2,63%</text:p>
          </table:table-cell>
          <table:table-cell table:number-columns-repeated="8"/>
        </table:table-row>
        <table:table-row table:style-name="ro2">
          <table:table-cell table:formula="of:=[.A262]+100" office:value-type="float" office:value="26100" calcext:value-type="float">
            <text:p>26100</text:p>
          </table:table-cell>
          <table:table-cell table:formula="of:=[.A263]/([.A263]*[.$G$1]+[.$E$1])*[.$I$1]*[.$K$1]" office:value-type="float" office:value="685.315067251933" calcext:value-type="float">
            <text:p>685,32</text:p>
          </table:table-cell>
          <table:table-cell table:style-name="ce2" table:formula="of:=IF([.A263]&lt;&gt;0;[.B263]/[.A263];0)" office:value-type="percentage" office:value="0.026257282270189" calcext:value-type="percentage">
            <text:p>2,63%</text:p>
          </table:table-cell>
          <table:table-cell table:number-columns-repeated="8"/>
        </table:table-row>
        <table:table-row table:style-name="ro2">
          <table:table-cell table:formula="of:=[.A263]+100" office:value-type="float" office:value="26200" calcext:value-type="float">
            <text:p>26200</text:p>
          </table:table-cell>
          <table:table-cell table:formula="of:=[.A264]/([.A264]*[.$G$1]+[.$E$1])*[.$I$1]*[.$K$1]" office:value-type="float" office:value="685.584833850599" calcext:value-type="float">
            <text:p>685,58</text:p>
          </table:table-cell>
          <table:table-cell table:style-name="ce2" table:formula="of:=IF([.A264]&lt;&gt;0;[.B264]/[.A264];0)" office:value-type="percentage" office:value="0.0261673600706336" calcext:value-type="percentage">
            <text:p>2,62%</text:p>
          </table:table-cell>
          <table:table-cell table:number-columns-repeated="8"/>
        </table:table-row>
        <table:table-row table:style-name="ro2">
          <table:table-cell table:formula="of:=[.A264]+100" office:value-type="float" office:value="26300" calcext:value-type="float">
            <text:p>26300</text:p>
          </table:table-cell>
          <table:table-cell table:formula="of:=[.A265]/([.A265]*[.$G$1]+[.$E$1])*[.$I$1]*[.$K$1]" office:value-type="float" office:value="685.852759039036" calcext:value-type="float">
            <text:p>685,85</text:p>
          </table:table-cell>
          <table:table-cell table:style-name="ce2" table:formula="of:=IF([.A265]&lt;&gt;0;[.B265]/[.A265];0)" office:value-type="percentage" office:value="0.0260780516744881" calcext:value-type="percentage">
            <text:p>2,61%</text:p>
          </table:table-cell>
          <table:table-cell table:number-columns-repeated="8"/>
        </table:table-row>
        <table:table-row table:style-name="ro2">
          <table:table-cell table:formula="of:=[.A265]+100" office:value-type="float" office:value="26400" calcext:value-type="float">
            <text:p>26400</text:p>
          </table:table-cell>
          <table:table-cell table:formula="of:=[.A266]/([.A266]*[.$G$1]+[.$E$1])*[.$I$1]*[.$K$1]" office:value-type="float" office:value="686.118861607143" calcext:value-type="float">
            <text:p>686,12</text:p>
          </table:table-cell>
          <table:table-cell table:style-name="ce2" table:formula="of:=IF([.A266]&lt;&gt;0;[.B266]/[.A266];0)" office:value-type="percentage" office:value="0.0259893508184524" calcext:value-type="percentage">
            <text:p>2,60%</text:p>
          </table:table-cell>
          <table:table-cell table:number-columns-repeated="8"/>
        </table:table-row>
        <table:table-row table:style-name="ro2">
          <table:table-cell table:formula="of:=[.A266]+100" office:value-type="float" office:value="26500" calcext:value-type="float">
            <text:p>26500</text:p>
          </table:table-cell>
          <table:table-cell table:formula="of:=[.A267]/([.A267]*[.$G$1]+[.$E$1])*[.$I$1]*[.$K$1]" office:value-type="float" office:value="686.383160090042" calcext:value-type="float">
            <text:p>686,38</text:p>
          </table:table-cell>
          <table:table-cell table:style-name="ce2" table:formula="of:=IF([.A267]&lt;&gt;0;[.B267]/[.A267];0)" office:value-type="percentage" office:value="0.0259012513241525" calcext:value-type="percentage">
            <text:p>2,59%</text:p>
          </table:table-cell>
          <table:table-cell table:number-columns-repeated="8"/>
        </table:table-row>
        <table:table-row table:style-name="ro2">
          <table:table-cell table:formula="of:=[.A267]+100" office:value-type="float" office:value="26600" calcext:value-type="float">
            <text:p>26600</text:p>
          </table:table-cell>
          <table:table-cell table:formula="of:=[.A268]/([.A268]*[.$G$1]+[.$E$1])*[.$I$1]*[.$K$1]" office:value-type="float" office:value="686.645672772382" calcext:value-type="float">
            <text:p>686,65</text:p>
          </table:table-cell>
          <table:table-cell table:style-name="ce2" table:formula="of:=IF([.A268]&lt;&gt;0;[.B268]/[.A268];0)" office:value-type="percentage" office:value="0.0258137470967061" calcext:value-type="percentage">
            <text:p>2,58%</text:p>
          </table:table-cell>
          <table:table-cell table:number-columns-repeated="8"/>
        </table:table-row>
        <table:table-row table:style-name="ro2">
          <table:table-cell table:formula="of:=[.A268]+100" office:value-type="float" office:value="26700" calcext:value-type="float">
            <text:p>26700</text:p>
          </table:table-cell>
          <table:table-cell table:formula="of:=[.A269]/([.A269]*[.$G$1]+[.$E$1])*[.$I$1]*[.$K$1]" office:value-type="float" office:value="686.90641769255" calcext:value-type="float">
            <text:p>686,91</text:p>
          </table:table-cell>
          <table:table-cell table:style-name="ce2" table:formula="of:=IF([.A269]&lt;&gt;0;[.B269]/[.A269];0)" office:value-type="percentage" office:value="0.0257268321233165" calcext:value-type="percentage">
            <text:p>2,57%</text:p>
          </table:table-cell>
          <table:table-cell table:number-columns-repeated="8"/>
        </table:table-row>
        <table:table-row table:style-name="ro2">
          <table:table-cell table:formula="of:=[.A269]+100" office:value-type="float" office:value="26800" calcext:value-type="float">
            <text:p>26800</text:p>
          </table:table-cell>
          <table:table-cell table:formula="of:=[.A270]/([.A270]*[.$G$1]+[.$E$1])*[.$I$1]*[.$K$1]" office:value-type="float" office:value="687.165412646812" calcext:value-type="float">
            <text:p>687,17</text:p>
          </table:table-cell>
          <table:table-cell table:style-name="ce2" table:formula="of:=IF([.A270]&lt;&gt;0;[.B270]/[.A270];0)" office:value-type="percentage" office:value="0.025640500471896" calcext:value-type="percentage">
            <text:p>2,56%</text:p>
          </table:table-cell>
          <table:table-cell table:number-columns-repeated="8"/>
        </table:table-row>
        <table:table-row table:style-name="ro2">
          <table:table-cell table:formula="of:=[.A270]+100" office:value-type="float" office:value="26900" calcext:value-type="float">
            <text:p>26900</text:p>
          </table:table-cell>
          <table:table-cell table:formula="of:=[.A271]/([.A271]*[.$G$1]+[.$E$1])*[.$I$1]*[.$K$1]" office:value-type="float" office:value="687.422675193353" calcext:value-type="float">
            <text:p>687,42</text:p>
          </table:table-cell>
          <table:table-cell table:style-name="ce2" table:formula="of:=IF([.A271]&lt;&gt;0;[.B271]/[.A271];0)" office:value-type="percentage" office:value="0.0255547462897157" calcext:value-type="percentage">
            <text:p>2,56%</text:p>
          </table:table-cell>
          <table:table-cell table:number-columns-repeated="8"/>
        </table:table-row>
        <table:table-row table:style-name="ro2">
          <table:table-cell table:formula="of:=[.A271]+100" office:value-type="float" office:value="27000" calcext:value-type="float">
            <text:p>27000</text:p>
          </table:table-cell>
          <table:table-cell table:formula="of:=[.A272]/([.A272]*[.$G$1]+[.$E$1])*[.$I$1]*[.$K$1]" office:value-type="float" office:value="687.67822265625" calcext:value-type="float">
            <text:p>687,68</text:p>
          </table:table-cell>
          <table:table-cell table:style-name="ce2" table:formula="of:=IF([.A272]&lt;&gt;0;[.B272]/[.A272];0)" office:value-type="percentage" office:value="0.0254695638020833" calcext:value-type="percentage">
            <text:p>2,55%</text:p>
          </table:table-cell>
          <table:table-cell table:number-columns-repeated="8"/>
        </table:table-row>
        <table:table-row table:style-name="ro2">
          <table:table-cell table:formula="of:=[.A272]+100" office:value-type="float" office:value="27100" calcext:value-type="float">
            <text:p>27100</text:p>
          </table:table-cell>
          <table:table-cell table:formula="of:=[.A273]/([.A273]*[.$G$1]+[.$E$1])*[.$I$1]*[.$K$1]" office:value-type="float" office:value="687.93207212936" calcext:value-type="float">
            <text:p>687,93</text:p>
          </table:table-cell>
          <table:table-cell table:style-name="ce2" table:formula="of:=IF([.A273]&lt;&gt;0;[.B273]/[.A273];0)" office:value-type="percentage" office:value="0.0253849473110465" calcext:value-type="percentage">
            <text:p>2,54%</text:p>
          </table:table-cell>
          <table:table-cell table:number-columns-repeated="8"/>
        </table:table-row>
        <table:table-row table:style-name="ro2">
          <table:table-cell table:formula="of:=[.A273]+100" office:value-type="float" office:value="27200" calcext:value-type="float">
            <text:p>27200</text:p>
          </table:table-cell>
          <table:table-cell table:formula="of:=[.A274]/([.A274]*[.$G$1]+[.$E$1])*[.$I$1]*[.$K$1]" office:value-type="float" office:value="688.184240480133" calcext:value-type="float">
            <text:p>688,18</text:p>
          </table:table-cell>
          <table:table-cell table:style-name="ce2" table:formula="of:=IF([.A274]&lt;&gt;0;[.B274]/[.A274];0)" office:value-type="percentage" office:value="0.0253008911941225" calcext:value-type="percentage">
            <text:p>2,53%</text:p>
          </table:table-cell>
          <table:table-cell table:number-columns-repeated="8"/>
        </table:table-row>
        <table:table-row table:style-name="ro2">
          <table:table-cell table:formula="of:=[.A274]+100" office:value-type="float" office:value="27300" calcext:value-type="float">
            <text:p>27300</text:p>
          </table:table-cell>
          <table:table-cell table:formula="of:=[.A275]/([.A275]*[.$G$1]+[.$E$1])*[.$I$1]*[.$K$1]" office:value-type="float" office:value="688.434744353342" calcext:value-type="float">
            <text:p>688,43</text:p>
          </table:table-cell>
          <table:table-cell table:style-name="ce2" table:formula="of:=IF([.A275]&lt;&gt;0;[.B275]/[.A275];0)" office:value-type="percentage" office:value="0.0252173899030528" calcext:value-type="percentage">
            <text:p>2,52%</text:p>
          </table:table-cell>
          <table:table-cell table:number-columns-repeated="8"/>
        </table:table-row>
        <table:table-row table:style-name="ro2">
          <table:table-cell table:formula="of:=[.A275]+100" office:value-type="float" office:value="27400" calcext:value-type="float">
            <text:p>27400</text:p>
          </table:table-cell>
          <table:table-cell table:formula="of:=[.A276]/([.A276]*[.$G$1]+[.$E$1])*[.$I$1]*[.$K$1]" office:value-type="float" office:value="688.683600174753" calcext:value-type="float">
            <text:p>688,68</text:p>
          </table:table-cell>
          <table:table-cell table:style-name="ce2" table:formula="of:=IF([.A276]&lt;&gt;0;[.B276]/[.A276];0)" office:value-type="percentage" office:value="0.0251344379625822" calcext:value-type="percentage">
            <text:p>2,51%</text:p>
          </table:table-cell>
          <table:table-cell table:number-columns-repeated="8"/>
        </table:table-row>
        <table:table-row table:style-name="ro2">
          <table:table-cell table:formula="of:=[.A276]+100" office:value-type="float" office:value="27500" calcext:value-type="float">
            <text:p>27500</text:p>
          </table:table-cell>
          <table:table-cell table:formula="of:=[.A277]/([.A277]*[.$G$1]+[.$E$1])*[.$I$1]*[.$K$1]" office:value-type="float" office:value="688.930824154713" calcext:value-type="float">
            <text:p>688,93</text:p>
          </table:table-cell>
          <table:table-cell table:style-name="ce2" table:formula="of:=IF([.A277]&lt;&gt;0;[.B277]/[.A277];0)" office:value-type="percentage" office:value="0.0250520299692623" calcext:value-type="percentage">
            <text:p>2,51%</text:p>
          </table:table-cell>
          <table:table-cell table:number-columns-repeated="8"/>
        </table:table-row>
        <table:table-row table:style-name="ro2">
          <table:table-cell table:formula="of:=[.A277]+100" office:value-type="float" office:value="27600" calcext:value-type="float">
            <text:p>27600</text:p>
          </table:table-cell>
          <table:table-cell table:formula="of:=[.A278]/([.A278]*[.$G$1]+[.$E$1])*[.$I$1]*[.$K$1]" office:value-type="float" office:value="689.176432291667" calcext:value-type="float">
            <text:p>689,18</text:p>
          </table:table-cell>
          <table:table-cell table:style-name="ce2" table:formula="of:=IF([.A278]&lt;&gt;0;[.B278]/[.A278];0)" office:value-type="percentage" office:value="0.0249701605902778" calcext:value-type="percentage">
            <text:p>2,50%</text:p>
          </table:table-cell>
          <table:table-cell table:number-columns-repeated="8"/>
        </table:table-row>
        <table:table-row table:style-name="ro2">
          <table:table-cell table:formula="of:=[.A278]+100" office:value-type="float" office:value="27700" calcext:value-type="float">
            <text:p>27700</text:p>
          </table:table-cell>
          <table:table-cell table:formula="of:=[.A279]/([.A279]*[.$G$1]+[.$E$1])*[.$I$1]*[.$K$1]" office:value-type="float" office:value="689.420440375611" calcext:value-type="float">
            <text:p>689,42</text:p>
          </table:table-cell>
          <table:table-cell table:style-name="ce2" table:formula="of:=IF([.A279]&lt;&gt;0;[.B279]/[.A279];0)" office:value-type="percentage" office:value="0.0248888245622964" calcext:value-type="percentage">
            <text:p>2,49%</text:p>
          </table:table-cell>
          <table:table-cell table:number-columns-repeated="8"/>
        </table:table-row>
        <table:table-row table:style-name="ro2">
          <table:table-cell table:formula="of:=[.A279]+100" office:value-type="float" office:value="27800" calcext:value-type="float">
            <text:p>27800</text:p>
          </table:table-cell>
          <table:table-cell table:formula="of:=[.A280]/([.A280]*[.$G$1]+[.$E$1])*[.$I$1]*[.$K$1]" office:value-type="float" office:value="689.662863991477" calcext:value-type="float">
            <text:p>689,66</text:p>
          </table:table-cell>
          <table:table-cell table:style-name="ce2" table:formula="of:=IF([.A280]&lt;&gt;0;[.B280]/[.A280];0)" office:value-type="percentage" office:value="0.0248080166903409" calcext:value-type="percentage">
            <text:p>2,48%</text:p>
          </table:table-cell>
          <table:table-cell table:number-columns-repeated="8"/>
        </table:table-row>
        <table:table-row table:style-name="ro2">
          <table:table-cell table:formula="of:=[.A280]+100" office:value-type="float" office:value="27900" calcext:value-type="float">
            <text:p>27900</text:p>
          </table:table-cell>
          <table:table-cell table:formula="of:=[.A281]/([.A281]*[.$G$1]+[.$E$1])*[.$I$1]*[.$K$1]" office:value-type="float" office:value="689.903718522452" calcext:value-type="float">
            <text:p>689,9</text:p>
          </table:table-cell>
          <table:table-cell table:style-name="ce2" table:formula="of:=IF([.A281]&lt;&gt;0;[.B281]/[.A281];0)" office:value-type="percentage" office:value="0.0247277318466829" calcext:value-type="percentage">
            <text:p>2,47%</text:p>
          </table:table-cell>
          <table:table-cell table:number-columns-repeated="8"/>
        </table:table-row>
        <table:table-row table:style-name="ro2">
          <table:table-cell table:formula="of:=[.A281]+100" office:value-type="float" office:value="28000" calcext:value-type="float">
            <text:p>28000</text:p>
          </table:table-cell>
          <table:table-cell table:formula="of:=[.A282]/([.A282]*[.$G$1]+[.$E$1])*[.$I$1]*[.$K$1]" office:value-type="float" office:value="690.143019153226" calcext:value-type="float">
            <text:p>690,14</text:p>
          </table:table-cell>
          <table:table-cell table:style-name="ce2" table:formula="of:=IF([.A282]&lt;&gt;0;[.B282]/[.A282];0)" office:value-type="percentage" office:value="0.0246479649697581" calcext:value-type="percentage">
            <text:p>2,46%</text:p>
          </table:table-cell>
          <table:table-cell table:number-columns-repeated="8"/>
        </table:table-row>
        <table:table-row table:style-name="ro2">
          <table:table-cell table:formula="of:=[.A282]+100" office:value-type="float" office:value="28100" calcext:value-type="float">
            <text:p>28100</text:p>
          </table:table-cell>
          <table:table-cell table:formula="of:=[.A283]/([.A283]*[.$G$1]+[.$E$1])*[.$I$1]*[.$K$1]" office:value-type="float" office:value="690.380780873191" calcext:value-type="float">
            <text:p>690,38</text:p>
          </table:table-cell>
          <table:table-cell table:style-name="ce2" table:formula="of:=IF([.A283]&lt;&gt;0;[.B283]/[.A283];0)" office:value-type="percentage" office:value="0.0245687110631029" calcext:value-type="percentage">
            <text:p>2,46%</text:p>
          </table:table-cell>
          <table:table-cell table:number-columns-repeated="8"/>
        </table:table-row>
        <table:table-row table:style-name="ro2">
          <table:table-cell table:formula="of:=[.A283]+100" office:value-type="float" office:value="28200" calcext:value-type="float">
            <text:p>28200</text:p>
          </table:table-cell>
          <table:table-cell table:formula="of:=[.A284]/([.A284]*[.$G$1]+[.$E$1])*[.$I$1]*[.$K$1]" office:value-type="float" office:value="690.617018479567" calcext:value-type="float">
            <text:p>690,62</text:p>
          </table:table-cell>
          <table:table-cell table:style-name="ce2" table:formula="of:=IF([.A284]&lt;&gt;0;[.B284]/[.A284];0)" office:value-type="percentage" office:value="0.0244899651943109" calcext:value-type="percentage">
            <text:p>2,45%</text:p>
          </table:table-cell>
          <table:table-cell table:number-columns-repeated="8"/>
        </table:table-row>
        <table:table-row table:style-name="ro2">
          <table:table-cell table:formula="of:=[.A284]+100" office:value-type="float" office:value="28300" calcext:value-type="float">
            <text:p>28300</text:p>
          </table:table-cell>
          <table:table-cell table:formula="of:=[.A285]/([.A285]*[.$G$1]+[.$E$1])*[.$I$1]*[.$K$1]" office:value-type="float" office:value="690.851746580471" calcext:value-type="float">
            <text:p>690,85</text:p>
          </table:table-cell>
          <table:table-cell table:style-name="ce2" table:formula="of:=IF([.A285]&lt;&gt;0;[.B285]/[.A285];0)" office:value-type="percentage" office:value="0.0244117224940096" calcext:value-type="percentage">
            <text:p>2,44%</text:p>
          </table:table-cell>
          <table:table-cell table:number-columns-repeated="8"/>
        </table:table-row>
        <table:table-row table:style-name="ro2">
          <table:table-cell table:formula="of:=[.A285]+100" office:value-type="float" office:value="28400" calcext:value-type="float">
            <text:p>28400</text:p>
          </table:table-cell>
          <table:table-cell table:formula="of:=[.A286]/([.A286]*[.$G$1]+[.$E$1])*[.$I$1]*[.$K$1]" office:value-type="float" office:value="691.08497959793" calcext:value-type="float">
            <text:p>691,08</text:p>
          </table:table-cell>
          <table:table-cell table:style-name="ce2" table:formula="of:=IF([.A286]&lt;&gt;0;[.B286]/[.A286];0)" office:value-type="percentage" office:value="0.0243339781548567" calcext:value-type="percentage">
            <text:p>2,43%</text:p>
          </table:table-cell>
          <table:table-cell table:number-columns-repeated="8"/>
        </table:table-row>
        <table:table-row table:style-name="ro2">
          <table:table-cell table:formula="of:=[.A286]+100" office:value-type="float" office:value="28500" calcext:value-type="float">
            <text:p>28500</text:p>
          </table:table-cell>
          <table:table-cell table:formula="of:=[.A287]/([.A287]*[.$G$1]+[.$E$1])*[.$I$1]*[.$K$1]" office:value-type="float" office:value="691.316731770833" calcext:value-type="float">
            <text:p>691,32</text:p>
          </table:table-cell>
          <table:table-cell table:style-name="ce2" table:formula="of:=IF([.A287]&lt;&gt;0;[.B287]/[.A287];0)" office:value-type="percentage" office:value="0.0242567274305556" calcext:value-type="percentage">
            <text:p>2,43%</text:p>
          </table:table-cell>
          <table:table-cell table:number-columns-repeated="8"/>
        </table:table-row>
        <table:table-row table:style-name="ro2">
          <table:table-cell table:formula="of:=[.A287]+100" office:value-type="float" office:value="28600" calcext:value-type="float">
            <text:p>28600</text:p>
          </table:table-cell>
          <table:table-cell table:formula="of:=[.A288]/([.A288]*[.$G$1]+[.$E$1])*[.$I$1]*[.$K$1]" office:value-type="float" office:value="691.547017157832" calcext:value-type="float">
            <text:p>691,55</text:p>
          </table:table-cell>
          <table:table-cell table:style-name="ce2" table:formula="of:=IF([.A288]&lt;&gt;0;[.B288]/[.A288];0)" office:value-type="percentage" office:value="0.0241799656348892" calcext:value-type="percentage">
            <text:p>2,42%</text:p>
          </table:table-cell>
          <table:table-cell table:number-columns-repeated="8"/>
        </table:table-row>
        <table:table-row table:style-name="ro2">
          <table:table-cell table:formula="of:=[.A288]+100" office:value-type="float" office:value="28700" calcext:value-type="float">
            <text:p>28700</text:p>
          </table:table-cell>
          <table:table-cell table:formula="of:=[.A289]/([.A289]*[.$G$1]+[.$E$1])*[.$I$1]*[.$K$1]" office:value-type="float" office:value="691.775849640182" calcext:value-type="float">
            <text:p>691,78</text:p>
          </table:table-cell>
          <table:table-cell table:style-name="ce2" table:formula="of:=IF([.A289]&lt;&gt;0;[.B289]/[.A289];0)" office:value-type="percentage" office:value="0.0241036881407729" calcext:value-type="percentage">
            <text:p>2,41%</text:p>
          </table:table-cell>
          <table:table-cell table:number-columns-repeated="8"/>
        </table:table-row>
        <table:table-row table:style-name="ro2">
          <table:table-cell table:formula="of:=[.A289]+100" office:value-type="float" office:value="28800" calcext:value-type="float">
            <text:p>28800</text:p>
          </table:table-cell>
          <table:table-cell table:formula="of:=[.A290]/([.A290]*[.$G$1]+[.$E$1])*[.$I$1]*[.$K$1]" office:value-type="float" office:value="692.003242924528" calcext:value-type="float">
            <text:p>692</text:p>
          </table:table-cell>
          <table:table-cell table:style-name="ce2" table:formula="of:=IF([.A290]&lt;&gt;0;[.B290]/[.A290];0)" office:value-type="percentage" office:value="0.0240278903793239" calcext:value-type="percentage">
            <text:p>2,40%</text:p>
          </table:table-cell>
          <table:table-cell table:number-columns-repeated="8"/>
        </table:table-row>
        <table:table-row table:style-name="ro2">
          <table:table-cell table:formula="of:=[.A290]+100" office:value-type="float" office:value="28900" calcext:value-type="float">
            <text:p>28900</text:p>
          </table:table-cell>
          <table:table-cell table:formula="of:=[.A291]/([.A291]*[.$G$1]+[.$E$1])*[.$I$1]*[.$K$1]" office:value-type="float" office:value="692.22921054565" calcext:value-type="float">
            <text:p>692,23</text:p>
          </table:table-cell>
          <table:table-cell table:style-name="ce2" table:formula="of:=IF([.A291]&lt;&gt;0;[.B291]/[.A291];0)" office:value-type="percentage" office:value="0.0239525678389498" calcext:value-type="percentage">
            <text:p>2,40%</text:p>
          </table:table-cell>
          <table:table-cell table:number-columns-repeated="8"/>
        </table:table-row>
        <table:table-row table:style-name="ro2">
          <table:table-cell table:formula="of:=[.A291]+100" office:value-type="float" office:value="29000" calcext:value-type="float">
            <text:p>29000</text:p>
          </table:table-cell>
          <table:table-cell table:formula="of:=[.A292]/([.A292]*[.$G$1]+[.$E$1])*[.$I$1]*[.$K$1]" office:value-type="float" office:value="692.453765869141" calcext:value-type="float">
            <text:p>692,45</text:p>
          </table:table-cell>
          <table:table-cell table:style-name="ce2" table:formula="of:=IF([.A292]&lt;&gt;0;[.B292]/[.A292];0)" office:value-type="percentage" office:value="0.0238777160644531" calcext:value-type="percentage">
            <text:p>2,39%</text:p>
          </table:table-cell>
          <table:table-cell table:number-columns-repeated="8"/>
        </table:table-row>
        <table:table-row table:style-name="ro2">
          <table:table-cell table:formula="of:=[.A292]+100" office:value-type="float" office:value="29100" calcext:value-type="float">
            <text:p>29100</text:p>
          </table:table-cell>
          <table:table-cell table:formula="of:=[.A293]/([.A293]*[.$G$1]+[.$E$1])*[.$I$1]*[.$K$1]" office:value-type="float" office:value="692.676922094042" calcext:value-type="float">
            <text:p>692,68</text:p>
          </table:table-cell>
          <table:table-cell table:style-name="ce2" table:formula="of:=IF([.A293]&lt;&gt;0;[.B293]/[.A293];0)" office:value-type="percentage" office:value="0.0238033306561526" calcext:value-type="percentage">
            <text:p>2,38%</text:p>
          </table:table-cell>
          <table:table-cell table:number-columns-repeated="8"/>
        </table:table-row>
        <table:table-row table:style-name="ro2">
          <table:table-cell table:formula="of:=[.A293]+100" office:value-type="float" office:value="29200" calcext:value-type="float">
            <text:p>29200</text:p>
          </table:table-cell>
          <table:table-cell table:formula="of:=[.A294]/([.A294]*[.$G$1]+[.$E$1])*[.$I$1]*[.$K$1]" office:value-type="float" office:value="692.898692255435" calcext:value-type="float">
            <text:p>692,9</text:p>
          </table:table-cell>
          <table:table-cell table:style-name="ce2" table:formula="of:=IF([.A294]&lt;&gt;0;[.B294]/[.A294];0)" office:value-type="percentage" office:value="0.0237294072690217" calcext:value-type="percentage">
            <text:p>2,37%</text:p>
          </table:table-cell>
          <table:table-cell table:number-columns-repeated="8"/>
        </table:table-row>
        <table:table-row table:style-name="ro2">
          <table:table-cell table:formula="of:=[.A294]+100" office:value-type="float" office:value="29300" calcext:value-type="float">
            <text:p>29300</text:p>
          </table:table-cell>
          <table:table-cell table:formula="of:=[.A295]/([.A295]*[.$G$1]+[.$E$1])*[.$I$1]*[.$K$1]" office:value-type="float" office:value="693.119089226974" calcext:value-type="float">
            <text:p>693,12</text:p>
          </table:table-cell>
          <table:table-cell table:style-name="ce2" table:formula="of:=IF([.A295]&lt;&gt;0;[.B295]/[.A295];0)" office:value-type="percentage" office:value="0.0236559416118421" calcext:value-type="percentage">
            <text:p>2,37%</text:p>
          </table:table-cell>
          <table:table-cell table:number-columns-repeated="8"/>
        </table:table-row>
        <table:table-row table:style-name="ro2">
          <table:table-cell table:formula="of:=[.A295]+100" office:value-type="float" office:value="29400" calcext:value-type="float">
            <text:p>29400</text:p>
          </table:table-cell>
          <table:table-cell table:formula="of:=[.A296]/([.A296]*[.$G$1]+[.$E$1])*[.$I$1]*[.$K$1]" office:value-type="float" office:value="693.33812572338" calcext:value-type="float">
            <text:p>693,34</text:p>
          </table:table-cell>
          <table:table-cell table:style-name="ce2" table:formula="of:=IF([.A296]&lt;&gt;0;[.B296]/[.A296];0)" office:value-type="percentage" office:value="0.0235829294463735" calcext:value-type="percentage">
            <text:p>2,36%</text:p>
          </table:table-cell>
          <table:table-cell table:number-columns-repeated="8"/>
        </table:table-row>
        <table:table-row table:style-name="ro2">
          <table:table-cell table:formula="of:=[.A296]+100" office:value-type="float" office:value="29500" calcext:value-type="float">
            <text:p>29500</text:p>
          </table:table-cell>
          <table:table-cell table:formula="of:=[.A297]/([.A297]*[.$G$1]+[.$E$1])*[.$I$1]*[.$K$1]" office:value-type="float" office:value="693.555814302885" calcext:value-type="float">
            <text:p>693,56</text:p>
          </table:table-cell>
          <table:table-cell table:style-name="ce2" table:formula="of:=IF([.A297]&lt;&gt;0;[.B297]/[.A297];0)" office:value-type="percentage" office:value="0.0235103665865385" calcext:value-type="percentage">
            <text:p>2,35%</text:p>
          </table:table-cell>
          <table:table-cell table:number-columns-repeated="8"/>
        </table:table-row>
        <table:table-row table:style-name="ro2">
          <table:table-cell table:formula="of:=[.A297]+100" office:value-type="float" office:value="29600" calcext:value-type="float">
            <text:p>29600</text:p>
          </table:table-cell>
          <table:table-cell table:formula="of:=[.A298]/([.A298]*[.$G$1]+[.$E$1])*[.$I$1]*[.$K$1]" office:value-type="float" office:value="693.772167369632" calcext:value-type="float">
            <text:p>693,77</text:p>
          </table:table-cell>
          <table:table-cell table:style-name="ce2" table:formula="of:=IF([.A298]&lt;&gt;0;[.B298]/[.A298];0)" office:value-type="percentage" office:value="0.0234382488976227" calcext:value-type="percentage">
            <text:p>2,34%</text:p>
          </table:table-cell>
          <table:table-cell table:number-columns-repeated="8"/>
        </table:table-row>
        <table:table-row table:style-name="ro2">
          <table:table-cell table:formula="of:=[.A298]+100" office:value-type="float" office:value="29700" calcext:value-type="float">
            <text:p>29700</text:p>
          </table:table-cell>
          <table:table-cell table:formula="of:=[.A299]/([.A299]*[.$G$1]+[.$E$1])*[.$I$1]*[.$K$1]" office:value-type="float" office:value="693.987197176032" calcext:value-type="float">
            <text:p>693,99</text:p>
          </table:table-cell>
          <table:table-cell table:style-name="ce2" table:formula="of:=IF([.A299]&lt;&gt;0;[.B299]/[.A299];0)" office:value-type="percentage" office:value="0.0233665722954893" calcext:value-type="percentage">
            <text:p>2,34%</text:p>
          </table:table-cell>
          <table:table-cell table:number-columns-repeated="8"/>
        </table:table-row>
        <table:table-row table:style-name="ro2">
          <table:table-cell table:formula="of:=[.A299]+100" office:value-type="float" office:value="29800" calcext:value-type="float">
            <text:p>29800</text:p>
          </table:table-cell>
          <table:table-cell table:formula="of:=[.A300]/([.A300]*[.$G$1]+[.$E$1])*[.$I$1]*[.$K$1]" office:value-type="float" office:value="694.200915825076" calcext:value-type="float">
            <text:p>694,2</text:p>
          </table:table-cell>
          <table:table-cell table:style-name="ce2" table:formula="of:=IF([.A300]&lt;&gt;0;[.B300]/[.A300];0)" office:value-type="percentage" office:value="0.0232953327458079" calcext:value-type="percentage">
            <text:p>2,33%</text:p>
          </table:table-cell>
          <table:table-cell table:number-columns-repeated="8"/>
        </table:table-row>
        <table:table-row table:style-name="ro2">
          <table:table-cell table:formula="of:=[.A300]+100" office:value-type="float" office:value="29900" calcext:value-type="float">
            <text:p>29900</text:p>
          </table:table-cell>
          <table:table-cell table:formula="of:=[.A301]/([.A301]*[.$G$1]+[.$E$1])*[.$I$1]*[.$K$1]" office:value-type="float" office:value="694.413335272606" calcext:value-type="float">
            <text:p>694,41</text:p>
          </table:table-cell>
          <table:table-cell table:style-name="ce2" table:formula="of:=IF([.A301]&lt;&gt;0;[.B301]/[.A301];0)" office:value-type="percentage" office:value="0.0232245262632979" calcext:value-type="percentage">
            <text:p>2,32%</text:p>
          </table:table-cell>
          <table:table-cell table:number-columns-repeated="8"/>
        </table:table-row>
        <table:table-row table:style-name="ro2">
          <table:table-cell table:formula="of:=[.A301]+100" office:value-type="float" office:value="30000" calcext:value-type="float">
            <text:p>30000</text:p>
          </table:table-cell>
          <table:table-cell table:formula="of:=[.A302]/([.A302]*[.$G$1]+[.$E$1])*[.$I$1]*[.$K$1]" office:value-type="float" office:value="694.624467329546" calcext:value-type="float">
            <text:p>694,62</text:p>
          </table:table-cell>
          <table:table-cell table:style-name="ce2" table:formula="of:=IF([.A302]&lt;&gt;0;[.B302]/[.A302];0)" office:value-type="percentage" office:value="0.0231541489109848" calcext:value-type="percentage">
            <text:p>2,32%</text:p>
          </table:table-cell>
          <table:table-cell table:number-columns-repeated="8"/>
        </table:table-row>
        <table:table-row table:style-name="ro2">
          <table:table-cell table:formula="of:=[.A302]+100" office:value-type="float" office:value="30100" calcext:value-type="float">
            <text:p>30100</text:p>
          </table:table-cell>
          <table:table-cell table:formula="of:=[.A303]/([.A303]*[.$G$1]+[.$E$1])*[.$I$1]*[.$K$1]" office:value-type="float" office:value="694.834323664086" calcext:value-type="float">
            <text:p>694,83</text:p>
          </table:table-cell>
          <table:table-cell table:style-name="ce2" table:formula="of:=IF([.A303]&lt;&gt;0;[.B303]/[.A303];0)" office:value-type="percentage" office:value="0.0230841967994713" calcext:value-type="percentage">
            <text:p>2,31%</text:p>
          </table:table-cell>
          <table:table-cell table:number-columns-repeated="8"/>
        </table:table-row>
        <table:table-row table:style-name="ro2">
          <table:table-cell table:formula="of:=[.A303]+100" office:value-type="float" office:value="30200" calcext:value-type="float">
            <text:p>30200</text:p>
          </table:table-cell>
          <table:table-cell table:formula="of:=[.A304]/([.A304]*[.$G$1]+[.$E$1])*[.$I$1]*[.$K$1]" office:value-type="float" office:value="695.04291580384" calcext:value-type="float">
            <text:p>695,04</text:p>
          </table:table-cell>
          <table:table-cell table:style-name="ce2" table:formula="of:=IF([.A304]&lt;&gt;0;[.B304]/[.A304];0)" office:value-type="percentage" office:value="0.0230146660862199" calcext:value-type="percentage">
            <text:p>2,30%</text:p>
          </table:table-cell>
          <table:table-cell table:number-columns-repeated="8"/>
        </table:table-row>
        <table:table-row table:style-name="ro2">
          <table:table-cell table:formula="of:=[.A304]+100" office:value-type="float" office:value="30300" calcext:value-type="float">
            <text:p>30300</text:p>
          </table:table-cell>
          <table:table-cell table:formula="of:=[.A305]/([.A305]*[.$G$1]+[.$E$1])*[.$I$1]*[.$K$1]" office:value-type="float" office:value="695.250255137951" calcext:value-type="float">
            <text:p>695,25</text:p>
          </table:table-cell>
          <table:table-cell table:style-name="ce2" table:formula="of:=IF([.A305]&lt;&gt;0;[.B305]/[.A305];0)" office:value-type="percentage" office:value="0.0229455529748498" calcext:value-type="percentage">
            <text:p>2,29%</text:p>
          </table:table-cell>
          <table:table-cell table:number-columns-repeated="8"/>
        </table:table-row>
        <table:table-row table:style-name="ro2">
          <table:table-cell table:formula="of:=[.A305]+100" office:value-type="float" office:value="30400" calcext:value-type="float">
            <text:p>30400</text:p>
          </table:table-cell>
          <table:table-cell table:formula="of:=[.A306]/([.A306]*[.$G$1]+[.$E$1])*[.$I$1]*[.$K$1]" office:value-type="float" office:value="695.456352919162" calcext:value-type="float">
            <text:p>695,46</text:p>
          </table:table-cell>
          <table:table-cell table:style-name="ce2" table:formula="of:=IF([.A306]&lt;&gt;0;[.B306]/[.A306];0)" office:value-type="percentage" office:value="0.0228768537144461" calcext:value-type="percentage">
            <text:p>2,29%</text:p>
          </table:table-cell>
          <table:table-cell table:number-columns-repeated="8"/>
        </table:table-row>
        <table:table-row table:style-name="ro2">
          <table:table-cell table:formula="of:=[.A306]+100" office:value-type="float" office:value="30500" calcext:value-type="float">
            <text:p>30500</text:p>
          </table:table-cell>
          <table:table-cell table:formula="of:=[.A307]/([.A307]*[.$G$1]+[.$E$1])*[.$I$1]*[.$K$1]" office:value-type="float" office:value="695.661220265858" calcext:value-type="float">
            <text:p>695,66</text:p>
          </table:table-cell>
          <table:table-cell table:style-name="ce2" table:formula="of:=IF([.A307]&lt;&gt;0;[.B307]/[.A307];0)" office:value-type="percentage" office:value="0.0228085645988806" calcext:value-type="percentage">
            <text:p>2,28%</text:p>
          </table:table-cell>
          <table:table-cell table:number-columns-repeated="8"/>
        </table:table-row>
        <table:table-row table:style-name="ro2">
          <table:table-cell table:formula="of:=[.A307]+100" office:value-type="float" office:value="30600" calcext:value-type="float">
            <text:p>30600</text:p>
          </table:table-cell>
          <table:table-cell table:formula="of:=[.A308]/([.A308]*[.$G$1]+[.$E$1])*[.$I$1]*[.$K$1]" office:value-type="float" office:value="695.864868164063" calcext:value-type="float">
            <text:p>695,86</text:p>
          </table:table-cell>
          <table:table-cell table:style-name="ce2" table:formula="of:=IF([.A308]&lt;&gt;0;[.B308]/[.A308];0)" office:value-type="percentage" office:value="0.0227406819661458" calcext:value-type="percentage">
            <text:p>2,27%</text:p>
          </table:table-cell>
          <table:table-cell table:number-columns-repeated="8"/>
        </table:table-row>
        <table:table-row table:style-name="ro2">
          <table:table-cell table:formula="of:=[.A308]+100" office:value-type="float" office:value="30700" calcext:value-type="float">
            <text:p>30700</text:p>
          </table:table-cell>
          <table:table-cell table:formula="of:=[.A309]/([.A309]*[.$G$1]+[.$E$1])*[.$I$1]*[.$K$1]" office:value-type="float" office:value="696.067307469399" calcext:value-type="float">
            <text:p>696,07</text:p>
          </table:table-cell>
          <table:table-cell table:style-name="ce2" table:formula="of:=IF([.A309]&lt;&gt;0;[.B309]/[.A309];0)" office:value-type="percentage" office:value="0.0226732021977003" calcext:value-type="percentage">
            <text:p>2,27%</text:p>
          </table:table-cell>
          <table:table-cell table:number-columns-repeated="8"/>
        </table:table-row>
        <table:table-row table:style-name="ro2">
          <table:table-cell table:formula="of:=[.A309]+100" office:value-type="float" office:value="30800" calcext:value-type="float">
            <text:p>30800</text:p>
          </table:table-cell>
          <table:table-cell table:formula="of:=[.A310]/([.A310]*[.$G$1]+[.$E$1])*[.$I$1]*[.$K$1]" office:value-type="float" office:value="696.268548909024" calcext:value-type="float">
            <text:p>696,27</text:p>
          </table:table-cell>
          <table:table-cell table:style-name="ce2" table:formula="of:=IF([.A310]&lt;&gt;0;[.B310]/[.A310];0)" office:value-type="percentage" office:value="0.0226061217178254" calcext:value-type="percentage">
            <text:p>2,26%</text:p>
          </table:table-cell>
          <table:table-cell table:number-columns-repeated="8"/>
        </table:table-row>
        <table:table-row table:style-name="ro2">
          <table:table-cell table:formula="of:=[.A310]+100" office:value-type="float" office:value="30900" calcext:value-type="float">
            <text:p>30900</text:p>
          </table:table-cell>
          <table:table-cell table:formula="of:=[.A311]/([.A311]*[.$G$1]+[.$E$1])*[.$I$1]*[.$K$1]" office:value-type="float" office:value="696.468603083518" calcext:value-type="float">
            <text:p>696,47</text:p>
          </table:table-cell>
          <table:table-cell table:style-name="ce2" table:formula="of:=IF([.A311]&lt;&gt;0;[.B311]/[.A311];0)" office:value-type="percentage" office:value="0.0225394369929941" calcext:value-type="percentage">
            <text:p>2,25%</text:p>
          </table:table-cell>
          <table:table-cell table:number-columns-repeated="8"/>
        </table:table-row>
        <table:table-row table:style-name="ro2">
          <table:table-cell table:formula="of:=[.A311]+100" office:value-type="float" office:value="31000" calcext:value-type="float">
            <text:p>31000</text:p>
          </table:table-cell>
          <table:table-cell table:formula="of:=[.A312]/([.A312]*[.$G$1]+[.$E$1])*[.$I$1]*[.$K$1]" office:value-type="float" office:value="696.66748046875" calcext:value-type="float">
            <text:p>696,67</text:p>
          </table:table-cell>
          <table:table-cell table:style-name="ce2" table:formula="of:=IF([.A312]&lt;&gt;0;[.B312]/[.A312];0)" office:value-type="percentage" office:value="0.02247314453125" calcext:value-type="percentage">
            <text:p>2,25%</text:p>
          </table:table-cell>
          <table:table-cell table:number-columns-repeated="8"/>
        </table:table-row>
        <table:table-row table:style-name="ro2">
          <table:table-cell table:formula="of:=[.A312]+100" office:value-type="float" office:value="31100" calcext:value-type="float">
            <text:p>31100</text:p>
          </table:table-cell>
          <table:table-cell table:formula="of:=[.A313]/([.A313]*[.$G$1]+[.$E$1])*[.$I$1]*[.$K$1]" office:value-type="float" office:value="696.865191417705" calcext:value-type="float">
            <text:p>696,87</text:p>
          </table:table-cell>
          <table:table-cell table:style-name="ce2" table:formula="of:=IF([.A313]&lt;&gt;0;[.B313]/[.A313];0)" office:value-type="percentage" office:value="0.0224072408815982" calcext:value-type="percentage">
            <text:p>2,24%</text:p>
          </table:table-cell>
          <table:table-cell table:number-columns-repeated="8"/>
        </table:table-row>
        <table:table-row table:style-name="ro2">
          <table:table-cell table:formula="of:=[.A313]+100" office:value-type="float" office:value="31200" calcext:value-type="float">
            <text:p>31200</text:p>
          </table:table-cell>
          <table:table-cell table:formula="of:=[.A314]/([.A314]*[.$G$1]+[.$E$1])*[.$I$1]*[.$K$1]" office:value-type="float" office:value="697.061746162281" calcext:value-type="float">
            <text:p>697,06</text:p>
          </table:table-cell>
          <table:table-cell table:style-name="ce2" table:formula="of:=IF([.A314]&lt;&gt;0;[.B314]/[.A314];0)" office:value-type="percentage" office:value="0.0223417226334064" calcext:value-type="percentage">
            <text:p>2,23%</text:p>
          </table:table-cell>
          <table:table-cell table:number-columns-repeated="8"/>
        </table:table-row>
        <table:table-row table:style-name="ro2">
          <table:table-cell table:formula="of:=[.A314]+100" office:value-type="float" office:value="31300" calcext:value-type="float">
            <text:p>31300</text:p>
          </table:table-cell>
          <table:table-cell table:formula="of:=[.A315]/([.A315]*[.$G$1]+[.$E$1])*[.$I$1]*[.$K$1]" office:value-type="float" office:value="697.257154815051" calcext:value-type="float">
            <text:p>697,26</text:p>
          </table:table-cell>
          <table:table-cell table:style-name="ce2" table:formula="of:=IF([.A315]&lt;&gt;0;[.B315]/[.A315];0)" office:value-type="percentage" office:value="0.0222765864158163" calcext:value-type="percentage">
            <text:p>2,23%</text:p>
          </table:table-cell>
          <table:table-cell table:number-columns-repeated="8"/>
        </table:table-row>
        <table:table-row table:style-name="ro2">
          <table:table-cell table:formula="of:=[.A315]+100" office:value-type="float" office:value="31400" calcext:value-type="float">
            <text:p>31400</text:p>
          </table:table-cell>
          <table:table-cell table:formula="of:=[.A316]/([.A316]*[.$G$1]+[.$E$1])*[.$I$1]*[.$K$1]" office:value-type="float" office:value="697.451427371003" calcext:value-type="float">
            <text:p>697,45</text:p>
          </table:table-cell>
          <table:table-cell table:style-name="ce2" table:formula="of:=IF([.A316]&lt;&gt;0;[.B316]/[.A316];0)" office:value-type="percentage" office:value="0.0222118288971657" calcext:value-type="percentage">
            <text:p>2,22%</text:p>
          </table:table-cell>
          <table:table-cell table:number-columns-repeated="8"/>
        </table:table-row>
        <table:table-row table:style-name="ro2">
          <table:table-cell table:formula="of:=[.A316]+100" office:value-type="float" office:value="31500" calcext:value-type="float">
            <text:p>31500</text:p>
          </table:table-cell>
          <table:table-cell table:formula="of:=[.A317]/([.A317]*[.$G$1]+[.$E$1])*[.$I$1]*[.$K$1]" office:value-type="float" office:value="697.644573709239" calcext:value-type="float">
            <text:p>697,64</text:p>
          </table:table-cell>
          <table:table-cell table:style-name="ce2" table:formula="of:=IF([.A317]&lt;&gt;0;[.B317]/[.A317];0)" office:value-type="percentage" office:value="0.0221474467844203" calcext:value-type="percentage">
            <text:p>2,21%</text:p>
          </table:table-cell>
          <table:table-cell table:number-columns-repeated="8"/>
        </table:table-row>
        <table:table-row table:style-name="ro2">
          <table:table-cell table:formula="of:=[.A317]+100" office:value-type="float" office:value="31600" calcext:value-type="float">
            <text:p>31600</text:p>
          </table:table-cell>
          <table:table-cell table:formula="of:=[.A318]/([.A318]*[.$G$1]+[.$E$1])*[.$I$1]*[.$K$1]" office:value-type="float" office:value="697.836603594653" calcext:value-type="float">
            <text:p>697,84</text:p>
          </table:table-cell>
          <table:table-cell table:style-name="ce2" table:formula="of:=IF([.A318]&lt;&gt;0;[.B318]/[.A318];0)" office:value-type="percentage" office:value="0.0220834368226156" calcext:value-type="percentage">
            <text:p>2,21%</text:p>
          </table:table-cell>
          <table:table-cell table:number-columns-repeated="8"/>
        </table:table-row>
        <table:table-row table:style-name="ro2">
          <table:table-cell table:formula="of:=[.A318]+100" office:value-type="float" office:value="31700" calcext:value-type="float">
            <text:p>31700</text:p>
          </table:table-cell>
          <table:table-cell table:formula="of:=[.A319]/([.A319]*[.$G$1]+[.$E$1])*[.$I$1]*[.$K$1]" office:value-type="float" office:value="698.027526679575" calcext:value-type="float">
            <text:p>698,03</text:p>
          </table:table-cell>
          <table:table-cell table:style-name="ce2" table:formula="of:=IF([.A319]&lt;&gt;0;[.B319]/[.A319];0)" office:value-type="percentage" office:value="0.0220197957943084" calcext:value-type="percentage">
            <text:p>2,20%</text:p>
          </table:table-cell>
          <table:table-cell table:number-columns-repeated="8"/>
        </table:table-row>
        <table:table-row table:style-name="ro2">
          <table:table-cell table:formula="of:=[.A319]+100" office:value-type="float" office:value="31800" calcext:value-type="float">
            <text:p>31800</text:p>
          </table:table-cell>
          <table:table-cell table:formula="of:=[.A320]/([.A320]*[.$G$1]+[.$E$1])*[.$I$1]*[.$K$1]" office:value-type="float" office:value="698.217352505388" calcext:value-type="float">
            <text:p>698,22</text:p>
          </table:table-cell>
          <table:table-cell table:style-name="ce2" table:formula="of:=IF([.A320]&lt;&gt;0;[.B320]/[.A320];0)" office:value-type="percentage" office:value="0.0219565205190374" calcext:value-type="percentage">
            <text:p>2,20%</text:p>
          </table:table-cell>
          <table:table-cell table:number-columns-repeated="8"/>
        </table:table-row>
        <table:table-row table:style-name="ro2">
          <table:table-cell table:formula="of:=[.A320]+100" office:value-type="float" office:value="31900" calcext:value-type="float">
            <text:p>31900</text:p>
          </table:table-cell>
          <table:table-cell table:formula="of:=[.A321]/([.A321]*[.$G$1]+[.$E$1])*[.$I$1]*[.$K$1]" office:value-type="float" office:value="698.406090504119" calcext:value-type="float">
            <text:p>698,41</text:p>
          </table:table-cell>
          <table:table-cell table:style-name="ce2" table:formula="of:=IF([.A321]&lt;&gt;0;[.B321]/[.A321];0)" office:value-type="percentage" office:value="0.0218936078527937" calcext:value-type="percentage">
            <text:p>2,19%</text:p>
          </table:table-cell>
          <table:table-cell table:number-columns-repeated="8"/>
        </table:table-row>
        <table:table-row table:style-name="ro2">
          <table:table-cell table:formula="of:=[.A321]+100" office:value-type="float" office:value="32000" calcext:value-type="float">
            <text:p>32000</text:p>
          </table:table-cell>
          <table:table-cell table:formula="of:=[.A322]/([.A322]*[.$G$1]+[.$E$1])*[.$I$1]*[.$K$1]" office:value-type="float" office:value="698.59375" calcext:value-type="float">
            <text:p>698,59</text:p>
          </table:table-cell>
          <table:table-cell table:style-name="ce2" table:formula="of:=IF([.A322]&lt;&gt;0;[.B322]/[.A322];0)" office:value-type="percentage" office:value="0.0218310546875" calcext:value-type="percentage">
            <text:p>2,18%</text:p>
          </table:table-cell>
          <table:table-cell table:number-columns-repeated="8"/>
        </table:table-row>
        <table:table-row table:style-name="ro2">
          <table:table-cell table:formula="of:=[.A322]+100" office:value-type="float" office:value="32100" calcext:value-type="float">
            <text:p>32100</text:p>
          </table:table-cell>
          <table:table-cell table:formula="of:=[.A323]/([.A323]*[.$G$1]+[.$E$1])*[.$I$1]*[.$K$1]" office:value-type="float" office:value="698.780340211004" calcext:value-type="float">
            <text:p>698,78</text:p>
          </table:table-cell>
          <table:table-cell table:style-name="ce2" table:formula="of:=IF([.A323]&lt;&gt;0;[.B323]/[.A323];0)" office:value-type="percentage" office:value="0.0217688579504986" calcext:value-type="percentage">
            <text:p>2,18%</text:p>
          </table:table-cell>
          <table:table-cell table:number-columns-repeated="8"/>
        </table:table-row>
        <table:table-row table:style-name="ro2">
          <table:table-cell table:formula="of:=[.A323]+100" office:value-type="float" office:value="32200" calcext:value-type="float">
            <text:p>32200</text:p>
          </table:table-cell>
          <table:table-cell table:formula="of:=[.A324]/([.A324]*[.$G$1]+[.$E$1])*[.$I$1]*[.$K$1]" office:value-type="float" office:value="698.965870250355" calcext:value-type="float">
            <text:p>698,97</text:p>
          </table:table-cell>
          <table:table-cell table:style-name="ce2" table:formula="of:=IF([.A324]&lt;&gt;0;[.B324]/[.A324];0)" office:value-type="percentage" office:value="0.0217070146040483" calcext:value-type="percentage">
            <text:p>2,17%</text:p>
          </table:table-cell>
          <table:table-cell table:number-columns-repeated="8"/>
        </table:table-row>
        <table:table-row table:style-name="ro2">
          <table:table-cell table:formula="of:=[.A324]+100" office:value-type="float" office:value="32300" calcext:value-type="float">
            <text:p>32300</text:p>
          </table:table-cell>
          <table:table-cell table:formula="of:=[.A325]/([.A325]*[.$G$1]+[.$E$1])*[.$I$1]*[.$K$1]" office:value-type="float" office:value="699.15034912801" calcext:value-type="float">
            <text:p>699,15</text:p>
          </table:table-cell>
          <table:table-cell table:style-name="ce2" table:formula="of:=IF([.A325]&lt;&gt;0;[.B325]/[.A325];0)" office:value-type="percentage" office:value="0.02164552164483" calcext:value-type="percentage">
            <text:p>2,16%</text:p>
          </table:table-cell>
          <table:table-cell table:number-columns-repeated="8"/>
        </table:table-row>
        <table:table-row table:style-name="ro2">
          <table:table-cell table:formula="of:=[.A325]+100" office:value-type="float" office:value="32400" calcext:value-type="float">
            <text:p>32400</text:p>
          </table:table-cell>
          <table:table-cell table:formula="of:=[.A326]/([.A326]*[.$G$1]+[.$E$1])*[.$I$1]*[.$K$1]" office:value-type="float" office:value="699.333785752119" calcext:value-type="float">
            <text:p>699,33</text:p>
          </table:table-cell>
          <table:table-cell table:style-name="ce2" table:formula="of:=IF([.A326]&lt;&gt;0;[.B326]/[.A326];0)" office:value-type="percentage" office:value="0.0215843761034604" calcext:value-type="percentage">
            <text:p>2,16%</text:p>
          </table:table-cell>
          <table:table-cell table:number-columns-repeated="8"/>
        </table:table-row>
        <table:table-row table:style-name="ro2">
          <table:table-cell table:formula="of:=[.A326]+100" office:value-type="float" office:value="32500" calcext:value-type="float">
            <text:p>32500</text:p>
          </table:table-cell>
          <table:table-cell table:formula="of:=[.A327]/([.A327]*[.$G$1]+[.$E$1])*[.$I$1]*[.$K$1]" office:value-type="float" office:value="699.516188930458" calcext:value-type="float">
            <text:p>699,52</text:p>
          </table:table-cell>
          <table:table-cell table:style-name="ce2" table:formula="of:=IF([.A327]&lt;&gt;0;[.B327]/[.A327];0)" office:value-type="percentage" office:value="0.0215235750440141" calcext:value-type="percentage">
            <text:p>2,15%</text:p>
          </table:table-cell>
          <table:table-cell table:number-columns-repeated="8"/>
        </table:table-row>
        <table:table-row table:style-name="ro2">
          <table:table-cell table:formula="of:=[.A327]+100" office:value-type="float" office:value="32600" calcext:value-type="float">
            <text:p>32600</text:p>
          </table:table-cell>
          <table:table-cell table:formula="of:=[.A328]/([.A328]*[.$G$1]+[.$E$1])*[.$I$1]*[.$K$1]" office:value-type="float" office:value="699.69756737184" calcext:value-type="float">
            <text:p>699,7</text:p>
          </table:table-cell>
          <table:table-cell table:style-name="ce2" table:formula="of:=IF([.A328]&lt;&gt;0;[.B328]/[.A328];0)" office:value-type="percentage" office:value="0.0214631155635534" calcext:value-type="percentage">
            <text:p>2,15%</text:p>
          </table:table-cell>
          <table:table-cell table:number-columns-repeated="8"/>
        </table:table-row>
        <table:table-row table:style-name="ro2">
          <table:table-cell table:formula="of:=[.A328]+100" office:value-type="float" office:value="32700" calcext:value-type="float">
            <text:p>32700</text:p>
          </table:table-cell>
          <table:table-cell table:formula="of:=[.A329]/([.A329]*[.$G$1]+[.$E$1])*[.$I$1]*[.$K$1]" office:value-type="float" office:value="699.8779296875" calcext:value-type="float">
            <text:p>699,88</text:p>
          </table:table-cell>
          <table:table-cell table:style-name="ce2" table:formula="of:=IF([.A329]&lt;&gt;0;[.B329]/[.A329];0)" office:value-type="percentage" office:value="0.0214029947916667" calcext:value-type="percentage">
            <text:p>2,14%</text:p>
          </table:table-cell>
          <table:table-cell table:number-columns-repeated="8"/>
        </table:table-row>
        <table:table-row table:style-name="ro2" table:number-rows-repeated="6520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7:43:15.324064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0:31:41.23</meta:creation-date>
    <dc:date>2017-10-17T21:18:20.307025935</dc:date>
    <meta:editing-duration>PT3H43M20S</meta:editing-duration>
    <meta:editing-cycles>5</meta:editing-cycles>
    <meta:generator>LibreOffice/4.3.3.2$Linux_X86_64 LibreOffice_project/430m0$Build-2</meta:generator>
    <dc:creator>Pascal lemaitre</dc:creator>
    <meta:document-statistic meta:table-count="3" meta:cell-count="9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17cm" svg:height="7.002cm" xlink:href=".." xlink:type="simple" chart:class="chart:line" chart:style-name="ch1">
        <chart:legend chart:legend-position="end" svg:x="14.182cm" svg:y="3.241cm" style:legend-expansion="high" chart:style-name="ch2"/>
        <chart:plot-area chart:style-name="ch3" table:cell-range-address="Feuille1.A2:Feuille1.B329" chart:data-source-has-labels="column" svg:x="0.336cm" svg:y="0.14cm" svg:width="13.51cm" svg:height="6.722cm">
          <chartooo:coordinate-region svg:x="1.063cm" svg:y="0.3cm" svg:width="12.74cm" svg:height="5.518cm"/>
          <chart:axis chart:dimension="x" chart:name="primary-x" chart:style-name="ch4" chartooo:axis-type="text">
            <chart:categories table:cell-range-address="Feuille1.A2:Feuille1.A3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329" chart:class="chart:line">
            <chart:data-point chart:repeated="3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2:Feuille1.A329</svg:desc>
                </draw:g>
              </table:table-cell>
              <table:table-cell office:value-type="float" office:value="0">
                <text:p>0</text:p>
                <draw:g>
                  <svg:desc>Feuille1.B2:Feuille1.B32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6479649697581">
                <text:p>24.64796496975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7.7554321289063">
                <text:p>47.75543212890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9.4624467329546">
                <text:p>69.46244673295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9.892578125">
                <text:p>89.8925781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9.1552734375">
                <text:p>109.155273437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7.347819010417">
                <text:p>127.34781901041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4.556983741554">
                <text:p>144.55698374155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0.860402960526">
                <text:p>160.86040296052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76.327749399038">
                <text:p>176.3277493990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1.021728515625">
                <text:p>191.02172851562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04.99892816311">
                <text:p>204.9989281631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18.310546875">
                <text:p>218.3105468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31.003020530523">
                <text:p>231.00302053052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43.118563565341">
                <text:p>243.1185635653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54.695638020833">
                <text:p>254.69563802083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65.769361413043">
                <text:p>265.76936141304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76.371862533245">
                <text:p>276.37186253324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86.532592773437">
                <text:p>286.53259277343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96.278599330357">
                <text:p>296.2785993303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05.634765625">
                <text:p>305.63476562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14.6240234375">
                <text:p>314.624023437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23.267540564904">
                <text:p>323.2675405649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31.58488723467">
                <text:p>331.5848872346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39.594184027778">
                <text:p>339.59418402777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47.312233664773">
                <text:p>347.31223366477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54.754638671875">
                <text:p>354.75463867187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361.935906661184">
                <text:p>361.93590666118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68.869544719828">
                <text:p>368.86954471982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75.568144200212">
                <text:p>375.56814420021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82.04345703125">
                <text:p>382.0434570312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88.306464523566">
                <text:p>388.30646452356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94.367439516129">
                <text:p>394.36743951612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400.236002604167">
                <text:p>400.23600260416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405.921173095703">
                <text:p>405.92117309570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411.431415264423">
                <text:p>411.43141526442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416.774680397727">
                <text:p>416.77468039772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421.958445079291">
                <text:p>421.95844507929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26.98974609375">
                <text:p>426.9897460937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431.875212296196">
                <text:p>431.87521229619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36.62109375">
                <text:p>436.6210937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41.233288402289">
                <text:p>441.23328840228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45.717366536458">
                <text:p>445.71736653645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50.078593214897">
                <text:p>450.07859321489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54.321948902027">
                <text:p>454.32194890202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58.4521484375">
                <text:p>458.452148437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62.473658511513">
                <text:p>462.47365851151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466.390713778409">
                <text:p>466.39071377840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70.207331730769">
                <text:p>470.207331730769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73.927326443829">
                <text:p>473.9273264438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77.554321289063">
                <text:p>477.554321289063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81.091760706019">
                <text:p>481.09176070601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84.542921112805">
                <text:p>484.542921112805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87.910921027861">
                <text:p>487.91092102786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91.19873046875">
                <text:p>491.1987304687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94.4091796875">
                <text:p>494.4091796875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97.544967296512">
                <text:p>497.544967296512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00.608667834052">
                <text:p>500.608667834052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03.60273881392">
                <text:p>503.6027388139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06.529527299859">
                <text:p>506.52952729985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09.391276041667">
                <text:p>509.39127604166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512.190129206731">
                <text:p>512.19012920673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14.928137737772">
                <text:p>514.928137737772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17.607264364919">
                <text:p>517.60726436491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20.229388297872">
                <text:p>520.22938829787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22.796309621711">
                <text:p>522.79630962171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525.309753417969">
                <text:p>525.30975341796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27.771373630799">
                <text:p>527.77137363079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30.182756696429">
                <text:p>530.182756696429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32.545424952652">
                <text:p>532.54542495265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34.86083984375">
                <text:p>534.8608398437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37.130404935025">
                <text:p>537.130404935025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39.35546875">
                <text:p>539.3554687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41.537327442354">
                <text:p>541.53732744235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43.677227313702">
                <text:p>543.67722731370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45.7763671875">
                <text:p>545.7763671875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47.835900648585">
                <text:p>547.835900648585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49.856938157126">
                <text:p>549.85693815712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51.840549045139">
                <text:p>551.84054904513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553.787763403096">
                <text:p>553.78776340309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55.699573863636">
                <text:p>555.69957386363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557.576937288851">
                <text:p>557.576937288851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559.420776367188">
                <text:p>559.420776367188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561.231981125553">
                <text:p>561.231981125553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63.011410361842">
                <text:p>563.01141036184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64.759893002717">
                <text:p>564.759893002717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566.478229391164">
                <text:p>566.478229391164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568.167192508013">
                <text:p>568.167192508013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569.827529131356">
                <text:p>569.827529131356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571.4599609375">
                <text:p>571.459960937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73.065185546875">
                <text:p>573.065185546875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574.643877518079">
                <text:p>574.643877518079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76.196689293033">
                <text:p>576.19668929303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577.724252096037">
                <text:p>577.724252096037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579.227176789315">
                <text:p>579.22717678931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80.7060546875">
                <text:p>580.706054687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582.161458333333">
                <text:p>582.161458333333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583.593942236713">
                <text:p>583.593942236713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585.004043579102">
                <text:p>585.004043579102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586.392282885174">
                <text:p>586.3922828851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7.759164663462">
                <text:p>587.759164663462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589.105178017653">
                <text:p>589.105178017653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590.430797230114">
                <text:p>590.430797230114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591.736482319079">
                <text:p>591.736482319079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593.022679570896">
                <text:p>593.022679570896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594.289822048611">
                <text:p>594.289822048611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595.538330078125">
                <text:p>595.538330078125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596.768611713048">
                <text:p>596.768611713048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597.981063179348">
                <text:p>597.981063179348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599.176069300809">
                <text:p>599.17606930080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600.35400390625">
                <text:p>600.35400390625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601.515230219415">
                <text:p>601.515230219415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602.660101232394">
                <text:p>602.660101232394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603.788960063374">
                <text:p>603.788960063374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604.902140299479">
                <text:p>604.902140299479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605.999966325431">
                <text:p>605.999966325431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607.082753638699">
                <text:p>607.082753638699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608.150809151786">
                <text:p>608.150809151786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609.204431482264">
                <text:p>609.204431482264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610.243911231124">
                <text:p>610.24391123112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611.26953125">
                <text:p>611.26953125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612.281566897765">
                <text:p>612.281566897765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613.280286287007">
                <text:p>613.280286287007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614.265950520833">
                <text:p>614.265950520833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615.238813920455">
                <text:p>615.238813920455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616.199124243952">
                <text:p>616.199124243952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617.147122896635">
                <text:p>617.147122896635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618.08304513336">
                <text:p>618.08304513336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619.007120253165">
                <text:p>619.007120253165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619.919571786557">
                <text:p>619.91957178655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620.820617675781">
                <text:p>620.820617675781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621.71047044837">
                <text:p>621.71047044837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622.589337384259">
                <text:p>622.589337384259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623.457420676764">
                <text:p>623.457420676764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624.314917587652">
                <text:p>624.314917587652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625.162020596591">
                <text:p>625.162020596591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625.998917545181">
                <text:p>625.998917545181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626.825791775823">
                <text:p>626.825791775823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627.642822265625">
                <text:p>627.642822265625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628.450183755547">
                <text:p>628.45018375554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629.248046875">
                <text:p>629.248046875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630.036578262061">
                <text:p>630.036578262061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630.815940679506">
                <text:p>630.815940679506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631.586293126806">
                <text:p>631.586293126806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632.347790948276">
                <text:p>632.347790948276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633.1005859375">
                <text:p>633.1005859375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633.84482643821">
                <text:p>633.84482643821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634.580657441737">
                <text:p>634.580657441737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635.30822068118">
                <text:p>635.30822068118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636.027654722416">
                <text:p>636.0276547224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636.739095052083">
                <text:p>636.739095052083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637.442674162638">
                <text:p>637.442674162638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638.138521634615">
                <text:p>638.138521634615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638.826764216189">
                <text:p>638.826764216189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639.507525900136">
                <text:p>639.507525900136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640.180927998311">
                <text:p>640.180927998311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640.84708921371">
                <text:p>640.84708921371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641.506125710227">
                <text:p>641.506125710227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642.158151180186">
                <text:p>642.158151180186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642.803276909722">
                <text:p>642.80327690972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43.441611842105">
                <text:p>643.441611842105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644.073262639071">
                <text:p>644.073262639071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644.698333740234">
                <text:p>644.698333740234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645.316927420661">
                <text:p>645.316927420661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645.929143846649">
                <text:p>645.929143846649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646.535081129808">
                <text:p>646.535081129808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647.134835379464">
                <text:p>647.134835379464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647.72850075349">
                <text:p>647.72850075349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648.316169507576">
                <text:p>648.316169507576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648.897932043028">
                <text:p>648.89793204302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649.473876953125">
                <text:p>649.473876953125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650.044091068097">
                <text:p>650.044091068097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650.608659498762">
                <text:p>650.608659498762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651.167665678879">
                <text:p>651.167665678879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651.72119140625">
                <text:p>651.72119140625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652.269316882622">
                <text:p>652.269316882622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652.812120752427">
                <text:p>652.812120752427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653.349680140399">
                <text:p>653.349680140399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653.882070688101">
                <text:p>653.882070688101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654.409366589414">
                <text:p>654.40936658941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654.931640625">
                <text:p>654.931640625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655.448964195794">
                <text:p>655.448964195794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655.961407355543">
                <text:p>655.961407355543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656.46903884243">
                <text:p>656.46903884243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656.971926109813">
                <text:p>656.971926109813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657.470135356105">
                <text:p>657.470135356105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657.963731553819">
                <text:p>657.963731553819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658.452778477823">
                <text:p>658.452778477823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658.937338732798">
                <text:p>658.937338732798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659.417473779966">
                <text:p>659.41747377996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659.893243963068">
                <text:p>659.893243963068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660.364708533654">
                <text:p>660.364708533654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660.831925675676">
                <text:p>660.831925675676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661.294952529428">
                <text:p>661.294952529428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661.753845214844">
                <text:p>661.753845214844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662.208658854167">
                <text:p>662.208658854167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662.659447594027">
                <text:p>662.659447594027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663.106264626927">
                <text:p>663.106264626927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663.549162212171">
                <text:p>663.549162212171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663.988191696234">
                <text:p>663.98819169623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64.423403532609">
                <text:p>664.423403532609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664.854847301136">
                <text:p>664.854847301136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665.282571726832">
                <text:p>665.282571726832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665.70662469823">
                <text:p>665.70662469823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666.127053285257">
                <text:p>666.127053285257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666.543903756649">
                <text:p>666.543903756649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666.957221596928">
                <text:p>666.957221596928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667.367051522943">
                <text:p>667.367051522943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667.7734375">
                <text:p>667.7734375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668.176422757584">
                <text:p>668.176422757584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668.576049804688">
                <text:p>668.576049804688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668.972360444761">
                <text:p>668.972360444761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669.365395790289">
                <text:p>669.365395790289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669.755196277006">
                <text:p>669.755196277006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670.141801677766">
                <text:p>670.14180167776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670.525251116071">
                <text:p>670.525251116071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670.905583079268">
                <text:p>670.905583079268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671.282835431427">
                <text:p>671.282835431427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671.657045425907">
                <text:p>671.657045425907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672.02824971762">
                <text:p>672.0282497176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672.396484375">
                <text:p>672.396484375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672.761784891683">
                <text:p>672.761784891683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673.124186197917">
                <text:p>673.124186197917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673.48372267169">
                <text:p>673.48372267169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673.840428149606">
                <text:p>673.840428149606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674.1943359375">
                <text:p>674.1943359375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674.545478820801">
                <text:p>674.545478820801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674.89388907466">
                <text:p>674.89388907466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675.239598473837">
                <text:p>675.239598473837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675.582638302365">
                <text:p>675.58263830236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675.923039362981">
                <text:p>675.923039362981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676.260831986351">
                <text:p>676.260831986351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676.596046040076">
                <text:p>676.596046040076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676.9287109375">
                <text:p>676.9287109375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677.258855646307">
                <text:p>677.258855646307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677.586508696934">
                <text:p>677.586508696934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677.91169819079">
                <text:p>677.91169819079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678.234451808286">
                <text:p>678.234451808286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678.554796816698">
                <text:p>678.554796816698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678.872760077835">
                <text:p>678.87276007783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679.188368055556">
                <text:p>679.188368055556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679.501646823109">
                <text:p>679.501646823109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679.812622070312">
                <text:p>679.812622070312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680.121319110577">
                <text:p>680.121319110577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680.427762887774">
                <text:p>680.427762887774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680.731977982954">
                <text:p>680.731977982954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681.033988620924">
                <text:p>681.033988620924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681.33381867667">
                <text:p>681.33381867667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681.631491681655">
                <text:p>681.631491681655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681.927030829973">
                <text:p>681.92703082997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682.220458984375">
                <text:p>682.220458984375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682.511798682162">
                <text:p>682.511798682162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682.801072140957">
                <text:p>682.801072140957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683.088301264355">
                <text:p>683.088301264355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683.373507647447">
                <text:p>683.373507647447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683.656712582237">
                <text:p>683.656712582237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683.937937062937">
                <text:p>683.937937062937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684.217201791159">
                <text:p>684.217201791159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684.49452718099">
                <text:p>684.49452718099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684.769933363971">
                <text:p>684.76993336397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685.043440193966">
                <text:p>685.043440193966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685.315067251933">
                <text:p>685.315067251933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685.584833850599">
                <text:p>685.584833850599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685.852759039036">
                <text:p>685.852759039036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686.118861607143">
                <text:p>686.118861607143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686.383160090042">
                <text:p>686.383160090042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686.645672772382">
                <text:p>686.645672772382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686.90641769255">
                <text:p>686.90641769255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687.165412646812">
                <text:p>687.165412646812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687.422675193353">
                <text:p>687.42267519335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687.67822265625">
                <text:p>687.67822265625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687.93207212936">
                <text:p>687.93207212936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688.184240480133">
                <text:p>688.184240480133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688.434744353342">
                <text:p>688.434744353342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688.683600174753">
                <text:p>688.683600174753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688.930824154713">
                <text:p>688.930824154713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689.176432291667">
                <text:p>689.176432291667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689.420440375611">
                <text:p>689.420440375611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689.662863991477">
                <text:p>689.662863991477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689.903718522452">
                <text:p>689.90371852245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690.143019153226">
                <text:p>690.143019153226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690.380780873191">
                <text:p>690.380780873191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690.617018479567">
                <text:p>690.617018479567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690.851746580471">
                <text:p>690.851746580471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691.08497959793">
                <text:p>691.08497959793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691.316731770833">
                <text:p>691.316731770833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691.547017157832">
                <text:p>691.547017157832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691.775849640182">
                <text:p>691.775849640182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692.003242924528">
                <text:p>692.003242924528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692.22921054565">
                <text:p>692.2292105456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692.453765869141">
                <text:p>692.453765869141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692.676922094042">
                <text:p>692.676922094042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692.898692255435">
                <text:p>692.898692255435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693.119089226974">
                <text:p>693.119089226974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693.33812572338">
                <text:p>693.33812572338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693.555814302885">
                <text:p>693.555814302885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693.772167369632">
                <text:p>693.772167369632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693.987197176032">
                <text:p>693.987197176032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694.200915825076">
                <text:p>694.200915825076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694.413335272606">
                <text:p>694.41333527260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94.624467329546">
                <text:p>694.624467329546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694.834323664086">
                <text:p>694.834323664086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695.04291580384">
                <text:p>695.04291580384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695.250255137951">
                <text:p>695.250255137951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695.456352919162">
                <text:p>695.456352919162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695.661220265858">
                <text:p>695.661220265858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695.864868164063">
                <text:p>695.864868164063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696.067307469399">
                <text:p>696.067307469399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696.268548909024">
                <text:p>696.268548909024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696.468603083518">
                <text:p>696.46860308351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696.66748046875">
                <text:p>696.66748046875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696.865191417705">
                <text:p>696.865191417705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697.061746162281">
                <text:p>697.061746162281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697.257154815051">
                <text:p>697.257154815051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697.451427371003">
                <text:p>697.451427371003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697.644573709239">
                <text:p>697.644573709239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697.836603594653">
                <text:p>697.836603594653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698.027526679575">
                <text:p>698.027526679575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698.217352505388">
                <text:p>698.217352505388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698.406090504119">
                <text:p>698.406090504119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698.59375">
                <text:p>698.59375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698.780340211004">
                <text:p>698.780340211004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698.965870250355">
                <text:p>698.965870250355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699.15034912801">
                <text:p>699.15034912801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699.333785752119">
                <text:p>699.333785752119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699.516188930458">
                <text:p>699.516188930458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699.69756737184">
                <text:p>699.69756737184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699.8779296875">
                <text:p>699.877929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83cm" svg:height="7.002cm" xlink:href=".." xlink:type="simple" chart:class="chart:line" chart:style-name="ch1">
        <chart:legend chart:legend-position="end" svg:x="14.422cm" svg:y="3.241cm" style:legend-expansion="high" chart:style-name="ch2"/>
        <chart:plot-area chart:style-name="ch3" table:cell-range-address="Feuille1.A2:Feuille1.A329 Feuille1.C2:Feuille1.C329" chart:data-source-has-labels="column" svg:x="0.341cm" svg:y="0.14cm" svg:width="13.74cm" svg:height="6.722cm">
          <chartooo:coordinate-region svg:x="1.571cm" svg:y="0.301cm" svg:width="12.465cm" svg:height="5.517cm"/>
          <chart:axis chart:dimension="x" chart:name="primary-x" chart:style-name="ch4" chartooo:axis-type="text">
            <chart:categories table:cell-range-address="Feuille1.A2:Feuille1.A3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2:Feuille1.C329" chart:class="chart:line">
            <chart:data-point chart:repeated="3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2:Feuille1.A329</svg:desc>
                </draw:g>
              </table:table-cell>
              <table:table-cell office:value-type="float" office:value="0">
                <text:p>0</text:p>
                <draw:g>
                  <svg:desc>Feuille1.C2:Feuille1.C32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46479649697581">
                <text:p>0.2464796496975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38777160644531">
                <text:p>0.2387771606445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31541489109848">
                <text:p>0.2315414891098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247314453125">
                <text:p>0.22473144531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8310546875">
                <text:p>0.21831054687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12246365017361">
                <text:p>0.21224636501736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06509976773649">
                <text:p>0.2065099767736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01075503700658">
                <text:p>0.20107550370065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95919721554487">
                <text:p>0.1959197215544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1021728515625">
                <text:p>0.19102172851562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86362661966463">
                <text:p>0.18636266196646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81925455729167">
                <text:p>0.18192545572916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77694631177326">
                <text:p>0.17769463117732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73656116832386">
                <text:p>0.17365611683238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69797092013889">
                <text:p>0.16979709201388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166105850883152">
                <text:p>0.16610585088315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162571683843085">
                <text:p>0.16257168384308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159184773763021">
                <text:p>0.15918477376302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155936104910714">
                <text:p>0.1559361049107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528173828125">
                <text:p>0.152817382812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149820963541667">
                <text:p>0.14982096354166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146939791165865">
                <text:p>0.14693979116586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144167342275943">
                <text:p>0.14416734227594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141497576678241">
                <text:p>0.14149757667824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38924893465909">
                <text:p>0.13892489346590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36444091796875">
                <text:p>0.13644409179687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34050335800439">
                <text:p>0.13405033580043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31739123114224">
                <text:p>0.13173912311422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29506256620763">
                <text:p>0.1295062566207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27347819010417">
                <text:p>0.12734781901041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125260149846311">
                <text:p>0.12526014984631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12323982484879">
                <text:p>0.1232398248487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121283637152778">
                <text:p>0.12128363715277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119388580322266">
                <text:p>0.11938858032226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117551832932692">
                <text:p>0.11755183293269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115770744554924">
                <text:p>0.11577074455492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114042822994403">
                <text:p>0.11404282299440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11236572265625">
                <text:p>0.1123657226562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110737233922101">
                <text:p>0.11073723392210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091552734375">
                <text:p>0.109155273437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10761787522007">
                <text:p>0.1076178752200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106123182508681">
                <text:p>0.10612318250868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104669440282534">
                <text:p>0.10466944028253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103254988386824">
                <text:p>0.10325498838682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101878255208333">
                <text:p>0.10187825520833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100537751850329">
                <text:p>0.10053775185032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0992320667613636">
                <text:p>0.099232066761363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0979598607772436">
                <text:p>0.097959860777243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096719862539557">
                <text:p>0.09671986253955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955108642578125">
                <text:p>0.0955108642578125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943317177854939">
                <text:p>0.0943317177854939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0931813309832317">
                <text:p>0.0931813309832317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0920586643448795">
                <text:p>0.092058664344879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0909627278645833">
                <text:p>0.0909627278645833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089892578125">
                <text:p>0.089892578125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888473155886628">
                <text:p>0.0888473155886628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0878260820761494">
                <text:p>0.087826082076149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0868280584161932">
                <text:p>0.086828058416193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0858524622542135">
                <text:p>0.085852462254213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848985460069444">
                <text:p>0.084898546006944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839655949519231">
                <text:p>0.083965594951923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0830529254415761">
                <text:p>0.0830529254415761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0821598832325269">
                <text:p>0.082159883232526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812858419215426">
                <text:p>0.081285841921542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0804302014802632">
                <text:p>0.0804302014802632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795923868815104">
                <text:p>0.0795923868815104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078771846810567">
                <text:p>0.078771846810567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0779680524553571">
                <text:p>0.0779680524553571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0771804963699495">
                <text:p>0.077180496369949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7640869140625">
                <text:p>0.0764086914062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756521697091584">
                <text:p>0.0756521697091584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0749104817708333">
                <text:p>0.0749104817708333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0741831955400485">
                <text:p>0.074183195540048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0734698955829327">
                <text:p>0.073469895582932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0.0727701822916667">
                <text:p>0.072770182291666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720836711379717">
                <text:p>0.072083671137971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0.0714099919684579">
                <text:p>0.0714099919684579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0707487883391204">
                <text:p>0.0707487883391204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0.0700997168864679">
                <text:p>0.070099716886467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694624467329545">
                <text:p>0.069462446732954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688366589245495">
                <text:p>0.068836658924549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0682220458984375">
                <text:p>0.0682220458984375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0.0676183109789823">
                <text:p>0.0676183109789823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0670251679002193">
                <text:p>0.067025167900219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0.0664423403532609">
                <text:p>0.066442340353260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658695615571121">
                <text:p>0.065869561557112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0.0653065738514957">
                <text:p>0.065306573851495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0647531283103814">
                <text:p>0.0647531283103814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0.064208984375">
                <text:p>0.06420898437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636739095052083">
                <text:p>0.0636739095052083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631476788481405">
                <text:p>0.063147678848140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626300749231557">
                <text:p>0.0626300749231557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0.0621208873221545">
                <text:p>0.062120887322154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0616199124243952">
                <text:p>0.0616199124243952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0.061126953125">
                <text:p>0.06112695312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606418185763889">
                <text:p>0.0606418185763889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0.0601643239419291">
                <text:p>0.0601643239419291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0596942901611328">
                <text:p>0.0596942901611328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0.0592315437257752">
                <text:p>0.05923154372577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587759164663462">
                <text:p>0.0587759164663462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0583272453482824">
                <text:p>0.0583272453482824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0578853722774621">
                <text:p>0.0578853722774621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0.0574501439144737">
                <text:p>0.0574501439144737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0570214114972015">
                <text:p>0.0570214114972015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0.0565990306712963">
                <text:p>0.0565990306712963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56182861328125">
                <text:p>0.056182861328125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0.0557727674498175">
                <text:p>0.0557727674498175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0553686169610507">
                <text:p>0.0553686169610507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0.0549702815872302">
                <text:p>0.054970281587230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5457763671875">
                <text:p>0.05457763671875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0.0541905612810284">
                <text:p>0.0541905612810284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0538089376100352">
                <text:p>0.0538089376100352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0.053432651333042">
                <text:p>0.053432651333042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0.0530615912543403">
                <text:p>0.0530615912543403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0.0526956492456897">
                <text:p>0.0526956492456897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523347201412671">
                <text:p>0.0523347201412671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0.0519787016369048">
                <text:p>0.0519787016369048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0.0516274941934122">
                <text:p>0.0516274941934122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512810009437919">
                <text:p>0.051281000943791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509391276041667">
                <text:p>0.0509391276041667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0.050601782388245">
                <text:p>0.050601782388245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0.0502688759251645">
                <text:p>0.0502688759251645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0.0499403211805556">
                <text:p>0.0499403211805556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0496160333806818">
                <text:p>0.0496160333806818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0.0492959299395161">
                <text:p>0.0492959299395161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0489799303886218">
                <text:p>0.0489799303886218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0.0486679563097134">
                <text:p>0.0486679563097134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0483599312697785">
                <text:p>0.0483599312697785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0.0480557807586478">
                <text:p>0.048055780758647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0477554321289063">
                <text:p>0.0477554321289063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0474588145380435">
                <text:p>0.0474588145380435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0.0471658588927469">
                <text:p>0.0471658588927469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0.0468764977952454">
                <text:p>0.0468764977952454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0.0465906654916159">
                <text:p>0.0465906654916159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0.0463082978219697">
                <text:p>0.0463082978219697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0460293321724398">
                <text:p>0.0460293321724398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0.0457537074288922">
                <text:p>0.0457537074288922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0.0454813639322917">
                <text:p>0.0454813639322917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0.0452122434356509">
                <text:p>0.045212243435650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0449462890625">
                <text:p>0.0449462890625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0.0446834452668129">
                <text:p>0.0446834452668129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0.0444236577943314">
                <text:p>0.0444236577943314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0.0441668736452312">
                <text:p>0.0441668736452312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0439130410380747">
                <text:p>0.0439130410380747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0.043662109375">
                <text:p>0.043662109375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0434140292080966">
                <text:p>0.0434140292080966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0.0431687522069209">
                <text:p>0.0431687522069209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0429262311271067">
                <text:p>0.0429262311271067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0.0426864197800279">
                <text:p>0.042686419780027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424492730034722">
                <text:p>0.0424492730034722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0.0422147466332873">
                <text:p>0.0422147466332873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0419827974759615">
                <text:p>0.0419827974759615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0.0417533832821038">
                <text:p>0.0417533832821038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041526462720788">
                <text:p>0.041526462720788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0.0413019953547297">
                <text:p>0.0413019953547297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0410799416162634">
                <text:p>0.0410799416162634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0.0408602627840909">
                <text:p>0.0408602627840909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0.0406429209607713">
                <text:p>0.0406429209607713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0.0404278790509259">
                <text:p>0.040427879050925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402151007401316">
                <text:p>0.0402151007401316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0.0400045504744764">
                <text:p>0.0400045504744764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0.0397961934407552">
                <text:p>0.0397961934407552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0.0395899955472798">
                <text:p>0.0395899955472798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0393859234052835">
                <text:p>0.039385923405283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0.0391839443108974">
                <text:p>0.0391839443108974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0389840262276786">
                <text:p>0.0389840262276786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0.03878613776967">
                <text:p>0.03878613776967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0.0385902481849747">
                <text:p>0.0385902481849747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0.0383963273398241">
                <text:p>0.038396327339824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038204345703125">
                <text:p>0.038204345703125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0.0380142743314677">
                <text:p>0.0380142743314677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0378260848545792">
                <text:p>0.0378260848545792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0.0376397494612069">
                <text:p>0.0376397494612069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0.0374552408854167">
                <text:p>0.0374552408854167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0.0372725323932927">
                <text:p>0.0372725323932927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0370915977700243">
                <text:p>0.0370915977700243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0.0369124113073671">
                <text:p>0.0369124113073671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0.0367349477914663">
                <text:p>0.0367349477914663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0.0365591824910287">
                <text:p>0.036559182491028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0363850911458333">
                <text:p>0.0363850911458333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0.0362126499555687">
                <text:p>0.0362126499555687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0.0360418355689859">
                <text:p>0.0360418355689859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0.0358726250733568">
                <text:p>0.0358726250733568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0.035704995984229">
                <text:p>0.035704995984229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0.0355389262354651">
                <text:p>0.0355389262354651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0353743941695602">
                <text:p>0.0353743941695602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0.0352113785282258">
                <text:p>0.0352113785282258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0.035049858443234">
                <text:p>0.035049858443234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0.0348898134275114">
                <text:p>0.0348898134275114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0347312233664773">
                <text:p>0.0347312233664773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0.0345740685096154">
                <text:p>0.0345740685096154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.0344183294622748">
                <text:p>0.0344183294622748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0.0342639871776906">
                <text:p>0.0342639871776906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0.0341110229492187">
                <text:p>0.0341110229492187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0.0339594184027778">
                <text:p>0.0339594184027778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0338091554894911">
                <text:p>0.0338091554894911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0.0336602164785242">
                <text:p>0.0336602164785242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0.0335125839501096">
                <text:p>0.0335125839501096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0.0333662407887555">
                <text:p>0.033366240788755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332211701766304">
                <text:p>0.0332211701766304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0.0330773555871212">
                <text:p>0.0330773555871212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0.032934780778556">
                <text:p>0.032934780778556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0.0327934297880901">
                <text:p>0.0327934297880901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0.0326532869257479">
                <text:p>0.0326532869257479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0.032514336768617">
                <text:p>0.032514336768617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0323765641551907">
                <text:p>0.0323765641551907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0.0322399541798523">
                <text:p>0.0322399541798523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0.0321044921875">
                <text:p>0.0321044921875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0.0319701637683054">
                <text:p>0.0319701637683054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318369547526042">
                <text:p>0.0318369547526042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0.0317048512059129">
                <text:p>0.0317048512059129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0.0315738394240702">
                <text:p>0.0315738394240702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0.0314439059284979">
                <text:p>0.0314439059284979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0.0313150374615779">
                <text:p>0.0313150374615779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0.0311872209821429">
                <text:p>0.0311872209821429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0310604436610772">
                <text:p>0.0310604436610772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0.0309346928770243">
                <text:p>0.0309346928770243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0.0308099562121976">
                <text:p>0.0308099562121976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0.0306862214482932">
                <text:p>0.030686221448293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0305634765625">
                <text:p>0.0305634765625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0.0304417097236056">
                <text:p>0.0304417097236056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0.0303209092881944">
                <text:p>0.0303209092881944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0.0302010637969368">
                <text:p>0.0302010637969368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0.0300821619709646">
                <text:p>0.0300821619709646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0.0299641927083333">
                <text:p>0.0299641927083333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0298471450805664">
                <text:p>0.0298471450805664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0.0297310083292802">
                <text:p>0.0297310083292802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0.0296157718628876">
                <text:p>0.0296157718628876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0.0295014252533784">
                <text:p>0.029501425253378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0293879582331731">
                <text:p>0.0293879582331731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0.0292753606920498">
                <text:p>0.0292753606920498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0.0291636226741412">
                <text:p>0.0291636226741412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0.029052734375">
                <text:p>0.029052734375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0.0289426861387311">
                <text:p>0.0289426861387311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0.0288334684551887">
                <text:p>0.0288334684551887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0287250719572368">
                <text:p>0.0287250719572368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0.0286174874180712">
                <text:p>0.0286174874180712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0.0285107057486007">
                <text:p>0.0285107057486007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0.0284047179948885">
                <text:p>0.028404717994888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0282995153356481">
                <text:p>0.0282995153356481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0.028195089079797">
                <text:p>0.028195089079797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0.0280914306640625">
                <text:p>0.0280914306640625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0.027988531650641">
                <text:p>0.027988531650641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0.0278863837249088">
                <text:p>0.0278863837249088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0.0277849786931818">
                <text:p>0.0277849786931818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0276843084805254">
                <text:p>0.0276843084805254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0.0275843651286101">
                <text:p>0.0275843651286101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0.0274851407936151">
                <text:p>0.0274851407936151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0.0273866277441756">
                <text:p>0.027386627744175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27288818359375">
                <text:p>0.027288818359375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0.0271917051267794">
                <text:p>0.0271917051267794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0.0270952806405142">
                <text:p>0.0270952806405142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0.0269995375993816">
                <text:p>0.0269995375993816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0269044688050176">
                <text:p>0.0269044688050176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0.0268100671600877">
                <text:p>0.0268100671600877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26716325666521">
                <text:p>0.026716325666521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0.0266232374237805">
                <text:p>0.0266232374237805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0.0265307956271701">
                <text:p>0.0265307956271701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0.0264389935661765">
                <text:p>0.026438993566176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0263478246228448">
                <text:p>0.0263478246228448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026257282270189">
                <text:p>0.026257282270189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0.0261673600706336">
                <text:p>0.0261673600706336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0.0260780516744881">
                <text:p>0.0260780516744881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0.0259893508184524">
                <text:p>0.0259893508184524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0.0259012513241525">
                <text:p>0.0259012513241525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0258137470967061">
                <text:p>0.0258137470967061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0.0257268321233165">
                <text:p>0.0257268321233165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0.025640500471896">
                <text:p>0.025640500471896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0.0255547462897157">
                <text:p>0.025554746289715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0254695638020833">
                <text:p>0.0254695638020833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0.0253849473110465">
                <text:p>0.0253849473110465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0.0253008911941225">
                <text:p>0.0253008911941225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0.0252173899030528">
                <text:p>0.0252173899030528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0.0251344379625822">
                <text:p>0.0251344379625822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0.0250520299692623">
                <text:p>0.0250520299692623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0249701605902778">
                <text:p>0.0249701605902778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0.0248888245622964">
                <text:p>0.0248888245622964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0.0248080166903409">
                <text:p>0.0248080166903409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0.0247277318466829">
                <text:p>0.0247277318466829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0246479649697581">
                <text:p>0.0246479649697581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0.0245687110631029">
                <text:p>0.0245687110631029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0.0244899651943109">
                <text:p>0.0244899651943109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0.0244117224940096">
                <text:p>0.0244117224940096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0.0243339781548567">
                <text:p>0.0243339781548567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0.0242567274305556">
                <text:p>0.0242567274305556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0241799656348892">
                <text:p>0.0241799656348892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0.0241036881407729">
                <text:p>0.0241036881407729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0.0240278903793239">
                <text:p>0.0240278903793239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0.0239525678389498">
                <text:p>0.023952567838949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0238777160644531">
                <text:p>0.0238777160644531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0.0238033306561526">
                <text:p>0.0238033306561526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0.0237294072690217">
                <text:p>0.0237294072690217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0.0236559416118421">
                <text:p>0.0236559416118421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0.0235829294463735">
                <text:p>0.0235829294463735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0.0235103665865385">
                <text:p>0.0235103665865385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0234382488976227">
                <text:p>0.0234382488976227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0.0233665722954893">
                <text:p>0.0233665722954893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0.0232953327458079">
                <text:p>0.0232953327458079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0.0232245262632979">
                <text:p>0.023224526263297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231541489109848">
                <text:p>0.0231541489109848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0.0230841967994713">
                <text:p>0.0230841967994713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0230146660862199">
                <text:p>0.0230146660862199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0.0229455529748498">
                <text:p>0.0229455529748498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0.0228768537144461">
                <text:p>0.0228768537144461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0.0228085645988806">
                <text:p>0.0228085645988806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0227406819661458">
                <text:p>0.0227406819661458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0.0226732021977003">
                <text:p>0.0226732021977003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0226061217178254">
                <text:p>0.0226061217178254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0.0225394369929941">
                <text:p>0.022539436992994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02247314453125">
                <text:p>0.02247314453125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0.0224072408815982">
                <text:p>0.0224072408815982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0.0223417226334064">
                <text:p>0.0223417226334064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0.0222765864158163">
                <text:p>0.0222765864158163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0.0222118288971657">
                <text:p>0.0222118288971657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0.0221474467844203">
                <text:p>0.0221474467844203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220834368226156">
                <text:p>0.0220834368226156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0.0220197957943084">
                <text:p>0.0220197957943084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0.0219565205190374">
                <text:p>0.0219565205190374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0.0218936078527937">
                <text:p>0.021893607852793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0218310546875">
                <text:p>0.0218310546875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0.0217688579504986">
                <text:p>0.0217688579504986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0.0217070146040483">
                <text:p>0.0217070146040483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0.02164552164483">
                <text:p>0.02164552164483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0.0215843761034604">
                <text:p>0.0215843761034604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0.0215235750440141">
                <text:p>0.0215235750440141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0214631155635534">
                <text:p>0.0214631155635534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0.0214029947916667">
                <text:p>0.021402994791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